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5118in"/>
    </style:style>
    <style:style style:name="co3" style:family="table-column">
      <style:table-column-properties fo:break-before="auto" style:column-width="0.636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6.0055in"/>
    </style:style>
    <style:style style:name="co6" style:family="table-column">
      <style:table-column-properties fo:break-before="auto" style:column-width="8.2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ki-ter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visibility="collapse" table:default-cell-style-name="ce2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efinition_Short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abandonment</text:p>
          </table:table-cell>
          <table:table-cell office:value-type="string" calcext:value-type="string">
            <text:p>ebastabiils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kõik elu jooksul loodud tähtsad suhted katkevad ning sellest tulenev pidev mure hülgamise ees, the feeling that important relationships whi...</text:p>
          </table:table-cell>
          <table:table-cell office:value-type="string" calcext:value-type="string">
            <text:p><text:a xlink:href="https://sonaveeb.ee/search/unif/dlall/skt/abandonment" xlink:type="simple">https://sonaveeb.ee/search/unif/dlall/skt/abandonment</text:a></text:p>
          </table:table-cell>
        </table:table-row>
        <table:table-row table:style-name="ro2">
          <table:table-cell office:value-type="string" calcext:value-type="string">
            <text:p>ABCEF links</text:p>
          </table:table-cell>
          <table:table-cell office:value-type="string" calcext:value-type="string">
            <text:p>ahelanalüüsi lüli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petsiifilise probleemkäitumiseni viinud sündmused, mõtted, emotsioonid, kehalised aistingud ning käitumised, mida kaardistatakse ahelanalüüsis</text:p>
          </table:table-cell>
          <table:table-cell office:value-type="string" calcext:value-type="string">
            <text:p>https://sonaveeb.ee/search/unif/dlall/dkt/ABCEF%20links</text:p>
          </table:table-cell>
        </table:table-row>
        <table:table-row table:style-name="ro1">
          <table:table-cell office:value-type="string" calcext:value-type="string">
            <text:p>abortion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aseduse või tiinuse katkemine või katkestamine enne loote ellujäämisvõime saavutamist</text:p>
          </table:table-cell>
          <table:table-cell office:value-type="string" calcext:value-type="string">
            <text:p>https://sonaveeb.ee/search/unif/dlall/TAI/abortion</text:p>
          </table:table-cell>
        </table:table-row>
        <table:table-row table:style-name="ro3">
          <table:table-cell office:value-type="string" calcext:value-type="string">
            <text:p>abortion card</text:p>
          </table:table-cell>
          <table:table-cell office:value-type="string" calcext:value-type="string">
            <text:p>raseduse katkemise või katkestamise andmekaar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tsiinilisele raseduse katkemise ning katkestamise registrile esitatav andmekaart, mis täidetakse iga enne 22. (s.o kuni 21+6 kaasa arvatud) täisnä…</text:p>
          </table:table-cell>
          <table:table-cell office:value-type="string" calcext:value-type="string">
            <text:p>https://sonaveeb.ee/search/unif/dlall/TAI/abortion%20card</text:p>
          </table:table-cell>
        </table:table-row>
        <table:table-row table:style-name="ro1">
          <table:table-cell office:value-type="string" calcext:value-type="string">
            <text:p>abortion rate</text:p>
          </table:table-cell>
          <table:table-cell office:value-type="string" calcext:value-type="string">
            <text:p>abortiivs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bortide arv aastakeskmise fertiilses eas (15-49aastaste) naiste kohta teatud ajavahemikul</text:p>
          </table:table-cell>
          <table:table-cell office:value-type="string" calcext:value-type="string">
            <text:p>https://sonaveeb.ee/search/unif/dlall/TAI/abortion%20rate</text:p>
          </table:table-cell>
        </table:table-row>
        <table:table-row table:style-name="ro1">
          <table:table-cell office:value-type="string" calcext:value-type="string">
            <text:p>abortion ratio</text:p>
          </table:table-cell>
          <table:table-cell office:value-type="string" calcext:value-type="string">
            <text:p>abordimäär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dutseeritud abortide arv elussündide kohta teatud ajavahemikul</text:p>
          </table:table-cell>
          <table:table-cell office:value-type="string" calcext:value-type="string">
            <text:p>https://sonaveeb.ee/search/unif/dlall/TAI/abortion%20ratio</text:p>
          </table:table-cell>
        </table:table-row>
        <table:table-row table:style-name="ro2">
          <table:table-cell office:value-type="string" calcext:value-type="string">
            <text:p>abuse</text:p>
          </table:table-cell>
          <table:table-cell office:value-type="string" calcext:value-type="string">
            <text:p>hirm saada väärkoheldud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saadakse teiste poolt kuritarvitatud, alandatud või muul moel halvasti koheldud ning sellest tulenev pidev kahtlus, et teised teevad neile ...</text:p>
          </table:table-cell>
          <table:table-cell office:value-type="string" calcext:value-type="string">
            <text:p>https://sonaveeb.ee/search/unif/dlall/skt/abuse</text:p>
          </table:table-cell>
        </table:table-row>
        <table:table-row table:style-name="ro2">
          <table:table-cell office:value-type="string" calcext:value-type="string">
            <text:p>accepta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he act of approving (signing-off) deliverables if they meet the defined acceptance criteria, tulemite heakskiitmine (nõusoleku andmine), kui need vas...</text:p>
          </table:table-cell>
          <table:table-cell office:value-type="string" calcext:value-type="string">
            <text:p>https://sonaveeb.ee/search/unif/dlall/dkt/acceptance</text:p>
          </table:table-cell>
        </table:table-row>
        <table:table-row table:style-name="ro1">
          <table:table-cell office:value-type="string" calcext:value-type="string">
            <text:p>action plan</text:p>
          </table:table-cell>
          <table:table-cell office:value-type="string" calcext:value-type="string">
            <text:p>tegevusplaan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gevuse aluseks olev kava, sellega seotud ülesanded</text:p>
          </table:table-cell>
          <table:table-cell office:value-type="string" calcext:value-type="string">
            <text:p>https://sonaveeb.ee/search/unif/dlall/TAI/action%20plan</text:p>
          </table:table-cell>
        </table:table-row>
        <table:table-row table:style-name="ro2">
          <table:table-cell office:value-type="string" calcext:value-type="string">
            <text:p>active passivity</text:p>
          </table:table-cell>
          <table:table-cell office:value-type="string" calcext:value-type="string">
            <text:p>aktiivne passiivsu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probleemilahenduse stiil, millele on omane passiivsus endapoolsel lahenduste leidmisel ning ootused ja püüdlused, et teised inimesed võtavad probleemi...</text:p>
          </table:table-cell>
          <table:table-cell office:value-type="string" calcext:value-type="string">
            <text:p>https://sonaveeb.ee/search/unif/dlall/dkt/active%20passivity</text:p>
          </table:table-cell>
        </table:table-row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rgas, teotahteline olek</text:p>
          </table:table-cell>
          <table:table-cell office:value-type="string" calcext:value-type="string">
            <text:p>https://sonaveeb.ee/search/unif/dlall/TAI/activity</text:p>
          </table:table-cell>
        </table:table-row>
        <table:table-row table:style-name="ro1">
          <table:table-cell office:value-type="string" calcext:value-type="string">
            <text:p>activity limitation</text:p>
          </table:table-cell>
          <table:table-cell office:value-type="string" calcext:value-type="string">
            <text:p>tegutsemispiira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akistus, millega inimene ülesande või toimingu sooritamisel kokku puutub</text:p>
          </table:table-cell>
          <table:table-cell office:value-type="string" calcext:value-type="string">
            <text:p>https://sonaveeb.ee/search/unif/dlall/TAI/activity%20limitation</text:p>
          </table:table-cell>
        </table:table-row>
        <table:table-row table:style-name="ro2">
          <table:table-cell office:value-type="string" calcext:value-type="string">
            <text:p>adaptive denial</text:p>
          </table:table-cell>
          <table:table-cell office:value-type="string" calcext:value-type="string">
            <text:p>eesmärgipärane eit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Järjekindel enese veenmine, et inimene ei soovi sõltuvusega kooskõlaliselt käituda, kui selleks tung tekib, või et sõltuvuskäitumine ei ole valikute h...</text:p>
          </table:table-cell>
          <table:table-cell office:value-type="string" calcext:value-type="string">
            <text:p>https://sonaveeb.ee/search/unif/dlall/dkt/adaptive%20denial</text:p>
          </table:table-cell>
        </table:table-row>
        <table:table-row table:style-name="ro2">
          <table:table-cell office:value-type="string" calcext:value-type="string">
            <text:p>addict mind</text:p>
          </table:table-cell>
          <table:table-cell office:value-type="string" calcext:value-type="string">
            <text:p>sõltlase meel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olmest meeleseisundist dialektilises käitumisteraapias, mis on seotud sõltuvuskäitumisega. Sõltlase meele seisundis on inimene sõltuvusele järele...</text:p>
          </table:table-cell>
          <table:table-cell office:value-type="string" calcext:value-type="string">
            <text:p>https://sonaveeb.ee/search/unif/dlall/dkt/addict%20mind</text:p>
          </table:table-cell>
        </table:table-row>
        <table:table-row table:style-name="ro2">
          <table:table-cell office:value-type="string" calcext:value-type="string">
            <text:p>additional screening method</text:p>
          </table:table-cell>
          <table:table-cell office:value-type="string" calcext:value-type="string">
            <text:p>sõeluuringu lisa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õeluuringu esmasuuringu järel tehtav uuring, millega täpsustatakse esmasuuringul avastatud patoloogiat või leidu</text:p>
          </table:table-cell>
          <table:table-cell office:value-type="string" calcext:value-type="string">
            <text:p>https://sonaveeb.ee/search/unif/dlall/TAI/additional%20screening%20method</text:p>
          </table:table-cell>
        </table:table-row>
        <table:table-row table:style-name="ro3">
          <table:table-cell office:value-type="string" calcext:value-type="string">
            <text:p>additional screening method for breast cancer</text:p>
          </table:table-cell>
          <table:table-cell office:value-type="string" calcext:value-type="string">
            <text:p>rinnavähi sõeluuringu lisa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innavähi sõeluuringu esmasuuringu ehk mammograafia leiu täpsustamiseks tehtav ultraheliuuring, MRT uuring, tomograafiline või histoloogiline uuring</text:p>
          </table:table-cell>
          <table:table-cell office:value-type="string" calcext:value-type="string">
            <text:p>https://sonaveeb.ee/search/unif/dlall/TAI/additional%20screening%20method%20for%20breast%20cancer</text:p>
          </table:table-cell>
        </table:table-row>
        <table:table-row table:style-name="ro3">
          <table:table-cell office:value-type="string" calcext:value-type="string">
            <text:p>additional screening method for colorectal cancer</text:p>
          </table:table-cell>
          <table:table-cell office:value-type="string" calcext:value-type="string">
            <text:p>jämesoolevähi sõeluuringu lisa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ämesoolevähi sõeluuringu esmasuuringu ehk peitveretesti leiu täpsustamiseks tehtav sõelkoloskoopia, kus uuritakse kaebusteta inimese jämesoolt kogu u...</text:p>
          </table:table-cell>
          <table:table-cell office:value-type="string" calcext:value-type="string">
            <text:p>https://sonaveeb.ee/search/unif/dlall/TAI/additional%20screening%20method%20for%20colorectal%20cancer</text:p>
          </table:table-cell>
        </table:table-row>
        <table:table-row table:style-name="ro3">
          <table:table-cell office:value-type="string" calcext:value-type="string">
            <text:p>additional screening methor for cervical cancer</text:p>
          </table:table-cell>
          <table:table-cell office:value-type="string" calcext:value-type="string">
            <text:p>emakakaelavähi sõeluuringu lisa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makakaelavähi sõeluuringu esmasuuringu ehk HPV uuringu leiu täpsustamiseks tehtav LBC uuring või kolposkoopia</text:p>
          </table:table-cell>
          <table:table-cell office:value-type="string" calcext:value-type="string">
            <text:p>https://sonaveeb.ee/search/unif/dlall/TAI/additional%20screening%20methor%20for%20cervical%20cancer</text:p>
          </table:table-cell>
        </table:table-row>
        <table:table-row table:style-name="ro2">
          <table:table-cell office:value-type="string" calcext:value-type="string">
            <text:p>adopt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õigustoiming, mille tulemusel tekivad lapsendaja ja lapsendatu vahel samasugused õigused ja kohustused nagu vanema ja lapse vahel, üks asendushoolduse...</text:p>
          </table:table-cell>
          <table:table-cell office:value-type="string" calcext:value-type="string">
            <text:p>https://sonaveeb.ee/search/unif/dlall/TAI/adopting</text:p>
          </table:table-cell>
        </table:table-row>
        <table:table-row table:style-name="ro1">
          <table:table-cell office:value-type="string" calcext:value-type="string">
            <text:p>adoption</text:p>
          </table:table-cell>
          <table:table-cell office:value-type="string" calcext:value-type="string">
            <text:p>lapsendamin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õõra lapse oma seaduslikuks lapseks võtmine</text:p>
          </table:table-cell>
          <table:table-cell office:value-type="string" calcext:value-type="string">
            <text:p>https://sonaveeb.ee/search/unif/dlall/TAI/adoption</text:p>
          </table:table-cell>
        </table:table-row>
        <table:table-row table:style-name="ro2">
          <table:table-cell office:value-type="string" calcext:value-type="string">
            <text:p>affect</text:p>
          </table:table-cell>
          <table:table-cell office:value-type="string" calcext:value-type="string">
            <text:p>afekt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äga tugev lühiajaline emotsionaalne reaktsioon, tormiline tundepuhang (nt raev, vaimustus, meeleheide)</text:p>
          </table:table-cell>
          <table:table-cell office:value-type="string" calcext:value-type="string">
            <text:p>https://sonaveeb.ee/search/unif/dlall/dkt/affect</text:p>
          </table:table-cell>
        </table:table-row>
        <table:table-row table:style-name="ro2">
          <table:table-cell office:value-type="string" calcext:value-type="string">
            <text:p>affect bridge</text:p>
          </table:table-cell>
          <table:table-cell office:value-type="string" calcext:value-type="string">
            <text:p>afektisild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rapeutiline tehnika, millega käesoleval hetkel esinevaid emotsioone kasutatakse „sillana“, et jõuda mälestusteni varajastest kogemustest lapsepõlves...</text:p>
          </table:table-cell>
          <table:table-cell office:value-type="string" calcext:value-type="string">
            <text:p>https://sonaveeb.ee/search/unif/dlall/skt/affect%20bridge</text:p>
          </table:table-cell>
        </table:table-row>
        <table:table-row table:style-name="ro1">
          <table:table-cell office:value-type="string" calcext:value-type="string">
            <text:p>age group</text:p>
          </table:table-cell>
          <table:table-cell office:value-type="string" calcext:value-type="string">
            <text:p>vanuserühm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nuse järgi eristatud inimeste vm asjaosaliste hulk (nt võistlustel, millegi ülevaates)</text:p>
          </table:table-cell>
          <table:table-cell office:value-type="string" calcext:value-type="string">
            <text:p>https://sonaveeb.ee/search/unif/dlall/TAI/age%20group</text:p>
          </table:table-cell>
        </table:table-row>
        <table:table-row table:style-name="ro2">
          <table:table-cell office:value-type="string" calcext:value-type="string">
            <text:p>age of fertilit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ga, mil ollakse võimeline viljastuma ja järglasi saama (statistikas kokkuleppeliselt naised vanuses 15-49 a)</text:p>
          </table:table-cell>
          <table:table-cell office:value-type="string" calcext:value-type="string">
            <text:p>https://sonaveeb.ee/search/unif/dlall/TAI/age%20of%20fertility</text:p>
          </table:table-cell>
        </table:table-row>
        <table:table-row table:style-name="ro2">
          <table:table-cell office:value-type="string" calcext:value-type="string">
            <text:p>age-specific birth ra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asta jooksul elusalt sündinud laste arv mingis vanusrühmas naiste aastakeskmise arvu kohta</text:p>
          </table:table-cell>
          <table:table-cell office:value-type="string" calcext:value-type="string">
            <text:p>https://sonaveeb.ee/search/unif/dlall/TAI/age-specific%20birth%20rate</text:p>
          </table:table-cell>
        </table:table-row>
        <table:table-row table:style-name="ro2">
          <table:table-cell office:value-type="string" calcext:value-type="string">
            <text:p>age-specific incidence rate</text:p>
          </table:table-cell>
          <table:table-cell office:value-type="string" calcext:value-type="string">
            <text:p>haigestumuse van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tud vanuses inimeste esmashaigusjuhtude arv sama vanuserühma aastakeskmise inimeste arvu kohta</text:p>
          </table:table-cell>
          <table:table-cell office:value-type="string" calcext:value-type="string">
            <text:p>https://sonaveeb.ee/search/unif/dlall/TAI/age-specific%20incidence%20rate</text:p>
          </table:table-cell>
        </table:table-row>
        <table:table-row table:style-name="ro2">
          <table:table-cell office:value-type="string" calcext:value-type="string">
            <text:p>age-specific induced abortion rate</text:p>
          </table:table-cell>
          <table:table-cell office:value-type="string" calcext:value-type="string">
            <text:p>abortiivsuse van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tud vanuses naiste raseduste katkestamiste arv sama vanuserühma aastakeskmise naiste arvu kohta</text:p>
          </table:table-cell>
          <table:table-cell office:value-type="string" calcext:value-type="string">
            <text:p>https://sonaveeb.ee/search/unif/dlall/TAI/age-specific%20induced%20abortion%20rate</text:p>
          </table:table-cell>
        </table:table-row>
        <table:table-row table:style-name="ro2">
          <table:table-cell office:value-type="string" calcext:value-type="string">
            <text:p>age-specific mortality rate</text:p>
          </table:table-cell>
          <table:table-cell office:value-type="string" calcext:value-type="string">
            <text:p>suremuse van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rmajuhtude arv 1000 või 100 000 sama vanuserühma aastakeskmise elaniku kohta. (6)</text:p>
          </table:table-cell>
          <table:table-cell office:value-type="string" calcext:value-type="string">
            <text:p>https://sonaveeb.ee/search/unif/dlall/TAI/age-specific%20mortality%20rate</text:p>
          </table:table-cell>
        </table:table-row>
        <table:table-row table:style-name="ro2">
          <table:table-cell office:value-type="string" calcext:value-type="string">
            <text:p>age-specific rate</text:p>
          </table:table-cell>
          <table:table-cell office:value-type="string" calcext:value-type="string">
            <text:p>van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ündmuse esinemist iseloomustav näitaja määratud vanuserühmas sama vanuserühma aastakeskmise rahvastiku kohta teatud ajavahemikul</text:p>
          </table:table-cell>
          <table:table-cell office:value-type="string" calcext:value-type="string">
            <text:p>https://sonaveeb.ee/search/unif/dlall/TAI/age-specific%20rate</text:p>
          </table:table-cell>
        </table:table-row>
        <table:table-row table:style-name="ro1">
          <table:table-cell office:value-type="string" calcext:value-type="string">
            <text:p>agenc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inisteeriumist madalama staatusega, mingi ala haldamist juhtiv riigiasutus</text:p>
          </table:table-cell>
          <table:table-cell office:value-type="string" calcext:value-type="string">
            <text:p>https://sonaveeb.ee/search/unif/dlall/TAI/agency</text:p>
          </table:table-cell>
        </table:table-row>
        <table:table-row table:style-name="ro2">
          <table:table-cell office:value-type="string" calcext:value-type="string">
            <text:p>alcohol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oovastava toimega jook (nt vein, õlu, viin), mille kangus tuleneb joogis sisalduvast etanooli hulgast</text:p>
          </table:table-cell>
          <table:table-cell office:value-type="string" calcext:value-type="string">
            <text:p>https://sonaveeb.ee/search/unif/dlall/TAI/alcohol</text:p>
          </table:table-cell>
        </table:table-row>
        <table:table-row table:style-name="ro2">
          <table:table-cell office:value-type="string" calcext:value-type="string">
            <text:p>alcohol use disorder</text:p>
          </table:table-cell>
          <table:table-cell office:value-type="string" calcext:value-type="string">
            <text:p>alkoholitarvitamise häir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õiste, mille alla kuuluvad alkoholi kuritarvitamine ja alkoholisõltuvus</text:p>
          </table:table-cell>
          <table:table-cell office:value-type="string" calcext:value-type="string">
            <text:p>https://sonaveeb.ee/search/unif/dlall/TAI/alcohol%20use%20disorder</text:p>
          </table:table-cell>
        </table:table-row>
        <table:table-row table:style-name="ro2">
          <table:table-cell office:value-type="string" calcext:value-type="string">
            <text:p>alienation</text:p>
          </table:table-cell>
          <table:table-cell office:value-type="string" calcext:value-type="string">
            <text:p>võõrandu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eisund, kus kesksed protsessid või normid muutuvad osalistele “võõraks” ning mille tõttu toimub ühiskonnast väljasotsialiseerumine. Selle tulemusel k...</text:p>
          </table:table-cell>
          <table:table-cell office:value-type="string" calcext:value-type="string">
            <text:p>https://sonaveeb.ee/search/unif/dlall/skt/alienation</text:p>
          </table:table-cell>
        </table:table-row>
        <table:table-row table:style-name="ro2">
          <table:table-cell office:value-type="string" calcext:value-type="string">
            <text:p>alternate rebellion</text:p>
          </table:table-cell>
          <table:table-cell office:value-type="string" calcext:value-type="string">
            <text:p>alternatiivne mässumeelsu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oskus, kus leitakse teistsugune mässumeelne kuid mittehävituslik käitumine, mis asendab sõltuvuskäitumise</text:p>
          </table:table-cell>
          <table:table-cell office:value-type="string" calcext:value-type="string">
            <text:p>https://sonaveeb.ee/search/unif/dlall/dkt/alternate%20rebellion</text:p>
          </table:table-cell>
        </table:table-row>
        <table:table-row table:style-name="ro2">
          <table:table-cell office:value-type="string" calcext:value-type="string">
            <text:p>alternative ca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otsiaalhoolekande valdkond, kus tegeldakse lapse eest hoolitsemisega väljaspool tema sünniperekonda. Asendushoolduse vormid on lapsendamine, eestkost...</text:p>
          </table:table-cell>
          <table:table-cell office:value-type="string" calcext:value-type="string">
            <text:p>https://sonaveeb.ee/search/unif/dlall/TAI/alternative%20care</text:p>
          </table:table-cell>
        </table:table-row>
        <table:table-row table:style-name="ro2">
          <table:table-cell office:value-type="string" calcext:value-type="string">
            <text:p>alternative care service</text:p>
          </table:table-cell>
          <table:table-cell office:value-type="string" calcext:value-type="string">
            <text:p>asendushooldusteen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apse heaolu ja õiguste tagamine, lapsele tema põhivajaduste rahuldamiseks peresarnaste elutingimuste võimaldamine, lapsele turvalise ja arenguks sood...</text:p>
          </table:table-cell>
          <table:table-cell office:value-type="string" calcext:value-type="string">
            <text:p>https://sonaveeb.ee/search/unif/dlall/TAI/alternative%20care%20service</text:p>
          </table:table-cell>
        </table:table-row>
        <table:table-row table:style-name="ro2">
          <table:table-cell office:value-type="string" calcext:value-type="string">
            <text:p>amenable death</text:p>
          </table:table-cell>
          <table:table-cell office:value-type="string" calcext:value-type="string">
            <text:p>raviga välditav surmajuh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rmajuht, mida saaks vältida teisese ennetuse meetmete (st pärast haiguse algust) ja raviga</text:p>
          </table:table-cell>
          <table:table-cell office:value-type="string" calcext:value-type="string">
            <text:p>https://sonaveeb.ee/search/unif/dlall/TAI/amenable%20death</text:p>
          </table:table-cell>
        </table:table-row>
        <table:table-row table:style-name="ro2">
          <table:table-cell office:value-type="string" calcext:value-type="string">
            <text:p>amino acids</text:p>
          </table:table-cell>
          <table:table-cell office:value-type="string" calcext:value-type="string">
            <text:p>aminohappe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minorühma sisaldavad orgaanilised happed, mis kuuluvad valkude koostisse ning jagunevad asendamatuteks (inimorganism neid ei sünteesi ja peab saama t...</text:p>
          </table:table-cell>
          <table:table-cell office:value-type="string" calcext:value-type="string">
            <text:p>https://sonaveeb.ee/search/unif/dlall/TAI/amino%20acids</text:p>
          </table:table-cell>
        </table:table-row>
        <table:table-row table:style-name="ro2">
          <table:table-cell office:value-type="string" calcext:value-type="string">
            <text:p>angry child mode</text:p>
          </table:table-cell>
          <table:table-cell office:value-type="string" calcext:value-type="string">
            <text:p>vihase lapse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pse olek, milles tuntakse ja väljendatakse viha või raevu vastusena baasiliste emotsionaalsete vajaduste (tajutud) rahuldamata jätmisele ühe või mit...</text:p>
          </table:table-cell>
          <table:table-cell office:value-type="string" calcext:value-type="string">
            <text:p>https://sonaveeb.ee/search/unif/dlall/skt/angry%20child%20mode</text:p>
          </table:table-cell>
        </table:table-row>
        <table:table-row table:style-name="ro2">
          <table:table-cell office:value-type="string" calcext:value-type="string">
            <text:p>antenatal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ünnieelne, enne sünnituse algust juhtuv, nt antenataalne surm, antenataalne surnultsünd; võrdle intranataalne</text:p>
          </table:table-cell>
          <table:table-cell office:value-type="string" calcext:value-type="string">
            <text:p>https://sonaveeb.ee/search/unif/dlall/TAI/antenatal</text:p>
          </table:table-cell>
        </table:table-row>
        <table:table-row table:style-name="ro2">
          <table:table-cell office:value-type="string" calcext:value-type="string">
            <text:p>antioxidant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eamiselt taimses toidus leiduvad bioaktiivsed ühendid (sh ka mõned mikroelemendid ja vitamiinid), mille üks ülesanne inimorganismis on hoida reaktiiv...</text:p>
          </table:table-cell>
          <table:table-cell office:value-type="string" calcext:value-type="string">
            <text:p>https://sonaveeb.ee/search/unif/dlall/TAI/antioxidants</text:p>
          </table:table-cell>
        </table:table-row>
        <table:table-row table:style-name="ro2">
          <table:table-cell office:value-type="string" calcext:value-type="string">
            <text:p>Apgar score</text:p>
          </table:table-cell>
          <table:table-cell office:value-type="string" calcext:value-type="string">
            <text:p>Apgari indek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 Apgari hinne, hinnang vastsündinu tervislikule seisundile 10-pallisel skaalal arvestades südame löögisagedust, hingamist, lihaspinget, erutuvust ja...</text:p>
          </table:table-cell>
          <table:table-cell office:value-type="string" calcext:value-type="string">
            <text:p>https://sonaveeb.ee/search/unif/dlall/TAI/Apgar%20score</text:p>
          </table:table-cell>
        </table:table-row>
        <table:table-row table:style-name="ro2">
          <table:table-cell office:value-type="string" calcext:value-type="string">
            <text:p>approval seeking</text:p>
          </table:table-cell>
          <table:table-cell office:value-type="string" calcext:value-type="string">
            <text:p>heakskiidu otsi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teiste tunnustuse, heakskiidu ja tähelepanu otsimine ning sobitumine on oluline iseolemise arvelt, excessive emphasis on gaining approval, ...</text:p>
          </table:table-cell>
          <table:table-cell office:value-type="string" calcext:value-type="string">
            <text:p>https://sonaveeb.ee/search/unif/dlall/skt/approval%20seeking</text:p>
          </table:table-cell>
        </table:table-row>
        <table:table-row table:style-name="ro2">
          <table:table-cell office:value-type="string" calcext:value-type="string">
            <text:p>artificial abortion</text:p>
          </table:table-cell>
          <table:table-cell office:value-type="string" calcext:value-type="string">
            <text:p>indutseeritud abor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em kui 12 nädalat kestnud raseduse katkestamine naise omal soovil või kauem kui 12 ja vähem kui 22 nädalat kestnud raseduse katkestamine naise või ...</text:p>
          </table:table-cell>
          <table:table-cell office:value-type="string" calcext:value-type="string">
            <text:p>https://sonaveeb.ee/search/unif/dlall/TAI/artificial%20abortion</text:p>
          </table:table-cell>
        </table:table-row>
        <table:table-row table:style-name="ro1">
          <table:table-cell office:value-type="string" calcext:value-type="string">
            <text:p>assista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itamine, abistamine, see, mis või kes aitab</text:p>
          </table:table-cell>
          <table:table-cell office:value-type="string" calcext:value-type="string">
            <text:p>https://sonaveeb.ee/search/unif/dlall/TAI/assistance</text:p>
          </table:table-cell>
        </table:table-row>
        <table:table-row table:style-name="ro2">
          <table:table-cell office:value-type="string" calcext:value-type="string">
            <text:p>assistive produc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oode, mis aitab parandada inimese funktsioneerimisvõimet, kompenseerida funktsioonihäiret ja saavutada või säilitada igapäevaeluga võimalikult isesei...</text:p>
          </table:table-cell>
          <table:table-cell office:value-type="string" calcext:value-type="string">
            <text:p>https://sonaveeb.ee/search/unif/dlall/TAI/assistive%20product</text:p>
          </table:table-cell>
        </table:table-row>
        <table:table-row table:style-name="ro2">
          <table:table-cell office:value-type="string" calcext:value-type="string">
            <text:p>assistive technolog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oode, mis aitab parandada inimese funktsioneerimisvõimet, kompenseerida funktsioonihäiret ja saavutada või säilitada igapäevaeluga võimalikult isesei...</text:p>
          </table:table-cell>
          <table:table-cell office:value-type="string" calcext:value-type="string">
            <text:p>https://sonaveeb.ee/search/unif/dlall/TAI/assistive%20technology</text:p>
          </table:table-cell>
        </table:table-row>
        <table:table-row table:style-name="ro1">
          <table:table-cell office:value-type="string" calcext:value-type="string">
            <text:p>autonom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õime ja võimalus oma asju ise korraldada. Vrd iseseisvus, sõltumatus, omavalitsus</text:p>
          </table:table-cell>
          <table:table-cell office:value-type="string" calcext:value-type="string">
            <text:p>https://sonaveeb.ee/search/unif/dlall/skt/autonomy</text:p>
          </table:table-cell>
        </table:table-row>
        <table:table-row table:style-name="ro1">
          <table:table-cell office:value-type="string" calcext:value-type="string">
            <text:p>autopsy diagnosis</text:p>
          </table:table-cell>
          <table:table-cell office:value-type="string" calcext:value-type="string">
            <text:p>lahangudiagnoo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svaja, mis on diagnoositud esimest korda lahangul</text:p>
          </table:table-cell>
          <table:table-cell office:value-type="string" calcext:value-type="string">
            <text:p>https://sonaveeb.ee/search/unif/dlall/TAI/autopsy%20diagnosis</text:p>
          </table:table-cell>
        </table:table-row>
        <table:table-row table:style-name="ro2">
          <table:table-cell office:value-type="string" calcext:value-type="string">
            <text:p>average annual popula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asta alguse ja aasta lõpu rahvaarvude aritmeetiline keskmine</text:p>
          </table:table-cell>
          <table:table-cell office:value-type="string" calcext:value-type="string">
            <text:p>https://sonaveeb.ee/search/unif/dlall/TAI/average%20annual%20population</text:p>
          </table:table-cell>
        </table:table-row>
        <table:table-row table:style-name="ro1">
          <table:table-cell office:value-type="string" calcext:value-type="string">
            <text:p>avoidable death</text:p>
          </table:table-cell>
          <table:table-cell office:value-type="string" calcext:value-type="string">
            <text:p>välditav surmajuh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rmajuht, mida oleks saanud vältida õigeaegse ja efektiivse sekkumisega</text:p>
          </table:table-cell>
          <table:table-cell office:value-type="string" calcext:value-type="string">
            <text:p>https://sonaveeb.ee/search/unif/dlall/TAI/avoidable%20death</text:p>
          </table:table-cell>
        </table:table-row>
        <table:table-row table:style-name="ro2">
          <table:table-cell office:value-type="string" calcext:value-type="string">
            <text:p>avoidance</text:p>
          </table:table-cell>
          <table:table-cell office:value-type="string" calcext:value-type="string">
            <text:p>välti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ga toime tulemise viis, mis sisaldab skeemi aktivatsiooni vallandavate stiimulite nagu näiteks inimeste, olukordade, mõtete jne vältimist, a bro...</text:p>
          </table:table-cell>
          <table:table-cell office:value-type="string" calcext:value-type="string">
            <text:p>https://sonaveeb.ee/search/unif/dlall/skt/avoidance</text:p>
          </table:table-cell>
        </table:table-row>
        <table:table-row table:style-name="ro2">
          <table:table-cell office:value-type="string" calcext:value-type="string">
            <text:p>avoidant protector mode</text:p>
          </table:table-cell>
          <table:table-cell office:value-type="string" calcext:value-type="string">
            <text:p>vältiva kaits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üsfunktsionaalsetest kaitseolekutest, mida iseloomustab olukordade (inimeste, kohtade, vestluste, tegevuste) vältimine, milles varased mittekohas...</text:p>
          </table:table-cell>
          <table:table-cell office:value-type="string" calcext:value-type="string">
            <text:p>https://sonaveeb.ee/search/unif/dlall/skt/avoidant%20protector%20mode</text:p>
          </table:table-cell>
        </table:table-row>
        <table:table-row table:style-name="ro2">
          <table:table-cell office:value-type="string" calcext:value-type="string">
            <text:p>basic health and safety</text:p>
          </table:table-cell>
          <table:table-cell office:value-type="string" calcext:value-type="string">
            <text:p>baasiline heaolu ja turvalis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realistik turvatunne ja usaldus, et ka tulevik on turvaline ja hea, realistic sense of safety and confidence in future security and wellbeing</text:p>
          </table:table-cell>
          <table:table-cell office:value-type="string" calcext:value-type="string">
            <text:p>https://sonaveeb.ee/search/unif/dlall/skt/basic%20health%20and%20safety</text:p>
          </table:table-cell>
        </table:table-row>
        <table:table-row table:style-name="ro2">
          <table:table-cell office:value-type="string" calcext:value-type="string">
            <text:p>bed da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tatsionaarse ravi korral ööpäev, mille jooksul hospitaliseeritud patsient sai ravi, seejuures loetakse hospitaliseerimise ja haiglast lahkumise päev ...</text:p>
          </table:table-cell>
          <table:table-cell office:value-type="string" calcext:value-type="string">
            <text:p>https://sonaveeb.ee/search/unif/dlall/TAI/bed%20day</text:p>
          </table:table-cell>
        </table:table-row>
        <table:table-row table:style-name="ro1">
          <table:table-cell office:value-type="string" calcext:value-type="string">
            <text:p>behavior</text:p>
          </table:table-cell>
          <table:table-cell office:value-type="string" calcext:value-type="string">
            <text:p>käitu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iis või laad, kuidas keegi või miski reageerib, teotseb või töötab</text:p>
          </table:table-cell>
          <table:table-cell office:value-type="string" calcext:value-type="string">
            <text:p>https://sonaveeb.ee/search/unif/dlall/dkt/behavior</text:p>
          </table:table-cell>
        </table:table-row>
        <table:table-row table:style-name="ro1">
          <table:table-cell office:value-type="string" calcext:value-type="string">
            <text:p>behaviour of tumour</text:p>
          </table:table-cell>
          <table:table-cell office:value-type="string" calcext:value-type="string">
            <text:p>kasvaja loom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svaja käitumine kehas</text:p>
          </table:table-cell>
          <table:table-cell office:value-type="string" calcext:value-type="string">
            <text:p>https://sonaveeb.ee/search/unif/dlall/TAI/behaviour%20of%20tumour</text:p>
          </table:table-cell>
        </table:table-row>
        <table:table-row table:style-name="ro2">
          <table:table-cell office:value-type="string" calcext:value-type="string">
            <text:p>being mind</text:p>
          </table:table-cell>
          <table:table-cell office:value-type="string" calcext:value-type="string">
            <text:p>olev meel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Meeleseisund DKT-s, kus inimene lihtsalt on ja kogeb hetke ilma püüdluseta seda muuta või hinnanguid anda.</text:p>
          </table:table-cell>
          <table:table-cell office:value-type="string" calcext:value-type="string">
            <text:p>https://sonaveeb.ee/search/unif/dlall/dkt/being%20mind</text:p>
          </table:table-cell>
        </table:table-row>
        <table:table-row table:style-name="ro2">
          <table:table-cell office:value-type="string" calcext:value-type="string">
            <text:p>biological mark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unagisele elutegevusele viitav orgaaniline ühend (nt kivimis, settes, mineraalis, kivistises). Nt mitmesuguste isotoopide (nt süsiniku, väävli, lämma...</text:p>
          </table:table-cell>
          <table:table-cell office:value-type="string" calcext:value-type="string">
            <text:p>https://sonaveeb.ee/search/unif/dlall/TAI/biological%20marker</text:p>
          </table:table-cell>
        </table:table-row>
        <table:table-row table:style-name="ro2">
          <table:table-cell office:value-type="string" calcext:value-type="string">
            <text:p>biopsychosocial approach</text:p>
          </table:table-cell>
          <table:table-cell office:value-type="string" calcext:value-type="string">
            <text:p>biopsühhosotsiaalne käsitl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toimimise ja toimetuleku mõistmiseks kasutatav mudel, milles võetakse korraga arvesse bioloogilisi (füüsilise tervisega seotud), psühholoogili...</text:p>
          </table:table-cell>
          <table:table-cell office:value-type="string" calcext:value-type="string">
            <text:p>https://sonaveeb.ee/search/unif/dlall/TAI/biopsychosocial%20approach</text:p>
          </table:table-cell>
        </table:table-row>
        <table:table-row table:style-name="ro2">
          <table:table-cell office:value-type="string" calcext:value-type="string">
            <text:p>biopsychosocial model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toimimise ja toimetuleku mõistmiseks kasutatav mudel, milles võetakse korraga arvesse bioloogilisi (füüsilise tervisega seotud), psühholoogili...</text:p>
          </table:table-cell>
          <table:table-cell office:value-type="string" calcext:value-type="string">
            <text:p>https://sonaveeb.ee/search/unif/dlall/TAI/biopsychosocial%20model</text:p>
          </table:table-cell>
        </table:table-row>
        <table:table-row table:style-name="ro2">
          <table:table-cell office:value-type="string" calcext:value-type="string">
            <text:p>biosocial theory</text:p>
          </table:table-cell>
          <table:table-cell office:value-type="string" calcext:value-type="string">
            <text:p>biosotsiaalne teooria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keskne lähtekoht, mille järgi on piirialase isiksushäire tuum emotsiooni düsregulatsioon, mis tuleneb bioloogilistest er...</text:p>
          </table:table-cell>
          <table:table-cell office:value-type="string" calcext:value-type="string">
            <text:p>https://sonaveeb.ee/search/unif/dlall/dkt/biosocial%20theory</text:p>
          </table:table-cell>
        </table:table-row>
        <table:table-row table:style-name="ro1">
          <table:table-cell office:value-type="string" calcext:value-type="string">
            <text:p>birth card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ndmekaart iga elusalt või surnult sündinud lapse kohta</text:p>
          </table:table-cell>
          <table:table-cell office:value-type="string" calcext:value-type="string">
            <text:p>https://sonaveeb.ee/search/unif/dlall/TAI/birth%20card</text:p>
          </table:table-cell>
        </table:table-row>
        <table:table-row table:style-name="ro2">
          <table:table-cell office:value-type="string" calcext:value-type="string">
            <text:p>birth card for preterm child</text:p>
          </table:table-cell>
          <table:table-cell office:value-type="string" calcext:value-type="string">
            <text:p>enneaegse lapse kaar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ndmekaart enne 34. täisrasedusnädalat elusalt sündinud enneaegse lapse kohta. Andmekaarti täidab tervishoiutöötaja ja selle andmed talletatakse rased...</text:p>
          </table:table-cell>
          <table:table-cell office:value-type="string" calcext:value-type="string">
            <text:p>https://sonaveeb.ee/search/unif/dlall/TAI/birth%20card%20for%20preterm%20child</text:p>
          </table:table-cell>
        </table:table-row>
        <table:table-row table:style-name="ro2">
          <table:table-cell office:value-type="string" calcext:value-type="string">
            <text:p>BMI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ühikuta suurus, mis näitab inimese kehamassi ja pikkuse suhet (kehakaal (kilogrammides) jagatud pikkuse (meetrites) ruuduga)</text:p>
          </table:table-cell>
          <table:table-cell office:value-type="string" calcext:value-type="string">
            <text:p>https://sonaveeb.ee/search/unif/dlall/TAI/BMI</text:p>
          </table:table-cell>
        </table:table-row>
        <table:table-row table:style-name="ro1">
          <table:table-cell office:value-type="string" calcext:value-type="string">
            <text:p>body mas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eha raskus mõõdetuna kilogrammides või grammides</text:p>
          </table:table-cell>
          <table:table-cell office:value-type="string" calcext:value-type="string">
            <text:p>https://sonaveeb.ee/search/unif/dlall/TAI/body%20mass</text:p>
          </table:table-cell>
        </table:table-row>
        <table:table-row table:style-name="ro2">
          <table:table-cell office:value-type="string" calcext:value-type="string">
            <text:p>body mass index</text:p>
          </table:table-cell>
          <table:table-cell office:value-type="string" calcext:value-type="string">
            <text:p>kehamassiindek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kaalu ja pikkuse suhet väljendav näitaja, mida kasutatakse rasvumise määramiseks ja südame-veresoonkonna haiguste riski määramiseks</text:p>
          </table:table-cell>
          <table:table-cell office:value-type="string" calcext:value-type="string">
            <text:p>https://sonaveeb.ee/search/unif/dlall/TAI/body%20mass%20index</text:p>
          </table:table-cell>
        </table:table-row>
        <table:table-row table:style-name="ro3">
          <table:table-cell office:value-type="string" calcext:value-type="string">
            <text:p>body scan meditation, step by step</text:p>
          </table:table-cell>
          <table:table-cell office:value-type="string" calcext:value-type="string">
            <text:p>keha skaneerimise meditatsioon Samm Sammult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stressitaluvuse oskuste hulka kuuluv ca 30 min kestev harjutus, mis seisneb tähelepanu pööramises kehaaistingutele käeso...</text:p>
          </table:table-cell>
          <table:table-cell office:value-type="string" calcext:value-type="string">
            <text:p>https://sonaveeb.ee/search/unif/dlall/dkt/body%20scan%20meditation%2C%20step%20by%20step</text:p>
          </table:table-cell>
        </table:table-row>
        <table:table-row table:style-name="ro2">
          <table:table-cell office:value-type="string" calcext:value-type="string">
            <text:p>body structures</text:p>
          </table:table-cell>
          <table:table-cell office:value-type="string" calcext:value-type="string">
            <text:p>organismi struktuuri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eha struktuursed ja anatoomilised osad, nagu elundid, jäsemed ja nende osad, mis on klassifitseeritud oranismi elundsüsteemi järgi</text:p>
          </table:table-cell>
          <table:table-cell office:value-type="string" calcext:value-type="string">
            <text:p>https://sonaveeb.ee/search/unif/dlall/TAI/body%20structures</text:p>
          </table:table-cell>
        </table:table-row>
        <table:table-row table:style-name="ro2">
          <table:table-cell office:value-type="string" calcext:value-type="string">
            <text:p>BPSM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toimimise ja toimetuleku mõistmiseks kasutatav mudel, milles võetakse korraga arvesse bioloogilisi (füüsilise tervisega seotud), psühholoogili...</text:p>
          </table:table-cell>
          <table:table-cell office:value-type="string" calcext:value-type="string">
            <text:p>https://sonaveeb.ee/search/unif/dlall/TAI/BPSM</text:p>
          </table:table-cell>
        </table:table-row>
        <table:table-row table:style-name="ro2">
          <table:table-cell office:value-type="string" calcext:value-type="string">
            <text:p>breast cancer screening</text:p>
          </table:table-cell>
          <table:table-cell office:value-type="string" calcext:value-type="string">
            <text:p>rinnavähi sõel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innavähi sõeluuringu sihtrühma kuuluvate haigustunnusteta inimeste uurimine eesmärgiga teha kindlaks need inimesed, kellel võivad esineda rinnavähile...</text:p>
          </table:table-cell>
          <table:table-cell office:value-type="string" calcext:value-type="string">
            <text:p>https://sonaveeb.ee/search/unif/dlall/TAI/breast%20cancer%20screening</text:p>
          </table:table-cell>
        </table:table-row>
        <table:table-row table:style-name="ro2">
          <table:table-cell office:value-type="string" calcext:value-type="string">
            <text:p>brief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the act of giving in advance specific instructions or information, tegevus, mille eesmärk on edastada teavet ja/või anda juhiseid</text:p>
          </table:table-cell>
          <table:table-cell office:value-type="string" calcext:value-type="string">
            <text:p>https://sonaveeb.ee/search/unif/dlall/kriis/briefing</text:p>
          </table:table-cell>
        </table:table-row>
        <table:table-row table:style-name="ro2">
          <table:table-cell office:value-type="string" calcext:value-type="string">
            <text:p>building relationships</text:p>
          </table:table-cell>
          <table:table-cell office:value-type="string" calcext:value-type="string">
            <text:p>suhete loo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uhtetõhususe oskuste üks eesmärk: sõprade leidmine ja neile meeldivaks muutumine ning teadvelolek teistest</text:p>
          </table:table-cell>
          <table:table-cell office:value-type="string" calcext:value-type="string">
            <text:p>https://sonaveeb.ee/search/unif/dlall/dkt/building%20relationships</text:p>
          </table:table-cell>
        </table:table-row>
        <table:table-row table:style-name="ro2">
          <table:table-cell office:value-type="string" calcext:value-type="string">
            <text:p>bulimia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süühikahäire, millega kaasnevad taltsutamatud liigsöömishood ja ülemäärane muretsemine oma kehakaalu pärast ning vajadus seda reguleerida nt. meelega...</text:p>
          </table:table-cell>
          <table:table-cell office:value-type="string" calcext:value-type="string">
            <text:p>https://sonaveeb.ee/search/unif/dlall/TAI/bulimia</text:p>
          </table:table-cell>
        </table:table-row>
        <table:table-row table:style-name="ro2">
          <table:table-cell office:value-type="string" calcext:value-type="string">
            <text:p>bully and attack mode</text:p>
          </table:table-cell>
          <table:table-cell office:value-type="string" calcext:value-type="string">
            <text:p>ründa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üsfunktsionaalsetest kaitseolekutest, milles olles kasutab inimene ähvardusi või agressiivsust, et kinnitada oma üleolekut, saada midagi mida ta ...</text:p>
          </table:table-cell>
          <table:table-cell office:value-type="string" calcext:value-type="string">
            <text:p>https://sonaveeb.ee/search/unif/dlall/skt/bully%20and%20attack%20mode</text:p>
          </table:table-cell>
        </table:table-row>
        <table:table-row table:style-name="ro2">
          <table:table-cell office:value-type="string" calcext:value-type="string">
            <text:p>burning bridges and building new ones</text:p>
          </table:table-cell>
          <table:table-cell office:value-type="string" calcext:value-type="string">
            <text:p>sildade põletamine ja uute ehit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oskus, mis tähendab oma elust aktiivselt kõigi potentsiaalsete sõltuvuskäitumise vallandajate eemaldamist. Uute sildade ...</text:p>
          </table:table-cell>
          <table:table-cell office:value-type="string" calcext:value-type="string">
            <text:p>https://sonaveeb.ee/search/unif/dlall/dkt/burning%20bridges%20and%20building%20new%20ones</text:p>
          </table:table-cell>
        </table:table-row>
        <table:table-row table:style-name="ro1">
          <table:table-cell office:value-type="string" calcext:value-type="string">
            <text:p>cancer case</text:p>
          </table:table-cell>
          <table:table-cell office:value-type="string" calcext:value-type="string">
            <text:p>vähijuh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üldtermin vähiregistris registreeritava kasvaja kohta</text:p>
          </table:table-cell>
          <table:table-cell office:value-type="string" calcext:value-type="string">
            <text:p>https://sonaveeb.ee/search/unif/dlall/TAI/cancer%20case</text:p>
          </table:table-cell>
        </table:table-row>
        <table:table-row table:style-name="ro2">
          <table:table-cell office:value-type="string" calcext:value-type="string">
            <text:p>cancer registr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iiklik andmekogu, kuhu kogutakse isikustatud andmeid vähijuhtude kohta Eestis. Vähiregistri kohta saab rohkem teavet Tervise Arengu Instituudi veebis...</text:p>
          </table:table-cell>
          <table:table-cell office:value-type="string" calcext:value-type="string">
            <text:p>https://sonaveeb.ee/search/unif/dlall/TAI/cancer%20registry</text:p>
          </table:table-cell>
        </table:table-row>
        <table:table-row table:style-name="ro1">
          <table:table-cell office:value-type="string" calcext:value-type="string">
            <text:p>carcinoma in situ</text:p>
          </table:table-cell>
          <table:table-cell office:value-type="string" calcext:value-type="string">
            <text:p>in situ kasv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kkekohaga piirdunud, ümbritsevasse koesse levimata kasvaja</text:p>
          </table:table-cell>
          <table:table-cell office:value-type="string" calcext:value-type="string">
            <text:p>https://sonaveeb.ee/search/unif/dlall/TAI/carcinoma%20in%20situ</text:p>
          </table:table-cell>
        </table:table-row>
        <table:table-row table:style-name="ro1">
          <table:table-cell office:value-type="string" calcext:value-type="string">
            <text:p>care organization</text:p>
          </table:table-cell>
          <table:table-cell office:value-type="string" calcext:value-type="string">
            <text:p>raviorganisatsioon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teenuse osutaja, millel on organisatsiooni roll</text:p>
          </table:table-cell>
          <table:table-cell office:value-type="string" calcext:value-type="string">
            <text:p>https://sonaveeb.ee/search/unif/dlall/TAI/care%20organization</text:p>
          </table:table-cell>
        </table:table-row>
        <table:table-row table:style-name="ro2">
          <table:table-cell office:value-type="string" calcext:value-type="string">
            <text:p>care plan</text:p>
          </table:table-cell>
          <table:table-cell office:value-type="string" calcext:value-type="string">
            <text:p>hooldusplaan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eest hoolitsemiseks koostatud (üldhooldusteenuses kasutatav) plaan, mis sisaldab vajaduspõhiseid hooldustoiminguid ja -teenuseid</text:p>
          </table:table-cell>
          <table:table-cell office:value-type="string" calcext:value-type="string">
            <text:p>https://sonaveeb.ee/search/unif/dlall/TAI/care%20plan</text:p>
          </table:table-cell>
        </table:table-row>
        <table:table-row table:style-name="ro2">
          <table:table-cell office:value-type="string" calcext:value-type="string">
            <text:p>care provider</text:p>
          </table:table-cell>
          <table:table-cell office:value-type="string" calcext:value-type="string">
            <text:p>teenuse osut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teenust pakkuv tervishoiutöötaja või tervishoiuasutus, tervishoiu osapool, kellele saab määrata üht või enamat ravivolitust</text:p>
          </table:table-cell>
          <table:table-cell office:value-type="string" calcext:value-type="string">
            <text:p>https://sonaveeb.ee/search/unif/dlall/TAI/care%20provider</text:p>
          </table:table-cell>
        </table:table-row>
        <table:table-row table:style-name="ro2">
          <table:table-cell office:value-type="string" calcext:value-type="string">
            <text:p>care work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olekande- ja tervishoiuspetsialist, kellel on teadmised ja oskused abivajaja professionaalseks hooldamiseks, juhendamiseks ja rehabilitatsiooniks</text:p>
          </table:table-cell>
          <table:table-cell office:value-type="string" calcext:value-type="string">
            <text:p>https://sonaveeb.ee/search/unif/dlall/TAI/care%20worker</text:p>
          </table:table-cell>
        </table:table-row>
        <table:table-row table:style-name="ro1">
          <table:table-cell office:value-type="string" calcext:value-type="string">
            <text:p>caregiver</text:p>
          </table:table-cell>
          <table:table-cell office:value-type="string" calcext:value-type="string">
            <text:p>hool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e, kes kedagi või midagi hooldab</text:p>
          </table:table-cell>
          <table:table-cell office:value-type="string" calcext:value-type="string">
            <text:p>https://sonaveeb.ee/search/unif/dlall/TAI/caregiver</text:p>
          </table:table-cell>
        </table:table-row>
        <table:table-row table:style-name="ro1">
          <table:table-cell office:value-type="string" calcext:value-type="string">
            <text:p>car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aigete ja surijate hooldamisega tegeleva kristliku õeskonna liige</text:p>
          </table:table-cell>
          <table:table-cell office:value-type="string" calcext:value-type="string">
            <text:p>https://sonaveeb.ee/search/unif/dlall/TAI/carer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uust vm materjalist täisnurkne mahuti asjade hoidmiseks ja transportimiseks</text:p>
          </table:table-cell>
          <table:table-cell office:value-type="string" calcext:value-type="string">
            <text:p>https://sonaveeb.ee/search/unif/dlall/TAI/case</text:p>
          </table:table-cell>
        </table:table-row>
        <table:table-row table:style-name="ro2">
          <table:table-cell office:value-type="string" calcext:value-type="string">
            <text:p>case managemen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otsiaaltöövorm, mille puhul tegeldakse inimese või perekonna olukorraga (juhtumiga) terviklikult ning mis hõlmab abivajaduse hindamist, sobiva abi pl...</text:p>
          </table:table-cell>
          <table:table-cell office:value-type="string" calcext:value-type="string">
            <text:p>https://sonaveeb.ee/search/unif/dlall/dkt/case%20management</text:p>
          </table:table-cell>
        </table:table-row>
        <table:table-row table:style-name="ro1">
          <table:table-cell office:value-type="string" calcext:value-type="string">
            <text:p>case manager</text:p>
          </table:table-cell>
          <table:table-cell office:value-type="string" calcext:value-type="string">
            <text:p>juhtumikorral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uhtumikorralduse eest vastutav spetsialist</text:p>
          </table:table-cell>
          <table:table-cell office:value-type="string" calcext:value-type="string">
            <text:p>https://sonaveeb.ee/search/unif/dlall/TAI/case%20manager</text:p>
          </table:table-cell>
        </table:table-row>
        <table:table-row table:style-name="ro2">
          <table:table-cell office:value-type="string" calcext:value-type="string">
            <text:p>case plan</text:p>
          </table:table-cell>
          <table:table-cell office:value-type="string" calcext:value-type="string">
            <text:p>juhtumiplaan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abivajadust ja sellest tulenevate abimeetmete rakendamist kirjeldav dokument juhtumikorralduses</text:p>
          </table:table-cell>
          <table:table-cell office:value-type="string" calcext:value-type="string">
            <text:p>https://sonaveeb.ee/search/unif/dlall/TAI/case%20plan</text:p>
          </table:table-cell>
        </table:table-row>
        <table:table-row table:style-name="ro2">
          <table:table-cell office:value-type="string" calcext:value-type="string">
            <text:p>cause of death</text:p>
          </table:table-cell>
          <table:table-cell office:value-type="string" calcext:value-type="string">
            <text:p>surmapõhj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aigus, haiguslik seisund või vigastus, mis kas lõppes surmaga või aitas surma tekkele kaasa, ja õnnetuse või vägivalla asjaolud, mis tekitasid mis ta...</text:p>
          </table:table-cell>
          <table:table-cell office:value-type="string" calcext:value-type="string">
            <text:p>https://sonaveeb.ee/search/unif/dlall/TAI/cause%20of%20death</text:p>
          </table:table-cell>
        </table:table-row>
        <table:table-row table:style-name="ro2">
          <table:table-cell office:value-type="string" calcext:value-type="string">
            <text:p>Causes of Death Regist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iiklik andmekogu, mis kogub andmeid kõikide Eestis surnud ja väljaspool Eestit surnud Eesti elanike surmajuhtude kohta</text:p>
          </table:table-cell>
          <table:table-cell office:value-type="string" calcext:value-type="string">
            <text:p>https://sonaveeb.ee/search/unif/dlall/TAI/Causes%20of%20Death%20Register</text:p>
          </table:table-cell>
        </table:table-row>
        <table:table-row table:style-name="ro2">
          <table:table-cell office:value-type="string" calcext:value-type="string">
            <text:p>cervical cancer</text:p>
          </table:table-cell>
          <table:table-cell office:value-type="string" calcext:value-type="string">
            <text:p>emakakaelavähk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makakaelast lähtuv pahaloomuline kasvaja, mille tekitajaks on inimese papilloomviirus (ingl k HPV, Human Papilloma Virus), mis levib naha ja limaskes...</text:p>
          </table:table-cell>
          <table:table-cell office:value-type="string" calcext:value-type="string">
            <text:p>https://sonaveeb.ee/search/unif/dlall/TAI/cervical%20cancer</text:p>
          </table:table-cell>
        </table:table-row>
        <table:table-row table:style-name="ro2">
          <table:table-cell office:value-type="string" calcext:value-type="string">
            <text:p>cervical cancer screening</text:p>
          </table:table-cell>
          <table:table-cell office:value-type="string" calcext:value-type="string">
            <text:p>emakakaelavähi sõel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makakaelavähi sõeluuringu sihtrühma kuuluvate haigustunnusteta inimeste uurimine eesmärgiga teha kindlaks need inimesed, kellel võivad esineda emakak...</text:p>
          </table:table-cell>
          <table:table-cell office:value-type="string" calcext:value-type="string">
            <text:p>https://sonaveeb.ee/search/unif/dlall/TAI/cervical%20cancer%20screening</text:p>
          </table:table-cell>
        </table:table-row>
        <table:table-row table:style-name="ro1">
          <table:table-cell office:value-type="string" calcext:value-type="string">
            <text:p>chain analysis</text:p>
          </table:table-cell>
          <table:table-cell office:value-type="string" calcext:value-type="string">
            <text:p>ahelanalüü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etailne, samm-sammuline analüüs sündmustest, mis viisid spetsiifilise probleemkäitumiseni</text:p>
          </table:table-cell>
          <table:table-cell office:value-type="string" calcext:value-type="string">
            <text:p>https://sonaveeb.ee/search/unif/dlall/dkt/chain%20analysis</text:p>
          </table:table-cell>
        </table:table-row>
        <table:table-row table:style-name="ro2">
          <table:table-cell office:value-type="string" calcext:value-type="string">
            <text:p>chair dialogue</text:p>
          </table:table-cell>
          <table:table-cell office:value-type="string" calcext:value-type="string">
            <text:p>toolidialoog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toolitehnika, milles kasutatakse toole erinevate olekute ja skeemide esindusena nende teadvustamise, nendevahelise suhtluse käivitamise ja muutmis...</text:p>
          </table:table-cell>
          <table:table-cell office:value-type="string" calcext:value-type="string">
            <text:p>https://sonaveeb.ee/search/unif/dlall/skt/chair%20dialogue</text:p>
          </table:table-cell>
        </table:table-row>
        <table:table-row table:style-name="ro2">
          <table:table-cell office:value-type="string" calcext:value-type="string">
            <text:p>chair work</text:p>
          </table:table-cell>
          <table:table-cell office:value-type="string" calcext:value-type="string">
            <text:p>toolitehnika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rapeutiline tehnika, millega soodustatakse erinevate olekute, mälestuste, rollide vm osade vahelist suhtlust, seda toolide abil operatsionaliseeride...</text:p>
          </table:table-cell>
          <table:table-cell office:value-type="string" calcext:value-type="string">
            <text:p>https://sonaveeb.ee/search/unif/dlall/skt/chair%20work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äiksema väärtusega metallraha (hrl mitme rahamündi kohta)</text:p>
          </table:table-cell>
          <table:table-cell office:value-type="string" calcext:value-type="string">
            <text:p>https://sonaveeb.ee/search/unif/dlall/dkt/change</text:p>
          </table:table-cell>
        </table:table-row>
        <table:table-row table:style-name="ro2">
          <table:table-cell office:value-type="string" calcext:value-type="string">
            <text:p>cheerlead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pordivõistlustel publikut ja oma meeskonda ergutav tantsuline kava, mis sisaldab akrobaatikat, hõiskeid vms</text:p>
          </table:table-cell>
          <table:table-cell office:value-type="string" calcext:value-type="string">
            <text:p>https://sonaveeb.ee/search/unif/dlall/dkt/cheerleading</text:p>
          </table:table-cell>
        </table:table-row>
        <table:table-row table:style-name="ro2">
          <table:table-cell office:value-type="string" calcext:value-type="string">
            <text:p>child mode</text:p>
          </table:table-cell>
          <table:table-cell office:value-type="string" calcext:value-type="string">
            <text:p>lapse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ategooria skeemi olekutest, mis on sünnipärased ja universaalsed vastused emotsionaalsete vajaduste rahuldatusele ning neid olekuid iseloomustava...</text:p>
          </table:table-cell>
          <table:table-cell office:value-type="string" calcext:value-type="string">
            <text:p>https://sonaveeb.ee/search/unif/dlall/skt/child%20mode</text:p>
          </table:table-cell>
        </table:table-row>
        <table:table-row table:style-name="ro2">
          <table:table-cell office:value-type="string" calcext:value-type="string">
            <text:p>clarifying goals</text:p>
          </table:table-cell>
          <table:table-cell office:value-type="string" calcext:value-type="string">
            <text:p>eesmärkide täpsust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uhtetõhususe oskus, kus teadvustatakse oma soovi või eesmärki, milleks võib olla tõhusus eesmärkides, tõhusus suhetes ja tõhusus eneseväärikuses</text:p>
          </table:table-cell>
          <table:table-cell office:value-type="string" calcext:value-type="string">
            <text:p>https://sonaveeb.ee/search/unif/dlall/dkt/clarifying%20goals</text:p>
          </table:table-cell>
        </table:table-row>
        <table:table-row table:style-name="ro2">
          <table:table-cell office:value-type="string" calcext:value-type="string">
            <text:p>clean mind</text:p>
          </table:table-cell>
          <table:table-cell office:value-type="string" calcext:value-type="string">
            <text:p>puhas meel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olmest meeleseisundist dialektilises käitumisteraapias, mis puudutab sõltuvuskäitumist. Puhta meele seisund kirjeldab kainust ja sõltuvuskäitumis...</text:p>
          </table:table-cell>
          <table:table-cell office:value-type="string" calcext:value-type="string">
            <text:p>https://sonaveeb.ee/search/unif/dlall/dkt/clean%20mind</text:p>
          </table:table-cell>
        </table:table-row>
        <table:table-row table:style-name="ro2">
          <table:table-cell office:value-type="string" calcext:value-type="string">
            <text:p>clear mind</text:p>
          </table:table-cell>
          <table:table-cell office:value-type="string" calcext:value-type="string">
            <text:p>klaar meel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olmest meeleseisundist dialektilises käitumisteraapias, mis puudutab sõltuvuskäitumist. Selge meel on süntees puhta ja sõltlase meele vahel. Selg...</text:p>
          </table:table-cell>
          <table:table-cell office:value-type="string" calcext:value-type="string">
            <text:p>https://sonaveeb.ee/search/unif/dlall/dkt/clear%20mind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klien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tud asutuse, ettevõtja või isiku teenuseid kasutav isik</text:p>
          </table:table-cell>
          <table:table-cell office:value-type="string" calcext:value-type="string">
            <text:p>https://sonaveeb.ee/search/unif/dlall/TAI/client</text:p>
          </table:table-cell>
        </table:table-row>
        <table:table-row table:style-name="ro2">
          <table:table-cell office:value-type="string" calcext:value-type="string">
            <text:p>closed group</text:p>
          </table:table-cell>
          <table:table-cell office:value-type="string" calcext:value-type="string">
            <text:p>kinnine grupp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grupiviisilise oskuste õppe formaat, mille puhul moodustatakse programmi alguses üks grupp, mis käib teatud aja koos, ning uusi liikmeid gruppi pärast...</text:p>
          </table:table-cell>
          <table:table-cell office:value-type="string" calcext:value-type="string">
            <text:p>https://sonaveeb.ee/search/unif/dlall/dkt/closed%20group</text:p>
          </table:table-cell>
        </table:table-row>
        <table:table-row table:style-name="ro2">
          <table:table-cell office:value-type="string" calcext:value-type="string">
            <text:p>co-leader</text:p>
          </table:table-cell>
          <table:table-cell office:value-type="string" calcext:value-type="string">
            <text:p>kaasgrupijuht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ahest grupiviisilise oskuste õppe läbiviijatest, kelle ülesanne on maandada grupiliikmete ja teise grupijuhi vahelisi pingeid, pöörata tähelepanu...</text:p>
          </table:table-cell>
          <table:table-cell office:value-type="string" calcext:value-type="string">
            <text:p>https://sonaveeb.ee/search/unif/dlall/dkt/co-leader</text:p>
          </table:table-cell>
        </table:table-row>
        <table:table-row table:style-name="ro2">
          <table:table-cell office:value-type="string" calcext:value-type="string">
            <text:p>cognitive modification</text:p>
          </table:table-cell>
          <table:table-cell office:value-type="string" calcext:value-type="string">
            <text:p>kognitiivne modifikatsioon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ognitiivse sisu ja stiilide hindamine, teadvustamine, sõnastamine ja muutmine</text:p>
          </table:table-cell>
          <table:table-cell office:value-type="string" calcext:value-type="string">
            <text:p>https://sonaveeb.ee/search/unif/dlall/dkt/cognitive%20modification</text:p>
          </table:table-cell>
        </table:table-row>
        <table:table-row table:style-name="ro2">
          <table:table-cell office:value-type="string" calcext:value-type="string">
            <text:p>cognitive restructuring</text:p>
          </table:table-cell>
          <table:table-cell office:value-type="string" calcext:value-type="string">
            <text:p>kognitiivne restruktureeri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olemasolevate düsfunktsionaalsete mõtete/uskumuste sõnastamine ning nende asemel kasulikumate alternatiivide sõnastamine</text:p>
          </table:table-cell>
          <table:table-cell office:value-type="string" calcext:value-type="string">
            <text:p>https://sonaveeb.ee/search/unif/dlall/dkt/cognitive%20restructuring</text:p>
          </table:table-cell>
        </table:table-row>
        <table:table-row table:style-name="ro2">
          <table:table-cell office:value-type="string" calcext:value-type="string">
            <text:p>colonoscop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ooloni vaatlus (kolonoskoobi abil), jämesoole ja peensoole lõpuosa endoskoopiline uuring, jämesoole uurimine videokaameraga varustatud painduva toruk...</text:p>
          </table:table-cell>
          <table:table-cell office:value-type="string" calcext:value-type="string">
            <text:p>https://sonaveeb.ee/search/unif/dlall/TAI/colonoscopy</text:p>
          </table:table-cell>
        </table:table-row>
        <table:table-row table:style-name="ro2">
          <table:table-cell office:value-type="string" calcext:value-type="string">
            <text:p>colorectal cancer</text:p>
          </table:table-cell>
          <table:table-cell office:value-type="string" calcext:value-type="string">
            <text:p>jämesoolevähk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ämesoole epiteelist tekkinud adenokartsinoom või muu jämesoole pahaloomuline kasvaja. Vähi paiknemise järgi sooles eristatakse käärsoole pahaloomulis...</text:p>
          </table:table-cell>
          <table:table-cell office:value-type="string" calcext:value-type="string">
            <text:p>https://sonaveeb.ee/search/unif/dlall/TAI/colorectal%20cancer</text:p>
          </table:table-cell>
        </table:table-row>
        <table:table-row table:style-name="ro2">
          <table:table-cell office:value-type="string" calcext:value-type="string">
            <text:p>colorectal cancer screening</text:p>
          </table:table-cell>
          <table:table-cell office:value-type="string" calcext:value-type="string">
            <text:p>jämesoolevähi sõel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ämesoolevähi sõeluuringu sihtrühma kuuluvate haigustunnusteta inimeste uurimine eesmärgiga teha kindlaks need inimesed, kellel võivad esineda jämesoo...</text:p>
          </table:table-cell>
          <table:table-cell office:value-type="string" calcext:value-type="string">
            <text:p>https://sonaveeb.ee/search/unif/dlall/TAI/colorectal%20cancer%20screening</text:p>
          </table:table-cell>
        </table:table-row>
        <table:table-row table:style-name="ro2">
          <table:table-cell office:value-type="string" calcext:value-type="string">
            <text:p>colposcop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uuring, mille käigus uuritakse emakakaela mikroskoobi sarnase suurendava aparaadi ehk kolposkoobi abil, et avastada emakakaela vähki või vähieelset se...</text:p>
          </table:table-cell>
          <table:table-cell office:value-type="string" calcext:value-type="string">
            <text:p>https://sonaveeb.ee/search/unif/dlall/TAI/colposcopy</text:p>
          </table:table-cell>
        </table:table-row>
        <table:table-row table:style-name="ro1">
          <table:table-cell office:value-type="string" calcext:value-type="string">
            <text:p>commitmen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ubadus või kindel otsus midagi teha, a promise or firm decision to do something</text:p>
          </table:table-cell>
          <table:table-cell office:value-type="string" calcext:value-type="string">
            <text:p>https://sonaveeb.ee/search/unif/dlall/dkt/commitment</text:p>
          </table:table-cell>
        </table:table-row>
        <table:table-row table:style-name="ro1">
          <table:table-cell office:value-type="string" calcext:value-type="string">
            <text:p>communit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ingis piirkonnas elav, teatud sotsiaalsete suhete võrgustikuga seotud inimrühm</text:p>
          </table:table-cell>
          <table:table-cell office:value-type="string" calcext:value-type="string">
            <text:p>https://sonaveeb.ee/search/unif/dlall/TAI/community</text:p>
          </table:table-cell>
        </table:table-row>
        <table:table-row table:style-name="ro2">
          <table:table-cell office:value-type="string" calcext:value-type="string">
            <text:p>community ca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nanenud termin sotsiaalteenuse kohta, kus täisealise inimese iseseisev ja turvaline toimetulek tagatakse tema kodus ja oma kogukonnas (hrl vastandus...</text:p>
          </table:table-cell>
          <table:table-cell office:value-type="string" calcext:value-type="string">
            <text:p>https://sonaveeb.ee/search/unif/dlall/TAI/community%20care</text:p>
          </table:table-cell>
        </table:table-row>
        <table:table-row table:style-name="ro2">
          <table:table-cell office:value-type="string" calcext:value-type="string">
            <text:p>community reinforcement</text:p>
          </table:table-cell>
          <table:table-cell office:value-type="string" calcext:value-type="string">
            <text:p>kogukondlik tasust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oskus, mis viitab keskkonna ümberstruktureerimisele viisil, mis tasustaks sõltuvuse asemel karskust</text:p>
          </table:table-cell>
          <table:table-cell office:value-type="string" calcext:value-type="string">
            <text:p>https://sonaveeb.ee/search/unif/dlall/dkt/community%20reinforcement</text:p>
          </table:table-cell>
        </table:table-row>
        <table:table-row table:style-name="ro1">
          <table:table-cell office:value-type="string" calcext:value-type="string">
            <text:p>compete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asjakohased teadmised ja oskused ning võimekus tegutseda tulemuslikult mingil alal</text:p>
          </table:table-cell>
          <table:table-cell office:value-type="string" calcext:value-type="string">
            <text:p>https://sonaveeb.ee/search/unif/dlall/skt/competence</text:p>
          </table:table-cell>
        </table:table-row>
        <table:table-row table:style-name="ro2">
          <table:table-cell office:value-type="string" calcext:value-type="string">
            <text:p>compliant surrender mode</text:p>
          </table:table-cell>
          <table:table-cell office:value-type="string" calcext:value-type="string">
            <text:p>kuuleka alistu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üsfunktsionaalsetest kaitseolekutest, mida iseloomustab kuulekus ja järeleandlikkus teiste ootustele ja nõudmistele enamasti isiklike vajaduste a...</text:p>
          </table:table-cell>
          <table:table-cell office:value-type="string" calcext:value-type="string">
            <text:p>https://sonaveeb.ee/search/unif/dlall/skt/compliant%20surrender%20mode</text:p>
          </table:table-cell>
        </table:table-row>
        <table:table-row table:style-name="ro2">
          <table:table-cell office:value-type="string" calcext:value-type="string">
            <text:p>congenital disease</text:p>
          </table:table-cell>
          <table:table-cell office:value-type="string" calcext:value-type="string">
            <text:p>kaasasündinud haig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(pärilik või omandatud) haigus, omadus, tunnus, mis esineb lapsel juba sündimise hetkel; vt ka pärilik haigus</text:p>
          </table:table-cell>
          <table:table-cell office:value-type="string" calcext:value-type="string">
            <text:p>https://sonaveeb.ee/search/unif/dlall/TAI/congenital%20disease</text:p>
          </table:table-cell>
        </table:table-row>
        <table:table-row table:style-name="ro1">
          <table:table-cell office:value-type="string" calcext:value-type="string">
            <text:p>consequence</text:p>
          </table:table-cell>
          <table:table-cell office:value-type="string" calcext:value-type="string">
            <text:p>tagajärg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asjaolu, nähtus, tegu, mille on esile kutsunud mingi teine asjaolu, nähtus, tegu</text:p>
          </table:table-cell>
          <table:table-cell office:value-type="string" calcext:value-type="string">
            <text:p>https://sonaveeb.ee/search/unif/dlall/dkt/consequence</text:p>
          </table:table-cell>
        </table:table-row>
        <table:table-row table:style-name="ro2">
          <table:table-cell office:value-type="string" calcext:value-type="string">
            <text:p>consultation team</text:p>
          </table:table-cell>
          <table:table-cell office:value-type="string" calcext:value-type="string">
            <text:p>DKT meeskon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t käitumisteraapiat ühe raviprogrammi raames osutavad terapeudid, kes kohtuvad omavahel regulaarselt</text:p>
          </table:table-cell>
          <table:table-cell office:value-type="string" calcext:value-type="string">
            <text:p>https://sonaveeb.ee/search/unif/dlall/dkt/consultation%20team</text:p>
          </table:table-cell>
        </table:table-row>
        <table:table-row table:style-name="ro2">
          <table:table-cell office:value-type="string" calcext:value-type="string">
            <text:p>consultation-to-the-client</text:p>
          </table:table-cell>
          <table:table-cell office:value-type="string" calcext:value-type="string">
            <text:p>kliendi juhend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s käitumisteraapias osaleja jõustamine võtma aktiivne ja vastutav roll end ümbritseva keskkonna muutmisel oma heaolu toetavaks</text:p>
          </table:table-cell>
          <table:table-cell office:value-type="string" calcext:value-type="string">
            <text:p>https://sonaveeb.ee/search/unif/dlall/dkt/consultation-to-the-client</text:p>
          </table:table-cell>
        </table:table-row>
        <table:table-row table:style-name="ro2">
          <table:table-cell office:value-type="string" calcext:value-type="string">
            <text:p>consult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kvalifitseeritud spetsialistide poolt teistele erialaste teadmiste edasiandmine ja juhendamine praktilistes töödes</text:p>
          </table:table-cell>
          <table:table-cell office:value-type="string" calcext:value-type="string">
            <text:p>https://sonaveeb.ee/search/unif/dlall/kriis/consulting</text:p>
          </table:table-cell>
        </table:table-row>
        <table:table-row table:style-name="ro2">
          <table:table-cell office:value-type="string" calcext:value-type="string">
            <text:p>contingency management</text:p>
          </table:table-cell>
          <table:table-cell office:value-type="string" calcext:value-type="string">
            <text:p>tasude ja kahjude hald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raapiatehnika, mille eesmärk on tuvastada erinevad faktorid, mis suurendavad ja vähendavad teatud käitumiste ilmnemise tõenäosust ning suunata neid ...</text:p>
          </table:table-cell>
          <table:table-cell office:value-type="string" calcext:value-type="string">
            <text:p>https://sonaveeb.ee/search/unif/dlall/dkt/contingency%20management</text:p>
          </table:table-cell>
        </table:table-row>
        <table:table-row table:style-name="ro2">
          <table:table-cell office:value-type="string" calcext:value-type="string">
            <text:p>contingency schedule</text:p>
          </table:table-cell>
          <table:table-cell office:value-type="string" calcext:value-type="string">
            <text:p>kinnituskava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truktureeritud plaan, mis sätestab konkreetsetele käitumistele järgnevad tagajärjed, mida tavaliselt kasutatakse soovitud käitumiste suurendamiseks j...</text:p>
          </table:table-cell>
          <table:table-cell office:value-type="string" calcext:value-type="string">
            <text:p>https://sonaveeb.ee/search/unif/dlall/dkt/contingency%20schedule</text:p>
          </table:table-cell>
        </table:table-row>
        <table:table-row table:style-name="ro2">
          <table:table-cell office:value-type="string" calcext:value-type="string">
            <text:p>continuous reinforcement</text:p>
          </table:table-cell>
          <table:table-cell office:value-type="string" calcext:value-type="string">
            <text:p>pidev sarrust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oovitud käitumise tõenäosuse suurendamise strateegia, kus kinnitatakse iga soovitud käitumise ilmnemist</text:p>
          </table:table-cell>
          <table:table-cell office:value-type="string" calcext:value-type="string">
            <text:p>https://sonaveeb.ee/search/unif/dlall/dkt/continuous%20reinforcement</text:p>
          </table:table-cell>
        </table:table-row>
        <table:table-row table:style-name="ro2">
          <table:table-cell office:value-type="string" calcext:value-type="string">
            <text:p>core emotional need</text:p>
          </table:table-cell>
          <table:table-cell office:value-type="string" calcext:value-type="string">
            <text:p>baasiline emotsionaalne vajad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ioloogilise alusega universaalne emotsionaalne vajadus, mille täidetus lapsepõlves tagab psühholoogilise tervise ja heaolu, Skeemiteraapia kontekstis...</text:p>
          </table:table-cell>
          <table:table-cell office:value-type="string" calcext:value-type="string">
            <text:p>https://sonaveeb.ee/search/unif/dlall/skt/core%20emotional%20need</text:p>
          </table:table-cell>
        </table:table-row>
        <table:table-row table:style-name="ro3">
          <table:table-cell office:value-type="string" calcext:value-type="string">
            <text:p>corrective emotional experience</text:p>
          </table:table-cell>
          <table:table-cell office:value-type="string" calcext:value-type="string">
            <text:p>korrigeeriv emotsionaalne kogem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rapeutilise sekkumise viis, mille käigus rakendatakse kogemuslikke ja terapeutilise suhte tehnikaid, korrigeerimaks varaste emotsionaalsete suhtekog...</text:p>
          </table:table-cell>
          <table:table-cell office:value-type="string" calcext:value-type="string">
            <text:p>https://sonaveeb.ee/search/unif/dlall/skt/corrective%20emotional%20experience</text:p>
          </table:table-cell>
        </table:table-row>
        <table:table-row table:style-name="ro1">
          <table:table-cell office:value-type="string" calcext:value-type="string">
            <text:p>cost of hous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luaseme saamise ja ülalpidamise kulud</text:p>
          </table:table-cell>
          <table:table-cell office:value-type="string" calcext:value-type="string">
            <text:p>https://sonaveeb.ee/search/unif/dlall/TAI/cost%20of%20housing</text:p>
          </table:table-cell>
        </table:table-row>
        <table:table-row table:style-name="ro3">
          <table:table-cell office:value-type="string" calcext:value-type="string">
            <text:p>cost-effectiveness of preventive intervention</text:p>
          </table:table-cell>
          <table:table-cell office:value-type="string" calcext:value-type="string">
            <text:p>ennetustegevuse kulutõhus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tegevuse kulude ja tulemite võrdlemisest saadav otstarbekuse näit</text:p>
          </table:table-cell>
          <table:table-cell office:value-type="string" calcext:value-type="string">
            <text:p>https://sonaveeb.ee/search/unif/dlall/TAI/cost-effectiveness%20of%20preventive%20intervention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aalselt olemasolev (rahaline, kaubaline) tagatis või tõestus</text:p>
          </table:table-cell>
          <table:table-cell office:value-type="string" calcext:value-type="string">
            <text:p>https://sonaveeb.ee/search/unif/dlall/TAI/coverage</text:p>
          </table:table-cell>
        </table:table-row>
        <table:table-row table:style-name="ro2">
          <table:table-cell office:value-type="string" calcext:value-type="string">
            <text:p>crisis</text:p>
          </table:table-cell>
          <table:table-cell office:value-type="string" calcext:value-type="string">
            <text:p>krii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astuoludest lõhestatud pingeline (sotsiaalne, poliitiline) seisund, mille hrl on põhjustanud raskused, ohud, ebastabiilsed olud ning millega võib kaa...</text:p>
          </table:table-cell>
          <table:table-cell office:value-type="string" calcext:value-type="string">
            <text:p>https://sonaveeb.ee/search/unif/dlall/dkt/crisis</text:p>
          </table:table-cell>
        </table:table-row>
        <table:table-row table:style-name="ro1">
          <table:table-cell office:value-type="string" calcext:value-type="string">
            <text:p>crisis aware</text:p>
          </table:table-cell>
          <table:table-cell office:value-type="string" calcext:value-type="string">
            <text:p>kriisiteadlik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pädev ära tundma ja adekvaatselt reageerima kriisiolukorrale</text:p>
          </table:table-cell>
          <table:table-cell office:value-type="string" calcext:value-type="string">
            <text:p>https://sonaveeb.ee/search/unif/dlall/kriis/crisis%20aware</text:p>
          </table:table-cell>
        </table:table-row>
        <table:table-row table:style-name="ro2">
          <table:table-cell office:value-type="string" calcext:value-type="string">
            <text:p>crisis counsel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ajaliselt piiritletud kriisi- ja traumateadlik psühhosotsiaalne nõustamine, millega tagatakse operatiivne kriisisekkumine ja/või täiendav toetav nõust...</text:p>
          </table:table-cell>
          <table:table-cell office:value-type="string" calcext:value-type="string">
            <text:p>https://sonaveeb.ee/search/unif/dlall/kriis/crisis%20counseling</text:p>
          </table:table-cell>
        </table:table-row>
        <table:table-row table:style-name="ro2">
          <table:table-cell office:value-type="string" calcext:value-type="string">
            <text:p>crisis intervention</text:p>
          </table:table-cell>
          <table:table-cell office:value-type="string" calcext:value-type="string">
            <text:p>kriisisekkumine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lühiajaline kriisi- ja traumateadlik psühhosotsiaalne tugi ja juhendamine väga häirivat olukorda (näiteks ootamatu kaotus, õnnetus, katastroof, eneset...</text:p>
          </table:table-cell>
          <table:table-cell office:value-type="string" calcext:value-type="string">
            <text:p>https://sonaveeb.ee/search/unif/dlall/kriis/crisis%20intervention</text:p>
          </table:table-cell>
        </table:table-row>
        <table:table-row table:style-name="ro2">
          <table:table-cell office:value-type="string" calcext:value-type="string">
            <text:p>crisis survival skills</text:p>
          </table:table-cell>
          <table:table-cell office:value-type="string" calcext:value-type="string">
            <text:p>kriisikäitumisoskus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oskused, mida kasutatakse kriisiolukorra, valusate emotsioonide ja tungide äratalumiseks ning üleelamiseks ilma olukorda hullemaks tegemata</text:p>
          </table:table-cell>
          <table:table-cell office:value-type="string" calcext:value-type="string">
            <text:p>https://sonaveeb.ee/search/unif/dlall/dkt/crisis%20survival%20skills</text:p>
          </table:table-cell>
        </table:table-row>
        <table:table-row table:style-name="ro1">
          <table:table-cell office:value-type="string" calcext:value-type="string">
            <text:p>crude birth rate</text:p>
          </table:table-cell>
          <table:table-cell office:value-type="string" calcext:value-type="string">
            <text:p>sündimuse üld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lussündide arv aasta jooksul 1000 aastakeskmise elaniku kohta. (6)</text:p>
          </table:table-cell>
          <table:table-cell office:value-type="string" calcext:value-type="string">
            <text:p>https://sonaveeb.ee/search/unif/dlall/TAI/crude%20birth%20rate</text:p>
          </table:table-cell>
        </table:table-row>
        <table:table-row table:style-name="ro1">
          <table:table-cell office:value-type="string" calcext:value-type="string">
            <text:p>crude incidence rate</text:p>
          </table:table-cell>
          <table:table-cell office:value-type="string" calcext:value-type="string">
            <text:p>haigestum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smashaigusjuhtude arv aastakeskmise rahvaarvu suhtes mingil ajavahemikul</text:p>
          </table:table-cell>
          <table:table-cell office:value-type="string" calcext:value-type="string">
            <text:p>https://sonaveeb.ee/search/unif/dlall/TAI/crude%20incidence%20rate</text:p>
          </table:table-cell>
        </table:table-row>
        <table:table-row table:style-name="ro1">
          <table:table-cell office:value-type="string" calcext:value-type="string">
            <text:p>crude mortality ra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rmajuhtude arv aastas aastakeskmise rahvastiku kohta</text:p>
          </table:table-cell>
          <table:table-cell office:value-type="string" calcext:value-type="string">
            <text:p>https://sonaveeb.ee/search/unif/dlall/TAI/crude%20mortality%20rate</text:p>
          </table:table-cell>
        </table:table-row>
        <table:table-row table:style-name="ro1">
          <table:table-cell office:value-type="string" calcext:value-type="string">
            <text:p>custod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frantsisklaste ordudes orduprovintsist väiksem, enamasti selle koosseisu kuuluv haldusüksus</text:p>
          </table:table-cell>
          <table:table-cell office:value-type="string" calcext:value-type="string">
            <text:p>https://sonaveeb.ee/search/unif/dlall/TAI/custody</text:p>
          </table:table-cell>
        </table:table-row>
        <table:table-row table:style-name="ro2">
          <table:table-cell office:value-type="string" calcext:value-type="string">
            <text:p>DB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metalli või muu materjali vastupanu märkimisväärne vähenemine purunemisele ühe või mitme tingimuse, eriti temperatuur, muutumisel (vt külmahapruslävi)...</text:p>
          </table:table-cell>
          <table:table-cell office:value-type="string" calcext:value-type="string">
            <text:p>https://sonaveeb.ee/search/unif/dlall/dkt/DBT</text:p>
          </table:table-cell>
        </table:table-row>
        <table:table-row table:style-name="ro2">
          <table:table-cell office:value-type="string" calcext:value-type="string">
            <text:p>DCBA</text:p>
          </table:table-cell>
          <table:table-cell office:value-type="string" calcext:value-type="string">
            <text:p>DESSANT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ESSANT on DKT oskuste kogum, mille keskmes on toimetulek sõltuvusega seotud kriisiga. DESSANT on akronüüm järgmistest DKT oskustest: Dialektiline kar...</text:p>
          </table:table-cell>
          <table:table-cell office:value-type="string" calcext:value-type="string">
            <text:p>https://sonaveeb.ee/search/unif/dlall/dkt/DCBA</text:p>
          </table:table-cell>
        </table:table-row>
        <table:table-row table:style-name="ro3">
          <table:table-cell office:value-type="string" calcext:value-type="string">
            <text:p>DCO (Death Certificate Only) case</text:p>
          </table:table-cell>
          <table:table-cell office:value-type="string" calcext:value-type="string">
            <text:p>ainult surmatunnistuse juh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ijuht, mille kirjeldamise ainsaks aluseks vähiregistris on surmateatisel toodud märge vähi esinemise kohta</text:p>
          </table:table-cell>
          <table:table-cell office:value-type="string" calcext:value-type="string">
            <text:p>https://sonaveeb.ee/search/unif/dlall/TAI/DCO%20%28Death%20Certificate%20Only%29%20case</text:p>
          </table:table-cell>
        </table:table-row>
        <table:table-row table:style-name="ro2">
          <table:table-cell office:value-type="string" calcext:value-type="string">
            <text:p>DEAR MAN</text:p>
          </table:table-cell>
          <table:table-cell office:value-type="string" calcext:value-type="string">
            <text:p>enesekehtestamise seitse sammu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uhtetõhususe oskuste kogumik, mis võimaldab tõhusalt saada soovitut, öelda "ei", jääda oma arvamuse juurde või saavutada mõnda muud suhtlemisega seot...</text:p>
          </table:table-cell>
          <table:table-cell office:value-type="string" calcext:value-type="string">
            <text:p>https://sonaveeb.ee/search/unif/dlall/dkt/DEAR%20MAN</text:p>
          </table:table-cell>
        </table:table-row>
        <table:table-row table:style-name="ro1">
          <table:table-cell office:value-type="string" calcext:value-type="string">
            <text:p>death cas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rma sündmus</text:p>
          </table:table-cell>
          <table:table-cell office:value-type="string" calcext:value-type="string">
            <text:p>https://sonaveeb.ee/search/unif/dlall/TAI/death%20case</text:p>
          </table:table-cell>
        </table:table-row>
        <table:table-row table:style-name="ro2">
          <table:table-cell office:value-type="string" calcext:value-type="string">
            <text:p>defectivenes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ollakse fundamentaalselt puudulik, alaväärne ja mittetahetud ning sellest tulenev häbitunne ja veendumus, et ei väärita teiste armastust, a...</text:p>
          </table:table-cell>
          <table:table-cell office:value-type="string" calcext:value-type="string">
            <text:p>https://sonaveeb.ee/search/unif/dlall/skt/defectiveness</text:p>
          </table:table-cell>
        </table:table-row>
        <table:table-row table:style-name="ro1">
          <table:table-cell office:value-type="string" calcext:value-type="string">
            <text:p>deinstitutionalize</text:p>
          </table:table-cell>
          <table:table-cell office:value-type="string" calcext:value-type="string">
            <text:p>deinstitutsionaliseerim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stitutsioonipõhiselt hoolekandelt kogukonnapõhisele hoolekandele üle minema</text:p>
          </table:table-cell>
          <table:table-cell office:value-type="string" calcext:value-type="string">
            <text:p>https://sonaveeb.ee/search/unif/dlall/TAI/deinstitutionalize</text:p>
          </table:table-cell>
        </table:table-row>
        <table:table-row table:style-name="ro2">
          <table:table-cell office:value-type="string" calcext:value-type="string">
            <text:p>demanding parent mode</text:p>
          </table:table-cell>
          <table:table-cell office:value-type="string" calcext:value-type="string">
            <text:p>nõudliku kriitiku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sisemise kriitiku olekutest, milles esitatakse enda suhtes ebarealistlikult kõrgeid nõudmisi ja oodatakse nendele vastamist järeleandmisi tegemata...</text:p>
          </table:table-cell>
          <table:table-cell office:value-type="string" calcext:value-type="string">
            <text:p>https://sonaveeb.ee/search/unif/dlall/skt/demanding%20parent%20mode</text:p>
          </table:table-cell>
        </table:table-row>
        <table:table-row table:style-name="ro2">
          <table:table-cell office:value-type="string" calcext:value-type="string">
            <text:p>depende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ollakse võimetu pädevana toimima igapäevaelu kohustustes toetumata olulisel määral teiste abile (nt enese eest hoolt kandma, lahendama igap...</text:p>
          </table:table-cell>
          <table:table-cell office:value-type="string" calcext:value-type="string">
            <text:p>https://sonaveeb.ee/search/unif/dlall/skt/dependenc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sünge, rõhutud meeleolu, rusutud olek, depressioon</text:p>
          </table:table-cell>
          <table:table-cell office:value-type="string" calcext:value-type="string">
            <text:p>https://sonaveeb.ee/search/unif/dlall/kriis/depression</text:p>
          </table:table-cell>
        </table:table-row>
        <table:table-row table:style-name="ro1">
          <table:table-cell office:value-type="string" calcext:value-type="string">
            <text:p>describ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jutustades või kirjutades kellestki või millestki ülevaadet või pilti andma</text:p>
          </table:table-cell>
          <table:table-cell office:value-type="string" calcext:value-type="string">
            <text:p>https://sonaveeb.ee/search/unif/dlall/dkt/describe</text:p>
          </table:table-cell>
        </table:table-row>
        <table:table-row table:style-name="ro2">
          <table:table-cell office:value-type="string" calcext:value-type="string">
            <text:p>detached protecter mode</text:p>
          </table:table-cell>
          <table:table-cell office:value-type="string" calcext:value-type="string">
            <text:p>eemaldunud kaits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üsfunktsionaalsetest kaitseolekutest, mida iseloomustab emotsionaalne vältimine ja milles olles inimene eitab tundeid ja probleeme, on emotsionaa...</text:p>
          </table:table-cell>
          <table:table-cell office:value-type="string" calcext:value-type="string">
            <text:p>https://sonaveeb.ee/search/unif/dlall/skt/detached%20protecter%20mode</text:p>
          </table:table-cell>
        </table:table-row>
        <table:table-row table:style-name="ro2">
          <table:table-cell office:value-type="string" calcext:value-type="string">
            <text:p>detached self-soother mode</text:p>
          </table:table-cell>
          <table:table-cell office:value-type="string" calcext:value-type="string">
            <text:p>eemaldunud eneserahusta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üsfunktsionaalsetest kaitseolekutest, milles olles üritatakse rahustada või leevendada oma negatiivseid emotsioone, tehes seda läbi kompulsiivset...</text:p>
          </table:table-cell>
          <table:table-cell office:value-type="string" calcext:value-type="string">
            <text:p>https://sonaveeb.ee/search/unif/dlall/skt/detached%20self-soother%20mode</text:p>
          </table:table-cell>
        </table:table-row>
        <table:table-row table:style-name="ro2">
          <table:table-cell office:value-type="string" calcext:value-type="string">
            <text:p>developmental crisis</text:p>
          </table:table-cell>
          <table:table-cell office:value-type="string" calcext:value-type="string">
            <text:p>arengukriis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elukaare erinevates etappides ette ennustatav muutus, millega kohanemiseks vajab inimene eakohast ja sotsiaalset toetust</text:p>
          </table:table-cell>
          <table:table-cell office:value-type="string" calcext:value-type="string">
            <text:p>https://sonaveeb.ee/search/unif/dlall/kriis/developmental%20crisis</text:p>
          </table:table-cell>
        </table:table-row>
        <table:table-row table:style-name="ro2">
          <table:table-cell office:value-type="string" calcext:value-type="string">
            <text:p>diagnosed during lifetime</text:p>
          </table:table-cell>
          <table:table-cell office:value-type="string" calcext:value-type="string">
            <text:p>elupuhune diagnoo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aiguse, nt kasvaja diagnoosimine enne surma, ka juhul kui diagnoos täpsustub lahangul</text:p>
          </table:table-cell>
          <table:table-cell office:value-type="string" calcext:value-type="string">
            <text:p>https://sonaveeb.ee/search/unif/dlall/TAI/diagnosed%20during%20lifetime</text:p>
          </table:table-cell>
        </table:table-row>
        <table:table-row table:style-name="ro1">
          <table:table-cell office:value-type="string" calcext:value-type="string">
            <text:p>diagnosis at autops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svaja, mis on diagnoositud esimest korda lahangul</text:p>
          </table:table-cell>
          <table:table-cell office:value-type="string" calcext:value-type="string">
            <text:p>https://sonaveeb.ee/search/unif/dlall/TAI/diagnosis%20at%20autopsy</text:p>
          </table:table-cell>
        </table:table-row>
        <table:table-row table:style-name="ro2">
          <table:table-cell office:value-type="string" calcext:value-type="string">
            <text:p>dialectical abstinence</text:p>
          </table:table-cell>
          <table:table-cell office:value-type="string" calcext:value-type="string">
            <text:p>dialektiline karsku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arskuse korral liigub inimene strateegiliselt absoluutse karskuse vahel "käesolevas hetkes" (kuni õnnestub hoiduda sõltuvuskäitumistest)...</text:p>
          </table:table-cell>
          <table:table-cell office:value-type="string" calcext:value-type="string">
            <text:p>https://sonaveeb.ee/search/unif/dlall/dkt/dialectical%20abstinence</text:p>
          </table:table-cell>
        </table:table-row>
        <table:table-row table:style-name="ro2">
          <table:table-cell office:value-type="string" calcext:value-type="string">
            <text:p>dialectical behavior therapy</text:p>
          </table:table-cell>
          <table:table-cell office:value-type="string" calcext:value-type="string">
            <text:p>dialektiline käitumisteraapia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Marsha Linehani välja töötatud kognitiiv-käitumuslike algetega suitsidaalse ja ennast kahjustava käitumise vähendamisele suunatud tõenduspõhine ravipr...</text:p>
          </table:table-cell>
          <table:table-cell office:value-type="string" calcext:value-type="string">
            <text:p>https://sonaveeb.ee/search/unif/dlall/dkt/dialectical%20behavior%20therapy</text:p>
          </table:table-cell>
        </table:table-row>
        <table:table-row table:style-name="ro2">
          <table:table-cell office:value-type="string" calcext:value-type="string">
            <text:p>dialectics</text:p>
          </table:table-cell>
          <table:table-cell office:value-type="string" calcext:value-type="string">
            <text:p>dialektilisu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maailmavaade, mille keskmes on kolm põhiteesi: süsteemi alaosad on omavahel seotud ja mõõdustavad uue väärtusega terviku; reaalsus koosneb vastassuuna...</text:p>
          </table:table-cell>
          <table:table-cell office:value-type="string" calcext:value-type="string">
            <text:p>https://sonaveeb.ee/search/unif/dlall/dkt/dialectics</text:p>
          </table:table-cell>
        </table:table-row>
        <table:table-row table:style-name="ro1">
          <table:table-cell office:value-type="string" calcext:value-type="string">
            <text:p>diary card</text:p>
          </table:table-cell>
          <table:table-cell office:value-type="string" calcext:value-type="string">
            <text:p>päevikukaart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ööriist dialektilise käitumisteraapia raames igapäevase käitumise kohta info kogumiseks</text:p>
          </table:table-cell>
          <table:table-cell office:value-type="string" calcext:value-type="string">
            <text:p>https://sonaveeb.ee/search/unif/dlall/dkt/diary%20card</text:p>
          </table:table-cell>
        </table:table-row>
        <table:table-row table:style-name="ro2">
          <table:table-cell office:value-type="string" calcext:value-type="string">
            <text:p>diet</text:p>
          </table:table-cell>
          <table:table-cell office:value-type="string" calcext:value-type="string">
            <text:p>diee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rl teatud piirangutega, ettekirjutatud toitumiskord või -viis, mille eesmärk on parandada tervist, ennetada haigusi, muuta toitumisharjumusi või võtt...</text:p>
          </table:table-cell>
          <table:table-cell office:value-type="string" calcext:value-type="string">
            <text:p>https://sonaveeb.ee/search/unif/dlall/TAI/diet</text:p>
          </table:table-cell>
        </table:table-row>
        <table:table-row table:style-name="ro1">
          <table:table-cell office:value-type="string" calcext:value-type="string">
            <text:p>dietolog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dus ja õpetus toiduvalikute ja söömisharjumuste ehk dieedi mõjust tervisele</text:p>
          </table:table-cell>
          <table:table-cell office:value-type="string" calcext:value-type="string">
            <text:p>https://sonaveeb.ee/search/unif/dlall/TAI/dietology</text:p>
          </table:table-cell>
        </table:table-row>
        <table:table-row table:style-name="ro2">
          <table:table-cell office:value-type="string" calcext:value-type="string">
            <text:p>digital health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luviis, kui tehnoloogia kasutamisel inimene mõtleb enda tervise ja heaolu peale, et keha, meel ja vaim oleksid parimas ühenduses elamaks võimalikult ...</text:p>
          </table:table-cell>
          <table:table-cell office:value-type="string" calcext:value-type="string">
            <text:p>https://sonaveeb.ee/search/unif/dlall/TAI/digital%20health</text:p>
          </table:table-cell>
        </table:table-row>
        <table:table-row table:style-name="ro2">
          <table:table-cell office:value-type="string" calcext:value-type="string">
            <text:p>digital healthcare</text:p>
          </table:table-cell>
          <table:table-cell office:value-type="string" calcext:value-type="string">
            <text:p>digitaalne tervishoi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ldkond, mis hõlmab tervishoiuteenuste ja -tegevuste juures kasutatavaid digitehnoloogiad, digitaalseid andmekogusid ja infosüsteeme</text:p>
          </table:table-cell>
          <table:table-cell office:value-type="string" calcext:value-type="string">
            <text:p>https://sonaveeb.ee/search/unif/dlall/TAI/digital%20healthcare</text:p>
          </table:table-cell>
        </table:table-row>
        <table:table-row table:style-name="ro2">
          <table:table-cell office:value-type="string" calcext:value-type="string">
            <text:p>dime game</text:p>
          </table:table-cell>
          <table:table-cell office:value-type="string" calcext:value-type="string">
            <text:p>mündimäng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tehnika, mis aitab konkreetses olukorras teha parim otsus selle kohta, kui järjepidevalt midagi paluda või millestki kee...</text:p>
          </table:table-cell>
          <table:table-cell office:value-type="string" calcext:value-type="string">
            <text:p>https://sonaveeb.ee/search/unif/dlall/dkt/dime%20game</text:p>
          </table:table-cell>
        </table:table-row>
        <table:table-row table:style-name="ro2">
          <table:table-cell office:value-type="string" calcext:value-type="string">
            <text:p>direct cause of death</text:p>
          </table:table-cell>
          <table:table-cell office:value-type="string" calcext:value-type="string">
            <text:p>vahetu surmapõhj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aigus, tüsistus või vigastus, mis on surma otsene esilekutsuja</text:p>
          </table:table-cell>
          <table:table-cell office:value-type="string" calcext:value-type="string">
            <text:p>https://sonaveeb.ee/search/unif/dlall/TAI/direct%20cause%20of%20death</text:p>
          </table:table-cell>
        </table:table-row>
        <table:table-row table:style-name="ro2">
          <table:table-cell office:value-type="string" calcext:value-type="string">
            <text:p>disability</text:p>
          </table:table-cell>
          <table:table-cell office:value-type="string" calcext:value-type="string">
            <text:p>puu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(tervisekahjustusest tulenev) võimetus või piiratud võime sooritada tegevusi sellisena või selles ulatuses, mis võimaldaks ühiskonnaelus osale...</text:p>
          </table:table-cell>
          <table:table-cell office:value-type="string" calcext:value-type="string">
            <text:p>https://sonaveeb.ee/search/unif/dlall/TAI/disability</text:p>
          </table:table-cell>
        </table:table-row>
        <table:table-row table:style-name="ro2">
          <table:table-cell office:value-type="string" calcext:value-type="string">
            <text:p>disconnection and rejection</text:p>
          </table:table-cell>
          <table:table-cell office:value-type="string" calcext:value-type="string">
            <text:p>eraldatus ja tõrju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 valdkond, mille aluseks on eeldus, et vajadus turvalisuse, stabiilsuse, hoole, empaatia, emotsioonide jagamise, aksepteerimise ning austuse jär...</text:p>
          </table:table-cell>
          <table:table-cell office:value-type="string" calcext:value-type="string">
            <text:p>https://sonaveeb.ee/search/unif/dlall/skt/disconnection%20and%20rejection</text:p>
          </table:table-cell>
        </table:table-row>
        <table:table-row table:style-name="ro1">
          <table:table-cell office:value-type="string" calcext:value-type="string">
            <text:p>disease incidence</text:p>
          </table:table-cell>
          <table:table-cell office:value-type="string" calcext:value-type="string">
            <text:p>esmashaigestum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uute haigusjuhtude arv kindlal ajavahemikul teatud rahvastikus</text:p>
          </table:table-cell>
          <table:table-cell office:value-type="string" calcext:value-type="string">
            <text:p>https://sonaveeb.ee/search/unif/dlall/TAI/disease%20incidence</text:p>
          </table:table-cell>
        </table:table-row>
        <table:table-row table:style-name="ro2">
          <table:table-cell office:value-type="string" calcext:value-type="string">
            <text:p>disease incidence rate</text:p>
          </table:table-cell>
          <table:table-cell office:value-type="string" calcext:value-type="string">
            <text:p>esmashaigestum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uute haigusjuhtude arv aastakeskmise rahvaarvu suhtes mingil ajavahemikul</text:p>
          </table:table-cell>
          <table:table-cell office:value-type="string" calcext:value-type="string">
            <text:p>https://sonaveeb.ee/search/unif/dlall/TAI/disease%20incidence%20rate</text:p>
          </table:table-cell>
        </table:table-row>
        <table:table-row table:style-name="ro2">
          <table:table-cell office:value-type="string" calcext:value-type="string">
            <text:p>distant metastasis</text:p>
          </table:table-cell>
          <table:table-cell office:value-type="string" calcext:value-type="string">
            <text:p>kaugmetastaa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gkoldest (algsest kasvajast) kaugemal (eemal) asuvas organis või lümfisõlmes paiknev sekundaarne kasvaja kolle</text:p>
          </table:table-cell>
          <table:table-cell office:value-type="string" calcext:value-type="string">
            <text:p>https://sonaveeb.ee/search/unif/dlall/TAI/distant%20metastasis</text:p>
          </table:table-cell>
        </table:table-row>
        <table:table-row table:style-name="ro2">
          <table:table-cell office:value-type="string" calcext:value-type="string">
            <text:p>distress tolerance skills</text:p>
          </table:table-cell>
          <table:table-cell office:value-type="string" calcext:value-type="string">
            <text:p>kriisioskus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oskuste treeningu moodul, mis keskendub sellele, kuidas valu ja kannatuse kiuste elada, oma eesmärke täita ja tekkinud r...</text:p>
          </table:table-cell>
          <table:table-cell office:value-type="string" calcext:value-type="string">
            <text:p>https://sonaveeb.ee/search/unif/dlall/dkt/distress%20tolerance%20skills</text:p>
          </table:table-cell>
        </table:table-row>
        <table:table-row table:style-name="ro2">
          <table:table-cell office:value-type="string" calcext:value-type="string">
            <text:p>doing mind</text:p>
          </table:table-cell>
          <table:table-cell office:value-type="string" calcext:value-type="string">
            <text:p>tegutsev meel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Meeleseisund DKT-s, kus inimene keskendub ülesannetele ja sooritusele, tavaliselt automaatselt või harjumuslikult, ilma täielikult hetkes olemata.</text:p>
          </table:table-cell>
          <table:table-cell office:value-type="string" calcext:value-type="string">
            <text:p>https://sonaveeb.ee/search/unif/dlall/dkt/doing%20mind</text:p>
          </table:table-cell>
        </table:table-row>
        <table:table-row table:style-name="ro2">
          <table:table-cell office:value-type="string" calcext:value-type="string">
            <text:p>duration of pregnancy</text:p>
          </table:table-cell>
          <table:table-cell office:value-type="string" calcext:value-type="string">
            <text:p>raseduskest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aseduse pikkus täisnädalates (ja päevades), mida mõõdetakse alates viimase normaalse menstruaalperioodi esimesest päevast või ultrahelidiagnostika ab...</text:p>
          </table:table-cell>
          <table:table-cell office:value-type="string" calcext:value-type="string">
            <text:p>https://sonaveeb.ee/search/unif/dlall/TAI/duration%20of%20pregnancy</text:p>
          </table:table-cell>
        </table:table-row>
        <table:table-row table:style-name="ro2">
          <table:table-cell office:value-type="string" calcext:value-type="string">
            <text:p>dysfunctional parent mode</text:p>
          </table:table-cell>
          <table:table-cell office:value-type="string" calcext:value-type="string">
            <text:p>sisemise kriitiku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ategooria skeemi olekutest, mis on lapsepõlves olulistes suhetes (lapsevanem, vm oluline isik) kogetud negatiivsete aspektide valikuline internal...</text:p>
          </table:table-cell>
          <table:table-cell office:value-type="string" calcext:value-type="string">
            <text:p>https://sonaveeb.ee/search/unif/dlall/skt/dysfunctional%20parent%20mode</text:p>
          </table:table-cell>
        </table:table-row>
        <table:table-row table:style-name="ro2">
          <table:table-cell office:value-type="string" calcext:value-type="string">
            <text:p>early adaptive schema</text:p>
          </table:table-cell>
          <table:table-cell office:value-type="string" calcext:value-type="string">
            <text:p>varane kohastumuslik skeem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i, kõikehõlmav enda ja oma suhete kohta käiv emotsioonidest, kognitsioonidest ja kehalistest aistingutest koosnev muster, mis kujuneb varases arengu...</text:p>
          </table:table-cell>
          <table:table-cell office:value-type="string" calcext:value-type="string">
            <text:p>https://sonaveeb.ee/search/unif/dlall/skt/early%20adaptive%20schema</text:p>
          </table:table-cell>
        </table:table-row>
        <table:table-row table:style-name="ro3">
          <table:table-cell office:value-type="string" calcext:value-type="string">
            <text:p>early maladaptive schema</text:p>
          </table:table-cell>
          <table:table-cell office:value-type="string" calcext:value-type="string">
            <text:p>varane mittekohastumuslik skeem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i, kõikehõlmav enda ja oma suhete kohta käiv mälestustest, emotsioonidest, kognitsioonidest ja kehalistest aistingutest koosnev muster, mis on kujun...</text:p>
          </table:table-cell>
          <table:table-cell office:value-type="string" calcext:value-type="string">
            <text:p>https://sonaveeb.ee/search/unif/dlall/skt/early%20maladaptive%20schema</text:p>
          </table:table-cell>
        </table:table-row>
        <table:table-row table:style-name="ro2">
          <table:table-cell office:value-type="string" calcext:value-type="string">
            <text:p>early neonatal dealth</text:p>
          </table:table-cell>
          <table:table-cell office:value-type="string" calcext:value-type="string">
            <text:p>varajane neonataalsurm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miku surm esimesel elunädalal (0–6 päeva vanuselt), vt ka hiline neonataalsurm</text:p>
          </table:table-cell>
          <table:table-cell office:value-type="string" calcext:value-type="string">
            <text:p>https://sonaveeb.ee/search/unif/dlall/TAI/early%20neonatal%20dealth</text:p>
          </table:table-cell>
        </table:table-row>
        <table:table-row table:style-name="ro3">
          <table:table-cell office:value-type="string" calcext:value-type="string">
            <text:p>early neonatal mortality rate</text:p>
          </table:table-cell>
          <table:table-cell office:value-type="string" calcext:value-type="string">
            <text:p>varajane neonataalsurem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rajases neonataalperioodis (0–6 päeva vanuses) surnute arv kõigi elussündide kohta teatud ajavahemikul</text:p>
          </table:table-cell>
          <table:table-cell office:value-type="string" calcext:value-type="string">
            <text:p>https://sonaveeb.ee/search/unif/dlall/TAI/early%20neonatal%20mortality%20rate</text:p>
          </table:table-cell>
        </table:table-row>
        <table:table-row table:style-name="ro3">
          <table:table-cell office:value-type="string" calcext:value-type="string">
            <text:p>effective rethinking and paired relaxation</text:p>
          </table:table-cell>
          <table:table-cell office:value-type="string" calcext:value-type="string">
            <text:p>tõhus järelemõtlemine ja kombineeritud lihaslõdvestu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meetod, kus kasutatakse korraga kognitiivset ümberstruktureerimist ning järk-järgulist lihaslõdvestust, et kõrge stressi hetkedel erutust kiiresti...</text:p>
          </table:table-cell>
          <table:table-cell office:value-type="string" calcext:value-type="string">
            <text:p>https://sonaveeb.ee/search/unif/dlall/dkt/effective%20rethinking%20and%20paired%20relaxation</text:p>
          </table:table-cell>
        </table:table-row>
        <table:table-row table:style-name="ro2">
          <table:table-cell office:value-type="string" calcext:value-type="string">
            <text:p>effectively</text:p>
          </table:table-cell>
          <table:table-cell office:value-type="string" calcext:value-type="string">
            <text:p>tõhusalt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teadveloleku kuidas-oskus DKT-s, keskendumine käitumistele ja tegevustele, mis on hetkes efektiivsed ja eesmärgipärased.</text:p>
          </table:table-cell>
          <table:table-cell office:value-type="string" calcext:value-type="string">
            <text:p>https://sonaveeb.ee/search/unif/dlall/dkt/effectively</text:p>
          </table:table-cell>
        </table:table-row>
        <table:table-row table:style-name="ro2">
          <table:table-cell office:value-type="string" calcext:value-type="string">
            <text:p>effectiveness trial</text:p>
          </table:table-cell>
          <table:table-cell office:value-type="string" calcext:value-type="string">
            <text:p>tulemuslikkuse 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tegevuse mõju või toime uurimine tavatingimustes, Nt õpetaja tavatöös õpilaste sotsiaalse pädevuse arendamise mõju või toime uurimine</text:p>
          </table:table-cell>
          <table:table-cell office:value-type="string" calcext:value-type="string">
            <text:p>https://sonaveeb.ee/search/unif/dlall/TAI/effectiveness%20trial</text:p>
          </table:table-cell>
        </table:table-row>
        <table:table-row table:style-name="ro2">
          <table:table-cell office:value-type="string" calcext:value-type="string">
            <text:p>efficacy trial</text:p>
          </table:table-cell>
          <table:table-cell office:value-type="string" calcext:value-type="string">
            <text:p>mõjususe 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tegevuse mõju või toime uurimine kontrollitud uuringutingimustes, Nt teadlaste poolt valitud koolides õpilaste sotsiaalse pädevuse arendamise m...</text:p>
          </table:table-cell>
          <table:table-cell office:value-type="string" calcext:value-type="string">
            <text:p>https://sonaveeb.ee/search/unif/dlall/TAI/efficacy%20trial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mingi mehhanismi, seadme vms suurem rike</text:p>
          </table:table-cell>
          <table:table-cell office:value-type="string" calcext:value-type="string">
            <text:p>https://sonaveeb.ee/search/unif/dlall/kriis/emergency</text:p>
          </table:table-cell>
        </table:table-row>
        <table:table-row table:style-name="ro2">
          <table:table-cell office:value-type="string" calcext:value-type="string">
            <text:p>emergency social assistance</text:p>
          </table:table-cell>
          <table:table-cell office:value-type="string" calcext:value-type="string">
            <text:p>vältimatu sotsiaalabi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iisavate elatusvahenditeta isiku olukorrale vastavad hädavajalikud sotsiaalhoolekandelised abinõud, mis tagavad vähemalt toidu, riietuse ja ajutise p...</text:p>
          </table:table-cell>
          <table:table-cell office:value-type="string" calcext:value-type="string">
            <text:p>https://sonaveeb.ee/search/unif/dlall/TAI/emergency%20social%20assistance</text:p>
          </table:table-cell>
        </table:table-row>
        <table:table-row table:style-name="ro2">
          <table:table-cell office:value-type="string" calcext:value-type="string">
            <text:p>emotion constriction</text:p>
          </table:table-cell>
          <table:table-cell office:value-type="string" calcext:value-type="string">
            <text:p>emotsionaalne kammitse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motsioonide ja nendega seotud spontaansete ilmingute ja käitumisimpulsside liigne allasurumine või loomulike impulsside ignoreerimine eeldatava häbi/...</text:p>
          </table:table-cell>
          <table:table-cell office:value-type="string" calcext:value-type="string">
            <text:p>https://sonaveeb.ee/search/unif/dlall/skt/emotion%20constriction</text:p>
          </table:table-cell>
        </table:table-row>
        <table:table-row table:style-name="ro2">
          <table:table-cell office:value-type="string" calcext:value-type="string">
            <text:p>emotion regulation skills</text:p>
          </table:table-cell>
          <table:table-cell office:value-type="string" calcext:value-type="string">
            <text:p>emotsiooni juhtimise oskus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oskuste treeningu moodul, mis keskendub sellele, kuidas märgata ja nimetada emotsioone ja nende komponente, muuta soovim...</text:p>
          </table:table-cell>
          <table:table-cell office:value-type="string" calcext:value-type="string">
            <text:p>https://sonaveeb.ee/search/unif/dlall/dkt/emotion%20regulation%20skills</text:p>
          </table:table-cell>
        </table:table-row>
        <table:table-row table:style-name="ro2">
          <table:table-cell office:value-type="string" calcext:value-type="string">
            <text:p>emotional consideration</text:p>
          </table:table-cell>
          <table:table-cell office:value-type="string" calcext:value-type="string">
            <text:p>empaatiline tähelepanelikk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iste vajaduste ja tunnete suhtes hoolivuse väljendamine, showing consideration for other's needs and feelings</text:p>
          </table:table-cell>
          <table:table-cell office:value-type="string" calcext:value-type="string">
            <text:p>https://sonaveeb.ee/search/unif/dlall/skt/emotional%20consideration</text:p>
          </table:table-cell>
        </table:table-row>
        <table:table-row table:style-name="ro2">
          <table:table-cell office:value-type="string" calcext:value-type="string">
            <text:p>emotional deprivation</text:p>
          </table:table-cell>
          <table:table-cell office:value-type="string" calcext:value-type="string">
            <text:p>emotsionaalne deprivatsioon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vajadus ja soov emotsionaalse toe järele jääb vastamata, the expectation that one’s desire for a normal degree of emotional support will no...</text:p>
          </table:table-cell>
          <table:table-cell office:value-type="string" calcext:value-type="string">
            <text:p>https://sonaveeb.ee/search/unif/dlall/skt/emotional%20deprivation</text:p>
          </table:table-cell>
        </table:table-row>
        <table:table-row table:style-name="ro2">
          <table:table-cell office:value-type="string" calcext:value-type="string">
            <text:p>emotional dysregulation</text:p>
          </table:table-cell>
          <table:table-cell office:value-type="string" calcext:value-type="string">
            <text:p>emotsionaalne düsregulatsioon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raskused oma emotsionaalse kogemuse ja käitumise muutmisel olukorras, kus valdaval osal inimestest see tavapäraselt õnnestub</text:p>
          </table:table-cell>
          <table:table-cell office:value-type="string" calcext:value-type="string">
            <text:p>https://sonaveeb.ee/search/unif/dlall/dkt/emotional%20dysregulation</text:p>
          </table:table-cell>
        </table:table-row>
        <table:table-row table:style-name="ro2">
          <table:table-cell office:value-type="string" calcext:value-type="string">
            <text:p>emotional fulfillment</text:p>
          </table:table-cell>
          <table:table-cell office:value-type="string" calcext:value-type="string">
            <text:p>emotsionaalne rahulda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tuntakse täielikku emotsionaalset toetust lähisuhetes, feeling full emotional support in intimate relationships</text:p>
          </table:table-cell>
          <table:table-cell office:value-type="string" calcext:value-type="string">
            <text:p>https://sonaveeb.ee/search/unif/dlall/skt/emotional%20fulfillment</text:p>
          </table:table-cell>
        </table:table-row>
        <table:table-row table:style-name="ro2">
          <table:table-cell office:value-type="string" calcext:value-type="string">
            <text:p>emotional inhibition</text:p>
          </table:table-cell>
          <table:table-cell office:value-type="string" calcext:value-type="string">
            <text:p>emotsionaalne pidurda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igasugune emotsiooni või impulsi spontaanse väljendamise allasurumine või selle täielik puudumine vältimaks teiste hukkamõistu, häbitunnet või kontrol...</text:p>
          </table:table-cell>
          <table:table-cell office:value-type="string" calcext:value-type="string">
            <text:p>https://sonaveeb.ee/search/unif/dlall/skt/emotional%20inhibition</text:p>
          </table:table-cell>
        </table:table-row>
        <table:table-row table:style-name="ro1">
          <table:table-cell office:value-type="string" calcext:value-type="string">
            <text:p>emotional mind</text:p>
          </table:table-cell>
          <table:table-cell office:value-type="string" calcext:value-type="string">
            <text:p>emotsionaalne meel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olmest meeleseisundist DKT-s, kus emotsioonid juhivad mõtlemist ja käitumist.</text:p>
          </table:table-cell>
          <table:table-cell office:value-type="string" calcext:value-type="string">
            <text:p>https://sonaveeb.ee/search/unif/dlall/dkt/emotional%20mind</text:p>
          </table:table-cell>
        </table:table-row>
        <table:table-row table:style-name="ro2">
          <table:table-cell office:value-type="string" calcext:value-type="string">
            <text:p>emotional openness and spontaneity</text:p>
          </table:table-cell>
          <table:table-cell office:value-type="string" calcext:value-type="string">
            <text:p>emotsionaalne avatus ja spontaans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untakse end mugavalt tundeid teistele väljendades, being comfortable in expressing feelings to others</text:p>
          </table:table-cell>
          <table:table-cell office:value-type="string" calcext:value-type="string">
            <text:p>https://sonaveeb.ee/search/unif/dlall/skt/emotional%20openness%20and%20spontaneity</text:p>
          </table:table-cell>
        </table:table-row>
        <table:table-row table:style-name="ro2">
          <table:table-cell office:value-type="string" calcext:value-type="string">
            <text:p>emotional vulnerability</text:p>
          </table:table-cell>
          <table:table-cell office:value-type="string" calcext:value-type="string">
            <text:p>emotsionaalne haavatavu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motsionaalset düsregulatsiooni soodustav faktor, mida iseloomustavad kõrge emotsionaalne tundlikkus, emotsioonide intensiivne kogemine ning emotsioon...</text:p>
          </table:table-cell>
          <table:table-cell office:value-type="string" calcext:value-type="string">
            <text:p>https://sonaveeb.ee/search/unif/dlall/dkt/emotional%20vulnerability</text:p>
          </table:table-cell>
        </table:table-row>
        <table:table-row table:style-name="ro2">
          <table:table-cell office:value-type="string" calcext:value-type="string">
            <text:p>empathic confrontation</text:p>
          </table:table-cell>
          <table:table-cell office:value-type="string" calcext:value-type="string">
            <text:p>empaatiline konfronteeru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rapeutiline viis tegeleda kaitseolekutega, olles empaatiline nende kujunemise biograafiliste põhjuste suhtes, samas vastandudes nende väljendumisvii...</text:p>
          </table:table-cell>
          <table:table-cell office:value-type="string" calcext:value-type="string">
            <text:p>https://sonaveeb.ee/search/unif/dlall/skt/empathic%20confrontation</text:p>
          </table:table-cell>
        </table:table-row>
        <table:table-row table:style-name="ro2">
          <table:table-cell office:value-type="string" calcext:value-type="string">
            <text:p>empathic considera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iste vajaduste ja tunnete suhtes hoolivuse väljendamine, showing consideration for other's needs and feelings</text:p>
          </table:table-cell>
          <table:table-cell office:value-type="string" calcext:value-type="string">
            <text:p>https://sonaveeb.ee/search/unif/dlall/skt/empathic%20consideration</text:p>
          </table:table-cell>
        </table:table-row>
        <table:table-row table:style-name="ro1">
          <table:table-cell office:value-type="string" calcext:value-type="string">
            <text:p>empowermen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gupäraselt India kuningate troonileasumise riitus, mil troonileasujat piserdati püha veega</text:p>
          </table:table-cell>
          <table:table-cell office:value-type="string" calcext:value-type="string">
            <text:p>https://sonaveeb.ee/search/unif/dlall/TAI/empowerment</text:p>
          </table:table-cell>
        </table:table-row>
        <table:table-row table:style-name="ro2">
          <table:table-cell office:value-type="string" calcext:value-type="string">
            <text:p>empowerment imagery</text:p>
          </table:table-cell>
          <table:table-cell office:value-type="string" calcext:value-type="string">
            <text:p>võimestav kujutl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ogemuslik kujutlustehnika paariskeemiteraapias, mille eesmärk on julgustada paarisuhte vältivat või alistuvat partnerit ennast kehtestama läbi samast...</text:p>
          </table:table-cell>
          <table:table-cell office:value-type="string" calcext:value-type="string">
            <text:p>https://sonaveeb.ee/search/unif/dlall/skt/empowerment%20imagery</text:p>
          </table:table-cell>
        </table:table-row>
        <table:table-row table:style-name="ro2">
          <table:table-cell office:value-type="string" calcext:value-type="string">
            <text:p>ending destructive relationships</text:p>
          </table:table-cell>
          <table:table-cell office:value-type="string" calcext:value-type="string">
            <text:p>hävitavate suhete lõpet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uhtetõhususe oskuste üks eesmärk: lõpetada suhe, mille osas on vähe lootust suhet parandada, mis on ahistav või segab oluliste eesmärkide saavutamist</text:p>
          </table:table-cell>
          <table:table-cell office:value-type="string" calcext:value-type="string">
            <text:p>https://sonaveeb.ee/search/unif/dlall/dkt/ending%20destructive%20relationships</text:p>
          </table:table-cell>
        </table:table-row>
        <table:table-row table:style-name="ro2">
          <table:table-cell office:value-type="string" calcext:value-type="string">
            <text:p>endoscopy of col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ämesoole haiguste ja kasvajate avastamiseks mõeldud jämesoole vaatlusuuring endoskoobi abil; vt ka sõelkoloskoopia</text:p>
          </table:table-cell>
          <table:table-cell office:value-type="string" calcext:value-type="string">
            <text:p>https://sonaveeb.ee/search/unif/dlall/TAI/endoscopy%20of%20colon</text:p>
          </table:table-cell>
        </table:table-row>
        <table:table-row table:style-name="ro2">
          <table:table-cell office:value-type="string" calcext:value-type="string">
            <text:p>energy conten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ühe massi- või mahuühiku kütuse täielikul põlemisel eralduv soojushulk, energy produced per unit amount of a substance when the substance undergoes co...</text:p>
          </table:table-cell>
          <table:table-cell office:value-type="string" calcext:value-type="string">
            <text:p>https://sonaveeb.ee/search/unif/dlall/TAI/energy%20content</text:p>
          </table:table-cell>
        </table:table-row>
        <table:table-row table:style-name="ro2">
          <table:table-cell office:value-type="string" calcext:value-type="string">
            <text:p>energy drink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ook, mis sisaldab üldjuhul kofeiini või teisi taimseid stimulante, tihti ka süsivesikuid, harvem ülimagusaid magusaineid ja vitamiine</text:p>
          </table:table-cell>
          <table:table-cell office:value-type="string" calcext:value-type="string">
            <text:p>https://sonaveeb.ee/search/unif/dlall/TAI/energy%20drink</text:p>
          </table:table-cell>
        </table:table-row>
        <table:table-row table:style-name="ro2">
          <table:table-cell office:value-type="string" calcext:value-type="string">
            <text:p>enmeshment</text:p>
          </table:table-cell>
          <table:table-cell office:value-type="string" calcext:value-type="string">
            <text:p>väljakujunemata minapilt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lemäärane emotsionaalne seotus ja lähedus ühe või enama olulise lähedasega (sageli vanematega) ootuspärase sotsiaalse arengu või täieliku iseseisvumi...</text:p>
          </table:table-cell>
          <table:table-cell office:value-type="string" calcext:value-type="string">
            <text:p>https://sonaveeb.ee/search/unif/dlall/skt/enmeshment</text:p>
          </table:table-cell>
        </table:table-row>
        <table:table-row table:style-name="ro2">
          <table:table-cell office:value-type="string" calcext:value-type="string">
            <text:p>enraged child mode</text:p>
          </table:table-cell>
          <table:table-cell office:value-type="string" calcext:value-type="string">
            <text:p>raevunud lapse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pse olek, milles tuntakse raevu, mis päädib kontrollimatu teisi või asju kahjustava agressiivse käitumisega, Experiences intense feelings of rage th...</text:p>
          </table:table-cell>
          <table:table-cell office:value-type="string" calcext:value-type="string">
            <text:p>https://sonaveeb.ee/search/unif/dlall/skt/enraged%20child%20mode</text:p>
          </table:table-cell>
        </table:table-row>
        <table:table-row table:style-name="ro2">
          <table:table-cell office:value-type="string" calcext:value-type="string">
            <text:p>entitlement</text:p>
          </table:table-cell>
          <table:table-cell office:value-type="string" calcext:value-type="string">
            <text:p>enesetähtsusta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ollakse teistest üle, omatakse eriõiguseid ja ollakse väärt erikohtlemist ega lähtuta vastastikususe põhimõttest inimestevahelises suhtluse...</text:p>
          </table:table-cell>
          <table:table-cell office:value-type="string" calcext:value-type="string">
            <text:p>https://sonaveeb.ee/search/unif/dlall/skt/entitlement</text:p>
          </table:table-cell>
        </table:table-row>
        <table:table-row table:style-name="ro2">
          <table:table-cell office:value-type="string" calcext:value-type="string">
            <text:p>environmental factors</text:p>
          </table:table-cell>
          <table:table-cell office:value-type="string" calcext:value-type="string">
            <text:p>keskkonnateguri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eskkonna ained ning energia- ja infovood, mis mõjutavad biosüsteeme, todas las características del medio susceptibles de actuar directamente sobre lo...</text:p>
          </table:table-cell>
          <table:table-cell office:value-type="string" calcext:value-type="string">
            <text:p>https://sonaveeb.ee/search/unif/dlall/TAI/environmental%20factors</text:p>
          </table:table-cell>
        </table:table-row>
        <table:table-row table:style-name="ro2">
          <table:table-cell office:value-type="string" calcext:value-type="string">
            <text:p>essential fatty acids</text:p>
          </table:table-cell>
          <table:table-cell office:value-type="string" calcext:value-type="string">
            <text:p>asendamatud rasvhappe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he, kolme ja nelja kahekordse sidemega küllastamata rasvhapped</text:p>
          </table:table-cell>
          <table:table-cell office:value-type="string" calcext:value-type="string">
            <text:p>https://sonaveeb.ee/search/unif/dlall/TAI/essential%20fatty%20acids</text:p>
          </table:table-cell>
        </table:table-row>
        <table:table-row table:style-name="ro2">
          <table:table-cell office:value-type="string" calcext:value-type="string">
            <text:p>Estonian Cancer Regist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iiklik andmekogu, kuhu kogutakse isikustatud andmeid vähijuhtude kohta Eestis. Vähiregistri kohta saab rohkem teavet Tervise Arengu Instituudi veebis...</text:p>
          </table:table-cell>
          <table:table-cell office:value-type="string" calcext:value-type="string">
            <text:p>https://sonaveeb.ee/search/unif/dlall/TAI/Estonian%20Cancer%20Register</text:p>
          </table:table-cell>
        </table:table-row>
        <table:table-row table:style-name="ro2">
          <table:table-cell office:value-type="string" calcext:value-type="string">
            <text:p>Estonian Cancer Screening Regist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iiklik andmekogu, kuhu kogutakse isikustatud andmeid rinna-, emakakaela- ja jämesoolevähi sõeluuringute sihtrühma kuuluvate isikute kohta</text:p>
          </table:table-cell>
          <table:table-cell office:value-type="string" calcext:value-type="string">
            <text:p>https://sonaveeb.ee/search/unif/dlall/TAI/Estonian%20Cancer%20Screening%20Register</text:p>
          </table:table-cell>
        </table:table-row>
        <table:table-row table:style-name="ro3">
          <table:table-cell office:value-type="string" calcext:value-type="string">
            <text:p>Estonian Medical Pregnancy Information System</text:p>
          </table:table-cell>
          <table:table-cell office:value-type="string" calcext:value-type="string">
            <text:p>raseduse infosüsteem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fosüsteem, kuhu kuuluvad meditsiiniline sünniregister ja meditsiiniline raseduse katkemise ja katkestamise register, ning mis kogub isikustatud andm...</text:p>
          </table:table-cell>
          <table:table-cell office:value-type="string" calcext:value-type="string">
            <text:p>https://sonaveeb.ee/search/unif/dlall/TAI/Estonian%20Medical%20Pregnancy%20Information%20System</text:p>
          </table:table-cell>
        </table:table-row>
        <table:table-row table:style-name="ro2">
          <table:table-cell office:value-type="string" calcext:value-type="string">
            <text:p>ethical aspects of intervention</text:p>
          </table:table-cell>
          <table:table-cell office:value-type="string" calcext:value-type="string">
            <text:p>ennetustegevuse eetilis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õhimõtete kogum, mille järgi austatakse tegevuses osaleja autonoomsust ja privaatsust, ei diskrimineerita ega sildistata teda ega seata ohtu, Lähemal...</text:p>
          </table:table-cell>
          <table:table-cell office:value-type="string" calcext:value-type="string">
            <text:p>https://sonaveeb.ee/search/unif/dlall/TAI/ethical%20aspects%20of%20intervention</text:p>
          </table:table-cell>
        </table:table-row>
        <table:table-row table:style-name="ro2">
          <table:table-cell office:value-type="string" calcext:value-type="string">
            <text:p>ethical implications of interven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õhimõtete kogum, mille järgi austatakse tegevuses osaleja autonoomsust ja privaatsust, ei diskrimineerita ega sildistata teda ega seata ohtu, Lähemal...</text:p>
          </table:table-cell>
          <table:table-cell office:value-type="string" calcext:value-type="string">
            <text:p>https://sonaveeb.ee/search/unif/dlall/TAI/ethical%20implications%20of%20intervention</text:p>
          </table:table-cell>
        </table:table-row>
        <table:table-row table:style-name="ro2">
          <table:table-cell office:value-type="string" calcext:value-type="string">
            <text:p>excess mortality</text:p>
          </table:table-cell>
          <table:table-cell office:value-type="string" calcext:value-type="string">
            <text:p>liigsurem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ogusuremuse (kõigist põhjustest tingitud suremuse) ja eeldatava suremuse vahe, mis esineks samas rahvastikus uuritava seisundi (ka õnnetuste, mürgist...</text:p>
          </table:table-cell>
          <table:table-cell office:value-type="string" calcext:value-type="string">
            <text:p>https://sonaveeb.ee/search/unif/dlall/TAI/excess%20mortality</text:p>
          </table:table-cell>
        </table:table-row>
        <table:table-row table:style-name="ro1">
          <table:table-cell office:value-type="string" calcext:value-type="string">
            <text:p>experiental expertise</text:p>
          </table:table-cell>
          <table:table-cell office:value-type="string" calcext:value-type="string">
            <text:p>kogemusteadmin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ogemusest õppimise kaudu tulnud teadmine</text:p>
          </table:table-cell>
          <table:table-cell office:value-type="string" calcext:value-type="string">
            <text:p>https://sonaveeb.ee/search/unif/dlall/TAI/experiental%20expertise</text:p>
          </table:table-cell>
        </table:table-row>
        <table:table-row table:style-name="ro2">
          <table:table-cell office:value-type="string" calcext:value-type="string">
            <text:p>experiental knowledg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ogemusest õppimise kaudu tulnud teadmine</text:p>
          </table:table-cell>
          <table:table-cell office:value-type="string" calcext:value-type="string">
            <text:p>https://sonaveeb.ee/search/unif/dlall/TAI/experiental%20knowledge</text:p>
          </table:table-cell>
        </table:table-row>
        <table:table-row table:style-name="ro2">
          <table:table-cell office:value-type="string" calcext:value-type="string">
            <text:p>exposu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iirguskaitses kasutatav nii füüsikalise suuruse tähenduses kui ka üldisemas tähenduses; kiiritus füüsikalise suurusena: footonite poolt õhuruumalas m...</text:p>
          </table:table-cell>
          <table:table-cell office:value-type="string" calcext:value-type="string">
            <text:p>https://sonaveeb.ee/search/unif/dlall/dkt/exposure</text:p>
          </table:table-cell>
        </table:table-row>
        <table:table-row table:style-name="ro2">
          <table:table-cell office:value-type="string" calcext:value-type="string">
            <text:p>external cause of death</text:p>
          </table:table-cell>
          <table:table-cell office:value-type="string" calcext:value-type="string">
            <text:p>surma välispõhj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igastuse, mürgistuse tekkimise asjaolud (juhtunu kirjeldus)</text:p>
          </table:table-cell>
          <table:table-cell office:value-type="string" calcext:value-type="string">
            <text:p>https://sonaveeb.ee/search/unif/dlall/TAI/external%20cause%20of%20death</text:p>
          </table:table-cell>
        </table:table-row>
        <table:table-row table:style-name="ro1">
          <table:table-cell office:value-type="string" calcext:value-type="string">
            <text:p>extinc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aksoni (tavaliselt liigi) täielik (ülemaailmne) kadumine.</text:p>
          </table:table-cell>
          <table:table-cell office:value-type="string" calcext:value-type="string">
            <text:p>https://sonaveeb.ee/search/unif/dlall/dkt/extinction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hnilise seadme või süsteemi töötamise häire, korrast ära olek</text:p>
          </table:table-cell>
          <table:table-cell office:value-type="string" calcext:value-type="string">
            <text:p>https://sonaveeb.ee/search/unif/dlall/skt/failure</text:p>
          </table:table-cell>
        </table:table-row>
        <table:table-row table:style-name="ro1">
          <table:table-cell office:value-type="string" calcext:value-type="string">
            <text:p>family caregiv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ne, kes hooldab oma pereliiget või lähedast enamasti tasuta</text:p>
          </table:table-cell>
          <table:table-cell office:value-type="string" calcext:value-type="string">
            <text:p>https://sonaveeb.ee/search/unif/dlall/TAI/family%20caregiver</text:p>
          </table:table-cell>
        </table:table-row>
        <table:table-row table:style-name="ro1">
          <table:table-cell office:value-type="string" calcext:value-type="string">
            <text:p>family car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ne, kes hooldab oma pereliiget või lähedast enamasti tasuta</text:p>
          </table:table-cell>
          <table:table-cell office:value-type="string" calcext:value-type="string">
            <text:p>https://sonaveeb.ee/search/unif/dlall/TAI/family%20carer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eneseväärikuse säilitamise oskus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uhtetõhususe oskuste kogumik, mis aitab säilitada või parandada eneseväärikust, püüdes samal ajal suhtluses soovitut saavutada</text:p>
          </table:table-cell>
          <table:table-cell office:value-type="string" calcext:value-type="string">
            <text:p>https://sonaveeb.ee/search/unif/dlall/dkt/FAST</text:p>
          </table:table-cell>
        </table:table-row>
        <table:table-row table:style-name="ro2">
          <table:table-cell office:value-type="string" calcext:value-type="string">
            <text:p>fear of losing control</text:p>
          </table:table-cell>
          <table:table-cell office:value-type="string" calcext:value-type="string">
            <text:p>hirm kaotada kontroll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he excessive inhibition or disconnection of spontaneous emotion, action, or expression, due to a fear that one would otherwise lose control of their ...</text:p>
          </table:table-cell>
          <table:table-cell office:value-type="string" calcext:value-type="string">
            <text:p>https://sonaveeb.ee/search/unif/dlall/skt/fear%20of%20losing%20control</text:p>
          </table:table-cell>
        </table:table-row>
        <table:table-row table:style-name="ro2">
          <table:table-cell office:value-type="string" calcext:value-type="string">
            <text:p>feasibility of intervention</text:p>
          </table:table-cell>
          <table:table-cell office:value-type="string" calcext:value-type="string">
            <text:p>ennetustegevuse teostatav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nnang ennetustegevuse läbiviidavusele, Nt ennetustegevuse ülekantavus, sh tegevust soodustavate ja takistavate tegurite analüüs</text:p>
          </table:table-cell>
          <table:table-cell office:value-type="string" calcext:value-type="string">
            <text:p>https://sonaveeb.ee/search/unif/dlall/TAI/feasibility%20of%20intervention</text:p>
          </table:table-cell>
        </table:table-row>
        <table:table-row table:style-name="ro2">
          <table:table-cell office:value-type="string" calcext:value-type="string">
            <text:p>fecal occult blood test</text:p>
          </table:table-cell>
          <table:table-cell office:value-type="string" calcext:value-type="string">
            <text:p>peitveretes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aboriuuring vere avastamiseks väljaheiteproovis</text:p>
          </table:table-cell>
          <table:table-cell office:value-type="string" calcext:value-type="string">
            <text:p>https://sonaveeb.ee/search/unif/dlall/TAI/fecal%20occult%20blood%20test</text:p>
          </table:table-cell>
        </table:table-row>
        <table:table-row table:style-name="ro2">
          <table:table-cell office:value-type="string" calcext:value-type="string">
            <text:p>fertile ag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ga, mil ollakse võimeline viljastuma ja järglasi saama (statistikas kokkuleppeliselt naised vanuses 15-49 a)</text:p>
          </table:table-cell>
          <table:table-cell office:value-type="string" calcext:value-type="string">
            <text:p>https://sonaveeb.ee/search/unif/dlall/TAI/fertile%20age</text:p>
          </table:table-cell>
        </table:table-row>
        <table:table-row table:style-name="ro2">
          <table:table-cell office:value-type="string" calcext:value-type="string">
            <text:p>fertility ag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ga, mil ollakse võimeline viljastuma ja järglasi saama (statistikas kokkuleppeliselt naised vanuses 15-49 a)</text:p>
          </table:table-cell>
          <table:table-cell office:value-type="string" calcext:value-type="string">
            <text:p>https://sonaveeb.ee/search/unif/dlall/TAI/fertility%20age</text:p>
          </table:table-cell>
        </table:table-row>
        <table:table-row table:style-name="ro3">
          <table:table-cell office:value-type="string" calcext:value-type="string">
            <text:p>finding and getting people to like you</text:p>
          </table:table-cell>
          <table:table-cell office:value-type="string" calcext:value-type="string">
            <text:p>inimeste leidmine ja neile meeldima hakk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uhete loomise üks osa, mis puudutab inimeste leidmist ja sõprussuhete loomist, tuginedes läheduse ja sarnasuse põhimõtetele, vestluse alustamise ja s...</text:p>
          </table:table-cell>
          <table:table-cell office:value-type="string" calcext:value-type="string">
            <text:p>https://sonaveeb.ee/search/unif/dlall/dkt/finding%20and%20getting%20people%20to%20like%20you</text:p>
          </table:table-cell>
        </table:table-row>
        <table:table-row table:style-name="ro2">
          <table:table-cell office:value-type="string" calcext:value-type="string">
            <text:p>flaggelating overcontroller mode</text:p>
          </table:table-cell>
          <table:table-cell office:value-type="string" calcext:value-type="string">
            <text:p>ennastpiitsutava ülekontrolli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overcompensates for fear of attack or punishment by punishing and blaming oneself, with the aim of restoring the illusion of control, self-punishment ...</text:p>
          </table:table-cell>
          <table:table-cell office:value-type="string" calcext:value-type="string">
            <text:p>https://sonaveeb.ee/search/unif/dlall/skt/flaggelating%20overcontroller%20mode</text:p>
          </table:table-cell>
        </table:table-row>
        <table:table-row table:style-name="ro2">
          <table:table-cell office:value-type="string" calcext:value-type="string">
            <text:p>foster ca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he provision of residential care to a child, by and in the home of a person who: (a) receives compensation for caring for the child... (b) is not the...</text:p>
          </table:table-cell>
          <table:table-cell office:value-type="string" calcext:value-type="string">
            <text:p>https://sonaveeb.ee/search/unif/dlall/TAI/foster%20care</text:p>
          </table:table-cell>
        </table:table-row>
        <table:table-row table:style-name="ro3">
          <table:table-cell office:value-type="string" calcext:value-type="string">
            <text:p>foster family providing special care</text:p>
          </table:table-cell>
          <table:table-cell office:value-type="string" calcext:value-type="string">
            <text:p>erihooldusper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olduspere, kus kasvatatakse erivajadusega last</text:p>
          </table:table-cell>
          <table:table-cell office:value-type="string" calcext:value-type="string">
            <text:p>https://sonaveeb.ee/search/unif/dlall/TAI/foster%20family%20providing%20special%20care</text:p>
          </table:table-cell>
        </table:table-row>
        <table:table-row table:style-name="ro3">
          <table:table-cell office:value-type="string" calcext:value-type="string">
            <text:p>freedom to express valid needs and emotions</text:p>
          </table:table-cell>
          <table:table-cell office:value-type="string" calcext:value-type="string">
            <text:p>vabadus väljendada vajadusi ja emotsioo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aasiline emotsionaalne vajadus väljendada vabalt oma vajadusi, emotsioone ja mõtteid ja saada selles valideeritud, Having the freedom to express your...</text:p>
          </table:table-cell>
          <table:table-cell office:value-type="string" calcext:value-type="string">
            <text:p>https://sonaveeb.ee/search/unif/dlall/skt/freedom%20to%20express%20valid%20needs%20and%20emotions</text:p>
          </table:table-cell>
        </table:table-row>
        <table:table-row table:style-name="ro2">
          <table:table-cell office:value-type="string" calcext:value-type="string">
            <text:p>full week of pregnancy</text:p>
          </table:table-cell>
          <table:table-cell office:value-type="string" calcext:value-type="string">
            <text:p>täisrasedusnädal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aseduse kestuse arvutamiseks kasutatav 7-päevane nädal</text:p>
          </table:table-cell>
          <table:table-cell office:value-type="string" calcext:value-type="string">
            <text:p>https://sonaveeb.ee/search/unif/dlall/TAI/full%20week%20of%20pregnancy</text:p>
          </table:table-cell>
        </table:table-row>
        <table:table-row table:style-name="ro2">
          <table:table-cell office:value-type="string" calcext:value-type="string">
            <text:p>full-term newborn</text:p>
          </table:table-cell>
          <table:table-cell office:value-type="string" calcext:value-type="string">
            <text:p>ajaline lap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ärast 37. ja enne 42. täisrasedusnädalat sündinud laps; vaata ka enneaegne laps, ülekantud laps</text:p>
          </table:table-cell>
          <table:table-cell office:value-type="string" calcext:value-type="string">
            <text:p>https://sonaveeb.ee/search/unif/dlall/TAI/full-term%20newborn</text:p>
          </table:table-cell>
        </table:table-row>
        <table:table-row table:style-name="ro2">
          <table:table-cell office:value-type="string" calcext:value-type="string">
            <text:p>functioning</text:p>
          </table:table-cell>
          <table:table-cell office:value-type="string" calcext:value-type="string">
            <text:p>funktsioneerimisvõim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füüsiline, psühholoogiline ja sotsiaalne võimekus tulla toime oma elukeskkonnas igapäevaste tegevuste ja olukordadega, mis on talle vajalikud ...</text:p>
          </table:table-cell>
          <table:table-cell office:value-type="string" calcext:value-type="string">
            <text:p>https://sonaveeb.ee/search/unif/dlall/TAI/functioning</text:p>
          </table:table-cell>
        </table:table-row>
        <table:table-row table:style-name="ro2">
          <table:table-cell office:value-type="string" calcext:value-type="string">
            <text:p>general mortality ra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rmajuhtude arv aastas aastakeskmise rahvastiku kohta</text:p>
          </table:table-cell>
          <table:table-cell office:value-type="string" calcext:value-type="string">
            <text:p>https://sonaveeb.ee/search/unif/dlall/TAI/general%20mortality%20rate</text:p>
          </table:table-cell>
        </table:table-row>
        <table:table-row table:style-name="ro2">
          <table:table-cell office:value-type="string" calcext:value-type="string">
            <text:p>GIVE</text:p>
          </table:table-cell>
          <table:table-cell office:value-type="string" calcext:value-type="string">
            <text:p>suhete toetamise oskus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uhtetõhususe oskuste kogumik, mis on suunatud teise inimesega suhte säilitamisele või parandamisele, püüdes samal ajal suhtluses soovitut saavutada</text:p>
          </table:table-cell>
          <table:table-cell office:value-type="string" calcext:value-type="string">
            <text:p>https://sonaveeb.ee/search/unif/dlall/dkt/GIVE</text:p>
          </table:table-cell>
        </table:table-row>
        <table:table-row table:style-name="ro2">
          <table:table-cell office:value-type="string" calcext:value-type="string">
            <text:p>grandiosit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ollakse teistest üle, omatakse eriõiguseid ja ollakse väärt erikohtlemist ega lähtuta vastastikususe põhimõttest inimestevahelises suhtluse...</text:p>
          </table:table-cell>
          <table:table-cell office:value-type="string" calcext:value-type="string">
            <text:p>https://sonaveeb.ee/search/unif/dlall/skt/grandiosity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office:value-type="string" calcext:value-type="string">
            <text:p>lein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lähedase vm armastatud inimese surmast tingitud tugev hingeline kannatus</text:p>
          </table:table-cell>
          <table:table-cell office:value-type="string" calcext:value-type="string">
            <text:p>https://sonaveeb.ee/search/unif/dlall/kriis/grief</text:p>
          </table:table-cell>
        </table:table-row>
        <table:table-row table:style-name="ro2">
          <table:table-cell office:value-type="string" calcext:value-type="string">
            <text:p>grief counsel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kriisi- ja traumateadlik psühholoogiline ja/ või psühhosotsiaalne ja/ või hingehoidlik nõustamine kaotusvalu ja leinaprotsessi mõtestamiseks</text:p>
          </table:table-cell>
          <table:table-cell office:value-type="string" calcext:value-type="string">
            <text:p>https://sonaveeb.ee/search/unif/dlall/kriis/grief%20counseling</text:p>
          </table:table-cell>
        </table:table-row>
        <table:table-row table:style-name="ro2">
          <table:table-cell office:value-type="string" calcext:value-type="string">
            <text:p>grief depression</text:p>
          </table:table-cell>
          <table:table-cell office:value-type="string" calcext:value-type="string">
            <text:p>leinadepressioon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konkreetsest kaotusest tingitud meeleolu langus ning emotsionaalne võimetus kaotuse kõrval tulevikuvõimalusi näha</text:p>
          </table:table-cell>
          <table:table-cell office:value-type="string" calcext:value-type="string">
            <text:p>https://sonaveeb.ee/search/unif/dlall/kriis/grief%20depression</text:p>
          </table:table-cell>
        </table:table-row>
        <table:table-row table:style-name="ro2">
          <table:table-cell office:value-type="string" calcext:value-type="string">
            <text:p>group leader</text:p>
          </table:table-cell>
          <table:table-cell office:value-type="string" calcext:value-type="string">
            <text:p>oskuste grupi juht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ahest grupiviisilise oskuste õppe läbiviijatest, kelle ülesanne on juhtida kohtumiste alustamise, koduse harjutamise ülevaatamise ning uute oskus...</text:p>
          </table:table-cell>
          <table:table-cell office:value-type="string" calcext:value-type="string">
            <text:p>https://sonaveeb.ee/search/unif/dlall/dkt/group%20leader</text:p>
          </table:table-cell>
        </table:table-row>
        <table:table-row table:style-name="ro2">
          <table:table-cell office:value-type="string" calcext:value-type="string">
            <text:p>guardia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 person caring for a child of whom he or she is not the parent (usually an orphan), a ​person who has the ​legal ​right and ​responsibility of taking...</text:p>
          </table:table-cell>
          <table:table-cell office:value-type="string" calcext:value-type="string">
            <text:p>https://sonaveeb.ee/search/unif/dlall/TAI/guardian</text:p>
          </table:table-cell>
        </table:table-row>
        <table:table-row table:style-name="ro2">
          <table:table-cell office:value-type="string" calcext:value-type="string">
            <text:p>guardianship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olitsus teovõimetute isikute eest, õigusinstituut, mille eesmärgiks on korraldada kaitset isikutele, kes ise ei suuda oma õigusi teostada ning vara ...</text:p>
          </table:table-cell>
          <table:table-cell office:value-type="string" calcext:value-type="string">
            <text:p>https://sonaveeb.ee/search/unif/dlall/TAI/guardianship</text:p>
          </table:table-cell>
        </table:table-row>
        <table:table-row table:style-name="ro1">
          <table:table-cell office:value-type="string" calcext:value-type="string">
            <text:p>guida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suunamine nõuannete ja juhtnööridega</text:p>
          </table:table-cell>
          <table:table-cell office:value-type="string" calcext:value-type="string">
            <text:p>https://sonaveeb.ee/search/unif/dlall/TAI/guidance</text:p>
          </table:table-cell>
        </table:table-row>
        <table:table-row table:style-name="ro2">
          <table:table-cell office:value-type="string" calcext:value-type="string">
            <text:p>half-smil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oskus, mille eesmärgiks on reaalsuse aktsepteerimine oma kehaga, lõdvestades nägu, kael ja õlapiirkonna lihased, ning naeratades pooleldi oma huul...</text:p>
          </table:table-cell>
          <table:table-cell office:value-type="string" calcext:value-type="string">
            <text:p>https://sonaveeb.ee/search/unif/dlall/dkt/half-smile</text:p>
          </table:table-cell>
        </table:table-row>
        <table:table-row table:style-name="ro2">
          <table:table-cell office:value-type="string" calcext:value-type="string">
            <text:p>happy child mode</text:p>
          </table:table-cell>
          <table:table-cell office:value-type="string" calcext:value-type="string">
            <text:p>õnneliku lapse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pse olek, milles tuntakse end rõõmsa, rahuloleva ja armastatuna, väljendatakse end spontaanselt ja mänguliselt ning see olek ei ole seotud ühegi var...</text:p>
          </table:table-cell>
          <table:table-cell office:value-type="string" calcext:value-type="string">
            <text:p>https://sonaveeb.ee/search/unif/dlall/skt/happy%20child%20mode</text:p>
          </table:table-cell>
        </table:table-row>
        <table:table-row table:style-name="ro2">
          <table:table-cell office:value-type="string" calcext:value-type="string">
            <text:p>health</text:p>
          </table:table-cell>
          <table:table-cell office:value-type="string" calcext:value-type="string">
            <text:p>tervi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rganismi normaalne, häireteta elutegevus, sellest johtuv kehaline, sotsiaalne ja vaimne heaolu, (üldisemalt:) organismi seisund</text:p>
          </table:table-cell>
          <table:table-cell office:value-type="string" calcext:value-type="string">
            <text:p>https://sonaveeb.ee/search/unif/dlall/TAI/health</text:p>
          </table:table-cell>
        </table:table-row>
        <table:table-row table:style-name="ro2">
          <table:table-cell office:value-type="string" calcext:value-type="string">
            <text:p>health ca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e edendamise, säilitamise ja tugevdamisega ning haiguste ennetamise ja ravimisega tegelev tervisekaitse ja arstiabi süsteem ja valdkond, jõuping...</text:p>
          </table:table-cell>
          <table:table-cell office:value-type="string" calcext:value-type="string">
            <text:p>https://sonaveeb.ee/search/unif/dlall/TAI/health%20care</text:p>
          </table:table-cell>
        </table:table-row>
        <table:table-row table:style-name="ro2">
          <table:table-cell office:value-type="string" calcext:value-type="string">
            <text:p>health provid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teenust pakkuv tervishoiutöötaja või tervishoiuasutus, tervishoiu osapool, kellele saab määrata üht või enamat ravivolitust</text:p>
          </table:table-cell>
          <table:table-cell office:value-type="string" calcext:value-type="string">
            <text:p>https://sonaveeb.ee/search/unif/dlall/TAI/health%20provider</text:p>
          </table:table-cell>
        </table:table-row>
        <table:table-row table:style-name="ro2">
          <table:table-cell office:value-type="string" calcext:value-type="string">
            <text:p>health service provid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teenust pakkuv tervishoiutöötaja või tervishoiuasutus, tervishoiu osapool, kellele saab määrata üht või enamat ravivolitust</text:p>
          </table:table-cell>
          <table:table-cell office:value-type="string" calcext:value-type="string">
            <text:p>https://sonaveeb.ee/search/unif/dlall/TAI/health%20service%20provider</text:p>
          </table:table-cell>
        </table:table-row>
        <table:table-row table:style-name="ro2">
          <table:table-cell office:value-type="string" calcext:value-type="string">
            <text:p>healthca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e edendamise, säilitamise ja tugevdamisega ning haiguste ennetamise ja ravimisega tegelev tervisekaitse ja arstiabi süsteem ja valdkond, jõuping...</text:p>
          </table:table-cell>
          <table:table-cell office:value-type="string" calcext:value-type="string">
            <text:p>https://sonaveeb.ee/search/unif/dlall/TAI/healthcare</text:p>
          </table:table-cell>
        </table:table-row>
        <table:table-row table:style-name="ro2">
          <table:table-cell office:value-type="string" calcext:value-type="string">
            <text:p>healthcare actor</text:p>
          </table:table-cell>
          <table:table-cell office:value-type="string" calcext:value-type="string">
            <text:p>tervishoiu osapool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s osalev organisatsioon või isik, organization or person participating in healthcare</text:p>
          </table:table-cell>
          <table:table-cell office:value-type="string" calcext:value-type="string">
            <text:p>https://sonaveeb.ee/search/unif/dlall/TAI/healthcare%20actor</text:p>
          </table:table-cell>
        </table:table-row>
        <table:table-row table:style-name="ro2">
          <table:table-cell office:value-type="string" calcext:value-type="string">
            <text:p>healthcare delivery organiza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teenuse osutaja, millel on organisatsiooni roll</text:p>
          </table:table-cell>
          <table:table-cell office:value-type="string" calcext:value-type="string">
            <text:p>https://sonaveeb.ee/search/unif/dlall/TAI/healthcare%20delivery%20organization</text:p>
          </table:table-cell>
        </table:table-row>
        <table:table-row table:style-name="ro2">
          <table:table-cell office:value-type="string" calcext:value-type="string">
            <text:p>healthcare organiza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teenuse osutaja, millel on organisatsiooni roll</text:p>
          </table:table-cell>
          <table:table-cell office:value-type="string" calcext:value-type="string">
            <text:p>https://sonaveeb.ee/search/unif/dlall/TAI/healthcare%20organization</text:p>
          </table:table-cell>
        </table:table-row>
        <table:table-row table:style-name="ro2">
          <table:table-cell office:value-type="string" calcext:value-type="string">
            <text:p>healthcare part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s osalev organisatsioon või isik, organization or person participating in healthcare</text:p>
          </table:table-cell>
          <table:table-cell office:value-type="string" calcext:value-type="string">
            <text:p>https://sonaveeb.ee/search/unif/dlall/TAI/healthcare%20party</text:p>
          </table:table-cell>
        </table:table-row>
        <table:table-row table:style-name="ro2">
          <table:table-cell office:value-type="string" calcext:value-type="string">
            <text:p>healthcare provid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teenust pakkuv tervishoiutöötaja või tervishoiuasutus, tervishoiu osapool, kellele saab määrata üht või enamat ravivolitust</text:p>
          </table:table-cell>
          <table:table-cell office:value-type="string" calcext:value-type="string">
            <text:p>https://sonaveeb.ee/search/unif/dlall/TAI/healthcare%20provider</text:p>
          </table:table-cell>
        </table:table-row>
        <table:table-row table:style-name="ro2">
          <table:table-cell office:value-type="string" calcext:value-type="string">
            <text:p>healthcare service provid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teenust pakkuv tervishoiutöötaja või tervishoiuasutus, tervishoiu osapool, kellele saab määrata üht või enamat ravivolitust</text:p>
          </table:table-cell>
          <table:table-cell office:value-type="string" calcext:value-type="string">
            <text:p>https://sonaveeb.ee/search/unif/dlall/TAI/healthcare%20service%20provider</text:p>
          </table:table-cell>
        </table:table-row>
        <table:table-row table:style-name="ro2">
          <table:table-cell office:value-type="string" calcext:value-type="string">
            <text:p>healthy adult mode</text:p>
          </table:table-cell>
          <table:table-cell office:value-type="string" calcext:value-type="string">
            <text:p>terve täiskasvanu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funktsionaalsetest olekutest, mida iseloomustab toimetulevus ja tugevus; hõlmab kohastumuslikke vastuseid ümbritsevale keskkonnale, mis on vajalik...</text:p>
          </table:table-cell>
          <table:table-cell office:value-type="string" calcext:value-type="string">
            <text:p>https://sonaveeb.ee/search/unif/dlall/skt/healthy%20adult%20mode</text:p>
          </table:table-cell>
        </table:table-row>
        <table:table-row table:style-name="ro2">
          <table:table-cell office:value-type="string" calcext:value-type="string">
            <text:p>healthy boundaries - developed self</text:p>
          </table:table-cell>
          <table:table-cell office:value-type="string" calcext:value-type="string">
            <text:p>eluterved piirid ja küps eneseküllas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akohane sõltumatus oma vanematest, having developed a healthy independence from one's parents</text:p>
          </table:table-cell>
          <table:table-cell office:value-type="string" calcext:value-type="string">
            <text:p>https://sonaveeb.ee/search/unif/dlall/skt/healthy%20boundaries%20-%20developed%20self</text:p>
          </table:table-cell>
        </table:table-row>
        <table:table-row table:style-name="ro2">
          <table:table-cell office:value-type="string" calcext:value-type="string">
            <text:p>healthy mode</text:p>
          </table:table-cell>
          <table:table-cell office:value-type="string" calcext:value-type="string">
            <text:p>funktsionaalne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ategooria skeemi olekutest, mis sisaldab kohastumuslikke vastuseid täiskasvanuea keskkonnale ning võimet olla kontaktis lapseeast pärit loovate j...</text:p>
          </table:table-cell>
          <table:table-cell office:value-type="string" calcext:value-type="string">
            <text:p>https://sonaveeb.ee/search/unif/dlall/skt/healthy%20mode</text:p>
          </table:table-cell>
        </table:table-row>
        <table:table-row table:style-name="ro2">
          <table:table-cell office:value-type="string" calcext:value-type="string">
            <text:p>healthy self interest – self care</text:p>
          </table:table-cell>
          <table:table-cell office:value-type="string" calcext:value-type="string">
            <text:p>eluterve enesearmas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õime hoida tasakaalu enda vajaduste arvestamise ja teiste abistamise vahel, ability to healthily balance considering one's own needs and helping othe...</text:p>
          </table:table-cell>
          <table:table-cell office:value-type="string" calcext:value-type="string">
            <text:p>https://sonaveeb.ee/search/unif/dlall/skt/healthy%20self%20interest%20%E2%80%93%20self%20care</text:p>
          </table:table-cell>
        </table:table-row>
        <table:table-row table:style-name="ro2">
          <table:table-cell office:value-type="string" calcext:value-type="string">
            <text:p>healthy self reliance - competence</text:p>
          </table:table-cell>
          <table:table-cell office:value-type="string" calcext:value-type="string">
            <text:p>eluterve eneseusaldus ja kompetents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ollakse võimeline iseseisvalt igapäevaeluga toime tulema, feeling capable of independently coping with everyday life</text:p>
          </table:table-cell>
          <table:table-cell office:value-type="string" calcext:value-type="string">
            <text:p>https://sonaveeb.ee/search/unif/dlall/skt/healthy%20self%20reliance%20-%20competence</text:p>
          </table:table-cell>
        </table:table-row>
        <table:table-row table:style-name="ro2">
          <table:table-cell office:value-type="string" calcext:value-type="string">
            <text:p>healthy self-control</text:p>
          </table:table-cell>
          <table:table-cell office:value-type="string" calcext:value-type="string">
            <text:p>eluterve enesekontroll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õime järgida pikaajalisi eesmärke, mis nõuavad püsivust ja vahetu kasu saamise edasilükkamist, ability to follow long-term goals that require delayed...</text:p>
          </table:table-cell>
          <table:table-cell office:value-type="string" calcext:value-type="string">
            <text:p>https://sonaveeb.ee/search/unif/dlall/skt/healthy%20self-control</text:p>
          </table:table-cell>
        </table:table-row>
        <table:table-row table:style-name="ro2">
          <table:table-cell office:value-type="string" calcext:value-type="string">
            <text:p>healthy self-disciplin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õime järgida pikaajalisi eesmärke, mis nõuavad püsivust ja vahetu kasu saamise edasilükkamist, ability to follow long-term goals that require delayed...</text:p>
          </table:table-cell>
          <table:table-cell office:value-type="string" calcext:value-type="string">
            <text:p>https://sonaveeb.ee/search/unif/dlall/skt/healthy%20self-discipline</text:p>
          </table:table-cell>
        </table:table-row>
        <table:table-row table:style-name="ro1">
          <table:table-cell office:value-type="string" calcext:value-type="string">
            <text:p>hereditary disease</text:p>
          </table:table-cell>
          <table:table-cell office:value-type="string" calcext:value-type="string">
            <text:p>pärilik haig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utantse geeni põhjustatud patoloogia; vt ka kaasasündinud haigus</text:p>
          </table:table-cell>
          <table:table-cell office:value-type="string" calcext:value-type="string">
            <text:p>https://sonaveeb.ee/search/unif/dlall/TAI/hereditary%20disease</text:p>
          </table:table-cell>
        </table:table-row>
        <table:table-row table:style-name="ro2">
          <table:table-cell office:value-type="string" calcext:value-type="string">
            <text:p>home birth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uba raseduse jälgimise ajal raseda enda soovil kodus planeeritud ja toimuv sünnitus</text:p>
          </table:table-cell>
          <table:table-cell office:value-type="string" calcext:value-type="string">
            <text:p>https://sonaveeb.ee/search/unif/dlall/TAI/home%20birth</text:p>
          </table:table-cell>
        </table:table-row>
        <table:table-row table:style-name="ro2">
          <table:table-cell office:value-type="string" calcext:value-type="string">
            <text:p>honeymooning imagery</text:p>
          </table:table-cell>
          <table:table-cell office:value-type="string" calcext:value-type="string">
            <text:p>mesinädalate kujutl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ogemuslik kujutlustehnika paariskeemiteraapias, mille eesmärk on aktiveerida partnerite positiivseid mälestusi teineteisest ja taastada nende emotsio...</text:p>
          </table:table-cell>
          <table:table-cell office:value-type="string" calcext:value-type="string">
            <text:p>https://sonaveeb.ee/search/unif/dlall/skt/honeymooning%20imagery</text:p>
          </table:table-cell>
        </table:table-row>
        <table:table-row table:style-name="ro2">
          <table:table-cell office:value-type="string" calcext:value-type="string">
            <text:p>hospital cancer registry</text:p>
          </table:table-cell>
          <table:table-cell office:value-type="string" calcext:value-type="string">
            <text:p>haigla vähiregister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iregister, mis peab arvestust haiglasse sattunud vähihaigete üle ja mille peamine ülesanne on ravikvaliteedi hindamine</text:p>
          </table:table-cell>
          <table:table-cell office:value-type="string" calcext:value-type="string">
            <text:p>https://sonaveeb.ee/search/unif/dlall/TAI/hospital%20cancer%20registry</text:p>
          </table:table-cell>
        </table:table-row>
        <table:table-row table:style-name="ro1">
          <table:table-cell office:value-type="string" calcext:value-type="string">
            <text:p>housing cost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luaseme saamise ja ülalpidamise kulud</text:p>
          </table:table-cell>
          <table:table-cell office:value-type="string" calcext:value-type="string">
            <text:p>https://sonaveeb.ee/search/unif/dlall/TAI/housing%20costs</text:p>
          </table:table-cell>
        </table:table-row>
        <table:table-row table:style-name="ro1">
          <table:table-cell office:value-type="string" calcext:value-type="string">
            <text:p>housing expense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luaseme saamise ja ülalpidamise kulud</text:p>
          </table:table-cell>
          <table:table-cell office:value-type="string" calcext:value-type="string">
            <text:p>https://sonaveeb.ee/search/unif/dlall/TAI/housing%20expenses</text:p>
          </table:table-cell>
        </table:table-row>
        <table:table-row table:style-name="ro2">
          <table:table-cell office:value-type="string" calcext:value-type="string">
            <text:p>HPV self-sampling test</text:p>
          </table:table-cell>
          <table:table-cell office:value-type="string" calcext:value-type="string">
            <text:p>HPV kodutes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seseisvalt tupest võtav proov, mis on mõeldud inimese papilloomviiruse (HPV) avastamiseks</text:p>
          </table:table-cell>
          <table:table-cell office:value-type="string" calcext:value-type="string">
            <text:p>https://sonaveeb.ee/search/unif/dlall/TAI/HPV%20self-sampling%20test</text:p>
          </table:table-cell>
        </table:table-row>
        <table:table-row table:style-name="ro2">
          <table:table-cell office:value-type="string" calcext:value-type="string">
            <text:p>HPV tes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papilloomviiruse (HPV) kõrge riskiga viirusvariantide avastamiseks mõeldud uuring, mille jaoks võetakse günekoloogilisel läbivaatusel emakakae...</text:p>
          </table:table-cell>
          <table:table-cell office:value-type="string" calcext:value-type="string">
            <text:p>https://sonaveeb.ee/search/unif/dlall/TAI/HPV%20test</text:p>
          </table:table-cell>
        </table:table-row>
        <table:table-row table:style-name="ro2">
          <table:table-cell office:value-type="string" calcext:value-type="string">
            <text:p>hypercriticalness</text:p>
          </table:table-cell>
          <table:table-cell office:value-type="string" calcext:value-type="string">
            <text:p>jäigad standardid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peab vastama väga kõrgetele internaliseerunud sisemistele käitumise ja sooritusega seotud standarditele vältimaks (võimaliku) kriitika osal...</text:p>
          </table:table-cell>
          <table:table-cell office:value-type="string" calcext:value-type="string">
            <text:p>https://sonaveeb.ee/search/unif/dlall/skt/hypercriticalness</text:p>
          </table:table-cell>
        </table:table-row>
        <table:table-row table:style-name="ro2">
          <table:table-cell office:value-type="string" calcext:value-type="string">
            <text:p>hypervigilance and inhibition</text:p>
          </table:table-cell>
          <table:table-cell office:value-type="string" calcext:value-type="string">
            <text:p>ülivalvsus ja pidurda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 valdkond, mille aluseks on äärmuslik keskendumine oma spontaansete tunnete, impulsside, valikute allasurumisele või püüd vastata sisemistele jä...</text:p>
          </table:table-cell>
          <table:table-cell office:value-type="string" calcext:value-type="string">
            <text:p>https://sonaveeb.ee/search/unif/dlall/skt/hypervigilance%20and%20inhibition</text:p>
          </table:table-cell>
        </table:table-row>
        <table:table-row table:style-name="ro2">
          <table:table-cell office:value-type="string" calcext:value-type="string">
            <text:p>iatrogenic effec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itteootuspärane mõju, Nt laste liikumisaktiivsuse suurendamine võib suurendada enesehinnangulist üksteisega arvestamist, kuid võib kaasa tuua ka last...</text:p>
          </table:table-cell>
          <table:table-cell office:value-type="string" calcext:value-type="string">
            <text:p>https://sonaveeb.ee/search/unif/dlall/TAI/iatrogenic%20effect</text:p>
          </table:table-cell>
        </table:table-row>
        <table:table-row table:style-name="ro1">
          <table:table-cell office:value-type="string" calcext:value-type="string">
            <text:p>ICD-O</text:p>
          </table:table-cell>
          <table:table-cell office:value-type="string" calcext:value-type="string">
            <text:p>RHK-O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ahvusvaheline Haiguste Klassifikatsioon: Onkoloogia</text:p>
          </table:table-cell>
          <table:table-cell office:value-type="string" calcext:value-type="string">
            <text:p>https://sonaveeb.ee/search/unif/dlall/TAI/ICD-O</text:p>
          </table:table-cell>
        </table:table-row>
        <table:table-row table:style-name="ro3">
          <table:table-cell office:value-type="string" calcext:value-type="string">
            <text:p>ICF</text:p>
          </table:table-cell>
          <table:table-cell office:value-type="string" calcext:value-type="string">
            <text:p>rahvusvaheline funktsioneerimisvõime klassifikatsioon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ahvusvaheline funktsioneerimisvõime klassifikatsioon tervise ja tervisega seotud seisundite kirjeldamiseks</text:p>
          </table:table-cell>
          <table:table-cell office:value-type="string" calcext:value-type="string">
            <text:p>https://sonaveeb.ee/search/unif/dlall/TAI/ICF</text:p>
          </table:table-cell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üks v mitu märki, mida kasutatakse andmeelemendi vm objekti tuvastamiseks v nimetamiseks; võib tähistada ka objekti teatud omadusi</text:p>
          </table:table-cell>
          <table:table-cell office:value-type="string" calcext:value-type="string">
            <text:p>https://sonaveeb.ee/search/unif/dlall/TAI/identifier</text:p>
          </table:table-cell>
        </table:table-row>
        <table:table-row table:style-name="ro2">
          <table:table-cell office:value-type="string" calcext:value-type="string">
            <text:p>imagery rescripting</text:p>
          </table:table-cell>
          <table:table-cell office:value-type="string" calcext:value-type="string">
            <text:p>kujutluses ümberkirjuta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rapeutiline tehnika, mis võimaldab korrigeerida käesolevate probleemidega seotud varasemate traumaatiliste mälestuste tähendusi, Imagery rescripting...</text:p>
          </table:table-cell>
          <table:table-cell office:value-type="string" calcext:value-type="string">
            <text:p>https://sonaveeb.ee/search/unif/dlall/skt/imagery%20rescripting</text:p>
          </table:table-cell>
        </table:table-row>
        <table:table-row table:style-name="ro3">
          <table:table-cell office:value-type="string" calcext:value-type="string">
            <text:p>impaired autonomy and achievement</text:p>
          </table:table-cell>
          <table:table-cell office:value-type="string" calcext:value-type="string">
            <text:p>kahjustunud autonoomia ja toimetu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 valdkond, mille aluseks on eeldused enese ning end ümbritseva kohta, mis segavad tajutud suutlikkust eralduda, iseseisvalt ellu jääda, funktsio...</text:p>
          </table:table-cell>
          <table:table-cell office:value-type="string" calcext:value-type="string">
            <text:p>https://sonaveeb.ee/search/unif/dlall/skt/impaired%20autonomy%20and%20achievement</text:p>
          </table:table-cell>
        </table:table-row>
        <table:table-row table:style-name="ro2">
          <table:table-cell office:value-type="string" calcext:value-type="string">
            <text:p>impaired limits</text:p>
          </table:table-cell>
          <table:table-cell office:value-type="string" calcext:value-type="string">
            <text:p>kahjustunud piirid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 valdkond, mille aluseks on puudulik piiritunnetus, mis väljendub raskustes eneseregulatsioonis ja suhetes - vastutuse võtmises, teiste õiguste ...</text:p>
          </table:table-cell>
          <table:table-cell office:value-type="string" calcext:value-type="string">
            <text:p>https://sonaveeb.ee/search/unif/dlall/skt/impaired%20limits</text:p>
          </table:table-cell>
        </table:table-row>
        <table:table-row table:style-name="ro2">
          <table:table-cell office:value-type="string" calcext:value-type="string">
            <text:p>IMPROVE the moment</text:p>
          </table:table-cell>
          <table:table-cell office:value-type="string" calcext:value-type="string">
            <text:p>oskus LEPPIMA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Hulk konkreetsele inimesele sobivaid DKT strateegiaid, mis aitavad parandada hetke kvaliteeti, tehes kriisi üleelamise lihtsamaks. Hetke parandamiseks...</text:p>
          </table:table-cell>
          <table:table-cell office:value-type="string" calcext:value-type="string">
            <text:p>https://sonaveeb.ee/search/unif/dlall/dkt/IMPROVE%20the%20moment</text:p>
          </table:table-cell>
        </table:table-row>
        <table:table-row table:style-name="ro2">
          <table:table-cell office:value-type="string" calcext:value-type="string">
            <text:p>impulsive child mode</text:p>
          </table:table-cell>
          <table:table-cell office:value-type="string" calcext:value-type="string">
            <text:p>impulsiivse lapse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pse olek, milles püütakse täita oma soove ja tahtmisi isekal moel mõtlemata tagajärgedele. Selles olekus ei suudeta kontrollida oma tundeid ega impu...</text:p>
          </table:table-cell>
          <table:table-cell office:value-type="string" calcext:value-type="string">
            <text:p>https://sonaveeb.ee/search/unif/dlall/skt/impulsive%20child%20mode</text:p>
          </table:table-cell>
        </table:table-row>
        <table:table-row table:style-name="ro1">
          <table:table-cell office:value-type="string" calcext:value-type="string">
            <text:p>in situ tumou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kkekohaga piirdunud, ümbritsevasse koesse levimata kasvaja</text:p>
          </table:table-cell>
          <table:table-cell office:value-type="string" calcext:value-type="string">
            <text:p>https://sonaveeb.ee/search/unif/dlall/TAI/in%20situ%20tumour</text:p>
          </table:table-cell>
        </table:table-row>
        <table:table-row table:style-name="ro2">
          <table:table-cell office:value-type="string" calcext:value-type="string">
            <text:p>incidence</text:p>
          </table:table-cell>
          <table:table-cell office:value-type="string" calcext:value-type="string">
            <text:p>avaldum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äitaja, mis väljendab uute juhtude teket algselt tulemivabas rahvastikus kindlal ajavahemikul</text:p>
          </table:table-cell>
          <table:table-cell office:value-type="string" calcext:value-type="string">
            <text:p>https://sonaveeb.ee/search/unif/dlall/TAI/incidence</text:p>
          </table:table-cell>
        </table:table-row>
        <table:table-row table:style-name="ro2">
          <table:table-cell office:value-type="string" calcext:value-type="string">
            <text:p>incompete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ollakse võimetu pädevana toimima igapäevaelu kohustustes toetumata olulisel määral teiste abile (nt enese eest hoolt kandma, lahendama igap...</text:p>
          </table:table-cell>
          <table:table-cell office:value-type="string" calcext:value-type="string">
            <text:p>https://sonaveeb.ee/search/unif/dlall/skt/incompetence</text:p>
          </table:table-cell>
        </table:table-row>
        <table:table-row table:style-name="ro2">
          <table:table-cell office:value-type="string" calcext:value-type="string">
            <text:p>indicated prevention</text:p>
          </table:table-cell>
          <table:table-cell office:value-type="string" calcext:value-type="string">
            <text:p>näidustatud ennet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, mis on suunatud inimestele, kellel on suur risk probleemi kujunemiseks või on probleem juba osaliselt ilmnenud, Nt haavatavamate laste (keda ...</text:p>
          </table:table-cell>
          <table:table-cell office:value-type="string" calcext:value-type="string">
            <text:p>https://sonaveeb.ee/search/unif/dlall/TAI/indicated%20prevention</text:p>
          </table:table-cell>
        </table:table-row>
        <table:table-row table:style-name="ro2">
          <table:table-cell office:value-type="string" calcext:value-type="string">
            <text:p>individual therapy</text:p>
          </table:table-cell>
          <table:table-cell office:value-type="string" calcext:value-type="string">
            <text:p>individuaalteraapia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komponent, mille käigus jälgitakse oma terapeudiga üks-ühele kohtumiste käigus ravieesmärkide täitmist ja toetatakse mot...</text:p>
          </table:table-cell>
          <table:table-cell office:value-type="string" calcext:value-type="string">
            <text:p>https://sonaveeb.ee/search/unif/dlall/dkt/individual%20therapy</text:p>
          </table:table-cell>
        </table:table-row>
        <table:table-row table:style-name="ro2">
          <table:table-cell office:value-type="string" calcext:value-type="string">
            <text:p>induced abor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em kui 12 nädalat kestnud raseduse katkestamine naise omal soovil või kauem kui 12 ja vähem kui 22 nädalat kestnud raseduse katkestamine naise või ...</text:p>
          </table:table-cell>
          <table:table-cell office:value-type="string" calcext:value-type="string">
            <text:p>https://sonaveeb.ee/search/unif/dlall/TAI/induced%20abortion</text:p>
          </table:table-cell>
        </table:table-row>
        <table:table-row table:style-name="ro1">
          <table:table-cell office:value-type="string" calcext:value-type="string">
            <text:p>infant mortalit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la üheaastaste elusalt sündinud laste suremus</text:p>
          </table:table-cell>
          <table:table-cell office:value-type="string" calcext:value-type="string">
            <text:p>https://sonaveeb.ee/search/unif/dlall/TAI/infant%20mortality</text:p>
          </table:table-cell>
        </table:table-row>
        <table:table-row table:style-name="ro2">
          <table:table-cell office:value-type="string" calcext:value-type="string">
            <text:p>infant mortality rate</text:p>
          </table:table-cell>
          <table:table-cell office:value-type="string" calcext:value-type="string">
            <text:p>imikusurem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mikusurmade (alla aastaste laste surmade) arv 1000 sama aasta elussündinu kohta. (6)</text:p>
          </table:table-cell>
          <table:table-cell office:value-type="string" calcext:value-type="string">
            <text:p>https://sonaveeb.ee/search/unif/dlall/TAI/infant%20mortality%20rate</text:p>
          </table:table-cell>
        </table:table-row>
        <table:table-row table:style-name="ro2">
          <table:table-cell office:value-type="string" calcext:value-type="string">
            <text:p>inform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asjakohase teabe edastamine olukorra ja sellega kaasnevate asjaolude selgitamiseks ja vajaduspõhiseks kasutamiseks</text:p>
          </table:table-cell>
          <table:table-cell office:value-type="string" calcext:value-type="string">
            <text:p>https://sonaveeb.ee/search/unif/dlall/kriis/informing</text:p>
          </table:table-cell>
        </table:table-row>
        <table:table-row table:style-name="ro2">
          <table:table-cell office:value-type="string" calcext:value-type="string">
            <text:p>inhibited grieving</text:p>
          </table:table-cell>
          <table:table-cell office:value-type="string" calcext:value-type="string">
            <text:p>allasurutud lein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raumaatiliste kogemuste ja kaotustega kaasnev lein, millega toimetulekuks kasutatakse eelkõige vältivaid strateegiaid</text:p>
          </table:table-cell>
          <table:table-cell office:value-type="string" calcext:value-type="string">
            <text:p>https://sonaveeb.ee/search/unif/dlall/dkt/inhibited%20grieving</text:p>
          </table:table-cell>
        </table:table-row>
        <table:table-row table:style-name="ro2">
          <table:table-cell office:value-type="string" calcext:value-type="string">
            <text:p>input for intervention</text:p>
          </table:table-cell>
          <table:table-cell office:value-type="string" calcext:value-type="string">
            <text:p>ennetustegevuse sisen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tegevuse elluviimiseks olemasolevad ressursid</text:p>
          </table:table-cell>
          <table:table-cell office:value-type="string" calcext:value-type="string">
            <text:p>https://sonaveeb.ee/search/unif/dlall/TAI/input%20for%20intervention</text:p>
          </table:table-cell>
        </table:table-row>
        <table:table-row table:style-name="ro2">
          <table:table-cell office:value-type="string" calcext:value-type="string">
            <text:p>instabilit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kõik elu jooksul loodud tähtsad suhted katkevad ning sellest tulenev pidev mure hülgamise ees, the feeling that important relationships whi...</text:p>
          </table:table-cell>
          <table:table-cell office:value-type="string" calcext:value-type="string">
            <text:p>https://sonaveeb.ee/search/unif/dlall/skt/instability</text:p>
          </table:table-cell>
        </table:table-row>
        <table:table-row table:style-name="ro2">
          <table:table-cell office:value-type="string" calcext:value-type="string">
            <text:p>insufficient self-control</text:p>
          </table:table-cell>
          <table:table-cell office:value-type="string" calcext:value-type="string">
            <text:p>puudulik enesedistsipliin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ei suudeta eesmärgistatud tegevustes enesedistsiplineerimisega kaasnevat ebamugavustunnet ära taluda, mis väljendub impulsi kontrolli ja em...</text:p>
          </table:table-cell>
          <table:table-cell office:value-type="string" calcext:value-type="string">
            <text:p>https://sonaveeb.ee/search/unif/dlall/skt/insufficient%20self-control</text:p>
          </table:table-cell>
        </table:table-row>
        <table:table-row table:style-name="ro2">
          <table:table-cell office:value-type="string" calcext:value-type="string">
            <text:p>insufficient self-disciplin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ei suudeta eesmärgistatud tegevustes enesedistsiplineerimisega kaasnevat ebamugavustunnet ära taluda, mis väljendub impulsi kontrolli ja em...</text:p>
          </table:table-cell>
          <table:table-cell office:value-type="string" calcext:value-type="string">
            <text:p>https://sonaveeb.ee/search/unif/dlall/skt/insufficient%20self-discipline</text:p>
          </table:table-cell>
        </table:table-row>
        <table:table-row table:style-name="ro2">
          <table:table-cell office:value-type="string" calcext:value-type="string">
            <text:p>interest group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ohkem või vähem organiseeritud inimrühmad, kes taotlevad mõju avaldamist poliitikale nende huve puudutavates küsimustes</text:p>
          </table:table-cell>
          <table:table-cell office:value-type="string" calcext:value-type="string">
            <text:p>https://sonaveeb.ee/search/unif/dlall/TAI/interest%20group</text:p>
          </table:table-cell>
        </table:table-row>
        <table:table-row table:style-name="ro2">
          <table:table-cell office:value-type="string" calcext:value-type="string">
            <text:p>intermittent reinforcement</text:p>
          </table:table-cell>
          <table:table-cell office:value-type="string" calcext:value-type="string">
            <text:p>vahelduv sarrust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oovitud käitumise tõenäosuse suurendamise strateegia, kus soovitud käitumise ilmnemist kinnitatakse vahetevahel</text:p>
          </table:table-cell>
          <table:table-cell office:value-type="string" calcext:value-type="string">
            <text:p>https://sonaveeb.ee/search/unif/dlall/dkt/intermittent%20reinforcement</text:p>
          </table:table-cell>
        </table:table-row>
        <table:table-row table:style-name="ro3">
          <table:table-cell office:value-type="string" calcext:value-type="string">
            <text:p>International Classification of Function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ahvusvaheline funktsioneerimisvõime klassifikatsioon tervise ja tervisega seotud seisundite kirjeldamiseks</text:p>
          </table:table-cell>
          <table:table-cell office:value-type="string" calcext:value-type="string">
            <text:p>https://sonaveeb.ee/search/unif/dlall/TAI/International%20Classification%20of%20Functioning</text:p>
          </table:table-cell>
        </table:table-row>
        <table:table-row table:style-name="ro4">
          <table:table-cell office:value-type="string" calcext:value-type="string">
            <text:p>International Classification of Functioning, Disability and Health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ahvusvaheline funktsioneerimisvõime klassifikatsioon tervise ja tervisega seotud seisundite kirjeldamiseks</text:p>
          </table:table-cell>
          <table:table-cell office:value-type="string" calcext:value-type="string">
            <text:p>https://sonaveeb.ee/search/unif/dlall/TAI/International%20Classification%20of%20Functioning%2C%20Disability%20and%20Health</text:p>
          </table:table-cell>
        </table:table-row>
        <table:table-row table:style-name="ro2">
          <table:table-cell office:value-type="string" calcext:value-type="string">
            <text:p>interpersonal effectiveness skills</text:p>
          </table:table-cell>
          <table:table-cell office:value-type="string" calcext:value-type="string">
            <text:p>inimestevahelise tõhususe oskus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oskuste treeningu moodul, mis keskendub sellele, kuidas suhelda oma suhtlusvõrgustikuga tõhusalt, kutsuda teiste käitumi...</text:p>
          </table:table-cell>
          <table:table-cell office:value-type="string" calcext:value-type="string">
            <text:p>https://sonaveeb.ee/search/unif/dlall/dkt/interpersonal%20effectiveness%20skills</text:p>
          </table:table-cell>
        </table:table-row>
        <table:table-row table:style-name="ro2">
          <table:table-cell office:value-type="string" calcext:value-type="string">
            <text:p>interval cancer</text:p>
          </table:table-cell>
          <table:table-cell office:value-type="string" calcext:value-type="string">
            <text:p>intervallvähk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he sõeluuringu vahel inimesel diagnoositud pahaloomuline kasvaja (rinnavähk, jämesoolevähk, emakakaelavähk)</text:p>
          </table:table-cell>
          <table:table-cell office:value-type="string" calcext:value-type="string">
            <text:p>https://sonaveeb.ee/search/unif/dlall/TAI/interval%20cancer</text:p>
          </table:table-cell>
        </table:table-row>
        <table:table-row table:style-name="ro2">
          <table:table-cell office:value-type="string" calcext:value-type="string">
            <text:p>intervention activity</text:p>
          </table:table-cell>
          <table:table-cell office:value-type="string" calcext:value-type="string">
            <text:p>ennetuslik sekkumin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teenus, -toetus, -vahend vms, mis aitab probleemi või selle süvenemist ära hoida, Nt vanemate tugirühmad vanemlike oskuste arendamiseks, sünnie...</text:p>
          </table:table-cell>
          <table:table-cell office:value-type="string" calcext:value-type="string">
            <text:p>https://sonaveeb.ee/search/unif/dlall/TAI/intervention%20activity</text:p>
          </table:table-cell>
        </table:table-row>
        <table:table-row table:style-name="ro1">
          <table:table-cell office:value-type="string" calcext:value-type="string">
            <text:p>intervention fidelity</text:p>
          </table:table-cell>
          <table:table-cell office:value-type="string" calcext:value-type="string">
            <text:p>rakendustruud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tegevuse määr ja täpsus võrreldes juhendmaterjalide ja ettekirjutustega</text:p>
          </table:table-cell>
          <table:table-cell office:value-type="string" calcext:value-type="string">
            <text:p>https://sonaveeb.ee/search/unif/dlall/TAI/intervention%20fidelity</text:p>
          </table:table-cell>
        </table:table-row>
        <table:table-row table:style-name="ro2">
          <table:table-cell office:value-type="string" calcext:value-type="string">
            <text:p>intervention reach</text:p>
          </table:table-cell>
          <table:table-cell office:value-type="string" calcext:value-type="string">
            <text:p>ennetustegevuse ulat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ihtrühmast kaasatute hulk, Nt tegelik sõeluuringus osalenute osakaal</text:p>
          </table:table-cell>
          <table:table-cell office:value-type="string" calcext:value-type="string">
            <text:p>https://sonaveeb.ee/search/unif/dlall/TAI/intervention%20reach</text:p>
          </table:table-cell>
        </table:table-row>
        <table:table-row table:style-name="ro2">
          <table:table-cell office:value-type="string" calcext:value-type="string">
            <text:p>intranatal</text:p>
          </table:table-cell>
          <table:table-cell office:value-type="string" calcext:value-type="string">
            <text:p>intranataaln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ünnituse käigus toimuv, nt intranataalne surm, intranataalne surnultsünd; võrdle antenataalne</text:p>
          </table:table-cell>
          <table:table-cell office:value-type="string" calcext:value-type="string">
            <text:p>https://sonaveeb.ee/search/unif/dlall/TAI/intranatal</text:p>
          </table:table-cell>
        </table:table-row>
        <table:table-row table:style-name="ro2">
          <table:table-cell office:value-type="string" calcext:value-type="string">
            <text:p>invalidation</text:p>
          </table:table-cell>
          <table:table-cell office:value-type="string" calcext:value-type="string">
            <text:p>invalideeri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inimese kogemusele reageerimine viisil, mis annab tagasiside, et tema kogemus ei ole loogiline, mõistetav ega oluline</text:p>
          </table:table-cell>
          <table:table-cell office:value-type="string" calcext:value-type="string">
            <text:p>https://sonaveeb.ee/search/unif/dlall/dkt/invalidation</text:p>
          </table:table-cell>
        </table:table-row>
        <table:table-row table:style-name="ro2">
          <table:table-cell office:value-type="string" calcext:value-type="string">
            <text:p>inversion</text:p>
          </table:table-cell>
          <table:table-cell office:value-type="string" calcext:value-type="string">
            <text:p>skeemile vastandu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he way of the schema handling where the person deals with EMS activation by believing the opposite of the EMS is true, reageerimise viis, mille puhul...</text:p>
          </table:table-cell>
          <table:table-cell office:value-type="string" calcext:value-type="string">
            <text:p>https://sonaveeb.ee/search/unif/dlall/skt/inversion</text:p>
          </table:table-cell>
        </table:table-row>
        <table:table-row table:style-name="ro2">
          <table:table-cell office:value-type="string" calcext:value-type="string">
            <text:p>invitations sent</text:p>
          </table:table-cell>
          <table:table-cell office:value-type="string" calcext:value-type="string">
            <text:p>kutse saadetu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i sõeluuringu kontekstis inimene, kellele on saadetud sõeluuringu e-kutse riigiportaalis eesti.ee suunatud meiliaadressile või suunamise puudumisel...</text:p>
          </table:table-cell>
          <table:table-cell office:value-type="string" calcext:value-type="string">
            <text:p>https://sonaveeb.ee/search/unif/dlall/TAI/invitations%20sent</text:p>
          </table:table-cell>
        </table:table-row>
        <table:table-row table:style-name="ro2">
          <table:table-cell office:value-type="string" calcext:value-type="string">
            <text:p>invite sen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i sõeluuringu kontekstis inimene, kellele on saadetud sõeluuringu e-kutse riigiportaalis eesti.ee suunatud meiliaadressile või suunamise puudumisel...</text:p>
          </table:table-cell>
          <table:table-cell office:value-type="string" calcext:value-type="string">
            <text:p>https://sonaveeb.ee/search/unif/dlall/TAI/invite%20sent</text:p>
          </table:table-cell>
        </table:table-row>
        <table:table-row table:style-name="ro2">
          <table:table-cell office:value-type="string" calcext:value-type="string">
            <text:p>irreverence</text:p>
          </table:table-cell>
          <table:table-cell office:value-type="string" calcext:value-type="string">
            <text:p>hinnangulisu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ommunikatsiooni strateegia, kus terapeut vastab tavapärasest erinevalt, et saada kliendi tähelepanu, leida alternatiivset vaatenurka või muuta kliend...</text:p>
          </table:table-cell>
          <table:table-cell office:value-type="string" calcext:value-type="string">
            <text:p>https://sonaveeb.ee/search/unif/dlall/dkt/irreverence</text:p>
          </table:table-cell>
        </table:table-row>
        <table:table-row table:style-name="ro2">
          <table:table-cell office:value-type="string" calcext:value-type="string">
            <text:p>job burnout</text:p>
          </table:table-cell>
          <table:table-cell office:value-type="string" calcext:value-type="string">
            <text:p>ametialane läbipõlemine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stressisündroom, mille sisuks on üheaegselt füüsiline, psüühiline ja emotsionaalne kurnatus ning tööga seonduv ebapiisavuse tunne</text:p>
          </table:table-cell>
          <table:table-cell office:value-type="string" calcext:value-type="string">
            <text:p>https://sonaveeb.ee/search/unif/dlall/kriis/job%20burnout</text:p>
          </table:table-cell>
        </table:table-row>
        <table:table-row table:style-name="ro2">
          <table:table-cell office:value-type="string" calcext:value-type="string">
            <text:p>laterality</text:p>
          </table:table-cell>
          <table:table-cell office:value-type="string" calcext:value-type="string">
            <text:p>lateraals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aariselundite kohta: emmas-kummas elundis esinemine (nt parema rinna pahaloomuline kasvaja)</text:p>
          </table:table-cell>
          <table:table-cell office:value-type="string" calcext:value-type="string">
            <text:p>https://sonaveeb.ee/search/unif/dlall/TAI/laterality</text:p>
          </table:table-cell>
        </table:table-row>
        <table:table-row table:style-name="ro2">
          <table:table-cell office:value-type="string" calcext:value-type="string">
            <text:p>LBC</text:p>
          </table:table-cell>
          <table:table-cell office:value-type="string" calcext:value-type="string">
            <text:p>LBC 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edelikul baseeruv günekotsütoloogiline uuring, mida kasutatakse emakakaelavähi ja vähieelsete muutuste avastamiseks</text:p>
          </table:table-cell>
          <table:table-cell office:value-type="string" calcext:value-type="string">
            <text:p>https://sonaveeb.ee/search/unif/dlall/TAI/LBC</text:p>
          </table:table-cell>
        </table:table-row>
        <table:table-row table:style-name="ro2">
          <table:table-cell office:value-type="string" calcext:value-type="string">
            <text:p>legal custod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iiratud teovõimega inimese varaliste ja isiklike õiguste ja huvide kaitsmise viis, üks asendushoolduse viise laste puhul</text:p>
          </table:table-cell>
          <table:table-cell office:value-type="string" calcext:value-type="string">
            <text:p>https://sonaveeb.ee/search/unif/dlall/TAI/legal%20custody</text:p>
          </table:table-cell>
        </table:table-row>
        <table:table-row table:style-name="ro2">
          <table:table-cell office:value-type="string" calcext:value-type="string">
            <text:p>legal guardia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iiratud teovõimega inimese (eestkostetava) seaduslik esindaja, kellel on õigus ja kohustus hoolitseda eestkostetava inimese ja vara eest kohtu määrat...</text:p>
          </table:table-cell>
          <table:table-cell office:value-type="string" calcext:value-type="string">
            <text:p>https://sonaveeb.ee/search/unif/dlall/TAI/legal%20guardian</text:p>
          </table:table-cell>
        </table:table-row>
        <table:table-row table:style-name="ro2">
          <table:table-cell office:value-type="string" calcext:value-type="string">
            <text:p>legal guardianship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iiratud teovõimega inimese varaliste ja isiklike õiguste ja huvide kaitsmise viis, üks asendushoolduse viise laste puhul</text:p>
          </table:table-cell>
          <table:table-cell office:value-type="string" calcext:value-type="string">
            <text:p>https://sonaveeb.ee/search/unif/dlall/TAI/legal%20guardianship</text:p>
          </table:table-cell>
        </table:table-row>
        <table:table-row table:style-name="ro2">
          <table:table-cell office:value-type="string" calcext:value-type="string">
            <text:p>life worth living</text:p>
          </table:table-cell>
          <table:table-cell office:value-type="string" calcext:value-type="string">
            <text:p>elamist väärt elu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s käitumisteraapias elu, mis on rahuldustpakkuv, väärtustega kooskõlaline ning tähendusrikas</text:p>
          </table:table-cell>
          <table:table-cell office:value-type="string" calcext:value-type="string">
            <text:p>https://sonaveeb.ee/search/unif/dlall/dkt/life%20worth%20living</text:p>
          </table:table-cell>
        </table:table-row>
        <table:table-row table:style-name="ro2">
          <table:table-cell office:value-type="string" calcext:value-type="string">
            <text:p>life-threatening behavior</text:p>
          </table:table-cell>
          <table:table-cell office:value-type="string" calcext:value-type="string">
            <text:p>eluohtlik käitu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äitumine, millega kaasneb kõrge suitsiidrisk</text:p>
          </table:table-cell>
          <table:table-cell office:value-type="string" calcext:value-type="string">
            <text:p>https://sonaveeb.ee/search/unif/dlall/dkt/life-threatening%20behavior</text:p>
          </table:table-cell>
        </table:table-row>
        <table:table-row table:style-name="ro2">
          <table:table-cell office:value-type="string" calcext:value-type="string">
            <text:p>limited reparenting</text:p>
          </table:table-cell>
          <table:table-cell office:value-type="string" calcext:value-type="string">
            <text:p>piiritletud vanemlikk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rapeutilise suhte tehnika, milles terapeudi olemise viis ja käitumine on suunatud kliendi emotsionaalsete baasvajaduste korrigeerivale täitmisele, T...</text:p>
          </table:table-cell>
          <table:table-cell office:value-type="string" calcext:value-type="string">
            <text:p>https://sonaveeb.ee/search/unif/dlall/skt/limited%20reparenting</text:p>
          </table:table-cell>
        </table:table-row>
        <table:table-row table:style-name="ro2">
          <table:table-cell office:value-type="string" calcext:value-type="string">
            <text:p>link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(inimesi) seesmiselt ühtseks, kokkukuuluvaks muutma, mõtteliselt või tunnetes ühendama</text:p>
          </table:table-cell>
          <table:table-cell office:value-type="string" calcext:value-type="string">
            <text:p>https://sonaveeb.ee/search/unif/dlall/dkt/link</text:p>
          </table:table-cell>
        </table:table-row>
        <table:table-row table:style-name="ro2">
          <table:table-cell office:value-type="string" calcext:value-type="string">
            <text:p>liquid-based cytolog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edelikul baseeruv günekotsütoloogiline uuring, mida kasutatakse emakakaelavähi ja vähieelsete muutuste avastamiseks</text:p>
          </table:table-cell>
          <table:table-cell office:value-type="string" calcext:value-type="string">
            <text:p>https://sonaveeb.ee/search/unif/dlall/TAI/liquid-based%20cytology</text:p>
          </table:table-cell>
        </table:table-row>
        <table:table-row table:style-name="ro2">
          <table:table-cell office:value-type="string" calcext:value-type="string">
            <text:p>livebirth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lutunnustega lapse sünd sõltumata raseduse kestusest; elutunnused on hingamine, südamelöögid, nabaväädi pulsatsioon ja tahtele alluvate lihaste ilmse...</text:p>
          </table:table-cell>
          <table:table-cell office:value-type="string" calcext:value-type="string">
            <text:p>https://sonaveeb.ee/search/unif/dlall/TAI/livebirth</text:p>
          </table:table-cell>
        </table:table-row>
        <table:table-row table:style-name="ro1">
          <table:table-cell office:value-type="string" calcext:value-type="string">
            <text:p>localized cancer</text:p>
          </table:table-cell>
          <table:table-cell office:value-type="string" calcext:value-type="string">
            <text:p>lokaalne vähk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vasiivne kasvaja, mis ei ole algkoldest kaugemale levinud</text:p>
          </table:table-cell>
          <table:table-cell office:value-type="string" calcext:value-type="string">
            <text:p>https://sonaveeb.ee/search/unif/dlall/TAI/localized%20cancer</text:p>
          </table:table-cell>
        </table:table-row>
        <table:table-row table:style-name="ro2">
          <table:table-cell office:value-type="string" calcext:value-type="string">
            <text:p>long-term effect</text:p>
          </table:table-cell>
          <table:table-cell office:value-type="string" calcext:value-type="string">
            <text:p>pikaajaline mõju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õju, mis kestab pikka aega, Nt pikka aega kestev õpetajate pädevuse tõstmise mõju laste heaolule</text:p>
          </table:table-cell>
          <table:table-cell office:value-type="string" calcext:value-type="string">
            <text:p>https://sonaveeb.ee/search/unif/dlall/TAI/long-term%20effect</text:p>
          </table:table-cell>
        </table:table-row>
        <table:table-row table:style-name="ro1">
          <table:table-cell office:value-type="string" calcext:value-type="string">
            <text:p>loving kindnes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onfutsianismis inimlikkusega tihedalt seotud mõiste</text:p>
          </table:table-cell>
          <table:table-cell office:value-type="string" calcext:value-type="string">
            <text:p>https://sonaveeb.ee/search/unif/dlall/dkt/loving%20kindness</text:p>
          </table:table-cell>
        </table:table-row>
        <table:table-row table:style-name="ro2">
          <table:table-cell office:value-type="string" calcext:value-type="string">
            <text:p>maladaptive coping mode</text:p>
          </table:table-cell>
          <table:table-cell office:value-type="string" calcext:value-type="string">
            <text:p>düsfunktsionaalne kaitse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ategooria skeemi olekutest, mille eesmärk on psühholoogiliselt kaitsta aktiveerunud skeemiga kaasnevate ebameeldivate emotsioonide eest, The Mala...</text:p>
          </table:table-cell>
          <table:table-cell office:value-type="string" calcext:value-type="string">
            <text:p>https://sonaveeb.ee/search/unif/dlall/skt/maladaptive%20coping%20mode</text:p>
          </table:table-cell>
        </table:table-row>
        <table:table-row table:style-name="ro2">
          <table:table-cell office:value-type="string" calcext:value-type="string">
            <text:p>malignant tumour</text:p>
          </table:table-cell>
          <table:table-cell office:value-type="string" calcext:value-type="string">
            <text:p>invasiivne kasv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svaja, millele on iseloomulik anaplaasia (puudulik diferentseerumine), invasioon (kudedesse tungimine) ja metastaasid ehk siirdekolded</text:p>
          </table:table-cell>
          <table:table-cell office:value-type="string" calcext:value-type="string">
            <text:p>https://sonaveeb.ee/search/unif/dlall/TAI/malignant%20tumour</text:p>
          </table:table-cell>
        </table:table-row>
        <table:table-row table:style-name="ro1">
          <table:table-cell office:value-type="string" calcext:value-type="string">
            <text:p>malnutri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öötmine mille puhul loomad ei saa piisavalt organismile vajalikke toitaineid</text:p>
          </table:table-cell>
          <table:table-cell office:value-type="string" calcext:value-type="string">
            <text:p>https://sonaveeb.ee/search/unif/dlall/TAI/malnutrition</text:p>
          </table:table-cell>
        </table:table-row>
        <table:table-row table:style-name="ro2">
          <table:table-cell office:value-type="string" calcext:value-type="string">
            <text:p>mammograph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adioloogiline rinnauuring, mille käigus tehakse rinnast röntgenipilt ehk mammogramm ning mis on mõeldud vähieelsete seisundite ja rinnavähi varaseks ...</text:p>
          </table:table-cell>
          <table:table-cell office:value-type="string" calcext:value-type="string">
            <text:p>https://sonaveeb.ee/search/unif/dlall/TAI/mammography</text:p>
          </table:table-cell>
        </table:table-row>
        <table:table-row table:style-name="ro2">
          <table:table-cell office:value-type="string" calcext:value-type="string">
            <text:p>mean annual population</text:p>
          </table:table-cell>
          <table:table-cell office:value-type="string" calcext:value-type="string">
            <text:p>aastakeskmine rahvaarv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ool elanike aasta alguse ja aasta lõpu koguarvust; kasutatakse ka kordajate arvutamisel, nagu näiteks sündimuse üldkordaja</text:p>
          </table:table-cell>
          <table:table-cell office:value-type="string" calcext:value-type="string">
            <text:p>https://sonaveeb.ee/search/unif/dlall/TAI/mean%20annual%20population</text:p>
          </table:table-cell>
        </table:table-row>
        <table:table-row table:style-name="ro2">
          <table:table-cell office:value-type="string" calcext:value-type="string">
            <text:p>means of aid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oode, mis aitab parandada inimese funktsioneerimisvõimet, kompenseerida funktsioonihäiret ja saavutada või säilitada igapäevaeluga võimalikult isesei...</text:p>
          </table:table-cell>
          <table:table-cell office:value-type="string" calcext:value-type="string">
            <text:p>https://sonaveeb.ee/search/unif/dlall/TAI/means%20of%20aid</text:p>
          </table:table-cell>
        </table:table-row>
        <table:table-row table:style-name="ro2">
          <table:table-cell office:value-type="string" calcext:value-type="string">
            <text:p>means of assista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oode, mis aitab parandada inimese funktsioneerimisvõimet, kompenseerida funktsioonihäiret ja saavutada või säilitada igapäevaeluga võimalikult isesei...</text:p>
          </table:table-cell>
          <table:table-cell office:value-type="string" calcext:value-type="string">
            <text:p>https://sonaveeb.ee/search/unif/dlall/TAI/means%20of%20assistance</text:p>
          </table:table-cell>
        </table:table-row>
        <table:table-row table:style-name="ro2">
          <table:table-cell office:value-type="string" calcext:value-type="string">
            <text:p>medical abor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em kui 12 nädalat kestnud raseduse katkestamine naise omal soovil või kauem kui 12 ja vähem kui 22 nädalat kestnud raseduse katkestamine naise või ...</text:p>
          </table:table-cell>
          <table:table-cell office:value-type="string" calcext:value-type="string">
            <text:p>https://sonaveeb.ee/search/unif/dlall/TAI/medical%20abortion</text:p>
          </table:table-cell>
        </table:table-row>
        <table:table-row table:style-name="ro2">
          <table:table-cell office:value-type="string" calcext:value-type="string">
            <text:p>medical death certifica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ath certificate - the legal document issued by a qualified medical practitioner certifying the death of a person and stating the cause if known</text:p>
          </table:table-cell>
          <table:table-cell office:value-type="string" calcext:value-type="string">
            <text:p>https://sonaveeb.ee/search/unif/dlall/TAI/medical%20death%20certificate</text:p>
          </table:table-cell>
        </table:table-row>
        <table:table-row table:style-name="ro1">
          <table:table-cell office:value-type="string" calcext:value-type="string">
            <text:p>melanoma in situ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kkekohaga piirdunud, ümbritsevasse koesse levimata kasvaja</text:p>
          </table:table-cell>
          <table:table-cell office:value-type="string" calcext:value-type="string">
            <text:p>https://sonaveeb.ee/search/unif/dlall/TAI/melanoma%20in%20situ</text:p>
          </table:table-cell>
        </table:table-row>
        <table:table-row table:style-name="ro2">
          <table:table-cell office:value-type="string" calcext:value-type="string">
            <text:p>microscopically verified case</text:p>
          </table:table-cell>
          <table:table-cell office:value-type="string" calcext:value-type="string">
            <text:p>mikroskoopilise kinnitusega juh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ijuht, mille diagnoos on mikroskoopiliselt, st histoloogilise (k.a lahang histoloogilise uuringuga), tsütoloogilise või hematoloogilise uuringu alu...</text:p>
          </table:table-cell>
          <table:table-cell office:value-type="string" calcext:value-type="string">
            <text:p>https://sonaveeb.ee/search/unif/dlall/TAI/microscopically%20verified%20case</text:p>
          </table:table-cell>
        </table:table-row>
        <table:table-row table:style-name="ro1">
          <table:table-cell office:value-type="string" calcext:value-type="string">
            <text:p>middle path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udismi olemust iseloomustav mõiste, mis määratleb seda kui äärmuste vältimist</text:p>
          </table:table-cell>
          <table:table-cell office:value-type="string" calcext:value-type="string">
            <text:p>https://sonaveeb.ee/search/unif/dlall/dkt/middle%20path</text:p>
          </table:table-cell>
        </table:table-row>
        <table:table-row table:style-name="ro1">
          <table:table-cell office:value-type="string" calcext:value-type="string">
            <text:p>mindfulness</text:p>
          </table:table-cell>
          <table:table-cell office:value-type="string" calcext:value-type="string">
            <text:p>teadvelolek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aimne seisund, millele on tunnuslik oma kogemuste ärgas jälgimine reaalajas</text:p>
          </table:table-cell>
          <table:table-cell office:value-type="string" calcext:value-type="string">
            <text:p>https://sonaveeb.ee/search/unif/dlall/dkt/mindfulness</text:p>
          </table:table-cell>
        </table:table-row>
        <table:table-row table:style-name="ro2">
          <table:table-cell office:value-type="string" calcext:value-type="string">
            <text:p>mindfulness of current thoughts</text:p>
          </table:table-cell>
          <table:table-cell office:value-type="string" calcext:value-type="string">
            <text:p>teadvelolek hetke mõtetest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oskus, mis hõlmab oma mõtete minna ja tulla laskmist ning nende vaatlemist püüdeta neid kontrollida või muuta. Mõtteid vaadeldakse kui mõtteid, mi...</text:p>
          </table:table-cell>
          <table:table-cell office:value-type="string" calcext:value-type="string">
            <text:p>https://sonaveeb.ee/search/unif/dlall/dkt/mindfulness%20of%20current%20thoughts</text:p>
          </table:table-cell>
        </table:table-row>
        <table:table-row table:style-name="ro3">
          <table:table-cell office:value-type="string" calcext:value-type="string">
            <text:p>mindfulness of others</text:p>
          </table:table-cell>
          <table:table-cell office:value-type="string" calcext:value-type="string">
            <text:p>teistest teadvelolek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uhete loomise üks osa, mis seisneb teiste inimeste jälgimises ja tähelepanelikkuses nende suhtes, nähtu hinnanguvabas kirjeldamises ning suhtlusvoos ...</text:p>
          </table:table-cell>
          <table:table-cell office:value-type="string" calcext:value-type="string">
            <text:p>https://sonaveeb.ee/search/unif/dlall/dkt/mindfulness%20of%20others</text:p>
          </table:table-cell>
        </table:table-row>
        <table:table-row table:style-name="ro2">
          <table:table-cell office:value-type="string" calcext:value-type="string">
            <text:p>missing-links analysis</text:p>
          </table:table-cell>
          <table:table-cell office:value-type="string" calcext:value-type="string">
            <text:p>puuduvate lülide analüü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ahelanalüüsi liik, mille eesmärk on tuvastada takistused ehk puuduvad lülid, mis ilmnesid olukordades, kus inimene ei ole teinud kokkulepitud tegevust</text:p>
          </table:table-cell>
          <table:table-cell office:value-type="string" calcext:value-type="string">
            <text:p>https://sonaveeb.ee/search/unif/dlall/dkt/missing-links%20analysis</text:p>
          </table:table-cell>
        </table:table-row>
        <table:table-row table:style-name="ro2">
          <table:table-cell office:value-type="string" calcext:value-type="string">
            <text:p>mistrus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saadakse teiste poolt kuritarvitatud, alandatud või muul moel halvasti koheldud ning sellest tulenev pidev kahtlus, et teised teevad neile ...</text:p>
          </table:table-cell>
          <table:table-cell office:value-type="string" calcext:value-type="string">
            <text:p>https://sonaveeb.ee/search/unif/dlall/skt/mistrust</text:p>
          </table:table-cell>
        </table:table-row>
        <table:table-row table:style-name="ro2">
          <table:table-cell office:value-type="string" calcext:value-type="string">
            <text:p>mode clash</text:p>
          </table:table-cell>
          <table:table-cell office:value-type="string" calcext:value-type="string">
            <text:p>olekute kokkupõrg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inimestevahelises suhtluses esinev olekute tsükkel ehk negatiivne suhtetsükkel, milles vastastikku käivitunud toimetulekuolekud viivad suhtluse eskale...</text:p>
          </table:table-cell>
          <table:table-cell office:value-type="string" calcext:value-type="string">
            <text:p>https://sonaveeb.ee/search/unif/dlall/skt/mode%20clash</text:p>
          </table:table-cell>
        </table:table-row>
        <table:table-row table:style-name="ro2">
          <table:table-cell office:value-type="string" calcext:value-type="string">
            <text:p>mode cycle</text:p>
          </table:table-cell>
          <table:table-cell office:value-type="string" calcext:value-type="string">
            <text:p>olekute tsükkel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ahe inimese olekute interaktsiooni tsirkulaarsuse tulemus ehk suhtetsükkel, mis võib olla nii fuktsionaalne kui düsfunktsionaalne</text:p>
          </table:table-cell>
          <table:table-cell office:value-type="string" calcext:value-type="string">
            <text:p>https://sonaveeb.ee/search/unif/dlall/skt/mode%20cycle</text:p>
          </table:table-cell>
        </table:table-row>
        <table:table-row table:style-name="ro2">
          <table:table-cell office:value-type="string" calcext:value-type="string">
            <text:p>mode cycle clash-card</text:p>
          </table:table-cell>
          <table:table-cell office:value-type="string" calcext:value-type="string">
            <text:p>olekute kokkupõrke kaart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a methodical tool of schema couples therapy that helps to conceptualize couple dynamics which describes triggers, different schema modes and needs of ...</text:p>
          </table:table-cell>
          <table:table-cell office:value-type="string" calcext:value-type="string">
            <text:p>https://sonaveeb.ee/search/unif/dlall/skt/mode%20cycle%20clash-card</text:p>
          </table:table-cell>
        </table:table-row>
        <table:table-row table:style-name="ro2">
          <table:table-cell office:value-type="string" calcext:value-type="string">
            <text:p>mode dialogue</text:p>
          </table:table-cell>
          <table:table-cell office:value-type="string" calcext:value-type="string">
            <text:p>olekute dialoog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ogemuslik tehnika, milles kehastutakse erinevatel viisidel olekuteks nende teadvustamise, nendevahelise suhtluse käivitamise ja muutmise eesmärgil, I...</text:p>
          </table:table-cell>
          <table:table-cell office:value-type="string" calcext:value-type="string">
            <text:p>https://sonaveeb.ee/search/unif/dlall/skt/mode%20dialogue</text:p>
          </table:table-cell>
        </table:table-row>
        <table:table-row table:style-name="ro2">
          <table:table-cell office:value-type="string" calcext:value-type="string">
            <text:p>morbidity</text:p>
          </table:table-cell>
          <table:table-cell office:value-type="string" calcext:value-type="string">
            <text:p>haigestum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aigusjuhtumite arv inimeste arvu kohta teatud ajavahemikul, haigestumise sagedus</text:p>
          </table:table-cell>
          <table:table-cell office:value-type="string" calcext:value-type="string">
            <text:p>https://sonaveeb.ee/search/unif/dlall/TAI/morbidity</text:p>
          </table:table-cell>
        </table:table-row>
        <table:table-row table:style-name="ro2">
          <table:table-cell office:value-type="string" calcext:value-type="string">
            <text:p>morphology of tumour</text:p>
          </table:table-cell>
          <table:table-cell office:value-type="string" calcext:value-type="string">
            <text:p>kasvaja morfoloogi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svajalise koe ehitus ja struktuur, mille järgi saab määrata kasvaja tüüpi</text:p>
          </table:table-cell>
          <table:table-cell office:value-type="string" calcext:value-type="string">
            <text:p>https://sonaveeb.ee/search/unif/dlall/TAI/morphology%20of%20tumour</text:p>
          </table:table-cell>
        </table:table-row>
        <table:table-row table:style-name="ro1">
          <table:table-cell office:value-type="string" calcext:value-type="string">
            <text:p>multiple cancer</text:p>
          </table:table-cell>
          <table:table-cell office:value-type="string" calcext:value-type="string">
            <text:p>mitmikkasv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svaja, mis esineb samal ajal või järjestikku teise kasvajaga ühel ja samal inimesel</text:p>
          </table:table-cell>
          <table:table-cell office:value-type="string" calcext:value-type="string">
            <text:p>https://sonaveeb.ee/search/unif/dlall/TAI/multiple%20cancer</text:p>
          </table:table-cell>
        </table:table-row>
        <table:table-row table:style-name="ro2">
          <table:table-cell office:value-type="string" calcext:value-type="string">
            <text:p>multiple primary canc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svaja, mis esineb samal ajal või järjestikku teise kasvajaga ühel ja samal inimesel</text:p>
          </table:table-cell>
          <table:table-cell office:value-type="string" calcext:value-type="string">
            <text:p>https://sonaveeb.ee/search/unif/dlall/TAI/multiple%20primary%20cancer</text:p>
          </table:table-cell>
        </table:table-row>
        <table:table-row table:style-name="ro1">
          <table:table-cell office:value-type="string" calcext:value-type="string">
            <text:p>need for assistance</text:p>
          </table:table-cell>
          <table:table-cell office:value-type="string" calcext:value-type="string">
            <text:p>abivajad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õrvalabi või juhendamise, järelevalve, teenuse ja/või toetuse vajadus</text:p>
          </table:table-cell>
          <table:table-cell office:value-type="string" calcext:value-type="string">
            <text:p>https://sonaveeb.ee/search/unif/dlall/TAI/need%20for%20assistance</text:p>
          </table:table-cell>
        </table:table-row>
        <table:table-row table:style-name="ro2">
          <table:table-cell office:value-type="string" calcext:value-type="string">
            <text:p>need for fairness</text:p>
          </table:table-cell>
          <table:table-cell office:value-type="string" calcext:value-type="string">
            <text:p>vajadus õigluse järel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aasiline emotsionaalne vajadus olla koheldud võrdselt, moraalselt, samaväärselt ja/või õigustatult, the need for sameness, where everything is kept e...</text:p>
          </table:table-cell>
          <table:table-cell office:value-type="string" calcext:value-type="string">
            <text:p>https://sonaveeb.ee/search/unif/dlall/skt/need%20for%20fairness</text:p>
          </table:table-cell>
        </table:table-row>
        <table:table-row table:style-name="ro2">
          <table:table-cell office:value-type="string" calcext:value-type="string">
            <text:p>need for self-coherence</text:p>
          </table:table-cell>
          <table:table-cell office:value-type="string" calcext:value-type="string">
            <text:p>vajadus mina-pildi terviklikkuse järel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aasiline emotsionaalne vajadus kooskõlalise identiteedi ning mõtestatud ja tähendusliku maailmatunnetuse järele, desire to feel psychologically intac...</text:p>
          </table:table-cell>
          <table:table-cell office:value-type="string" calcext:value-type="string">
            <text:p>https://sonaveeb.ee/search/unif/dlall/skt/need%20for%20self-coherence</text:p>
          </table:table-cell>
        </table:table-row>
        <table:table-row table:style-name="ro1">
          <table:table-cell office:value-type="string" calcext:value-type="string">
            <text:p>need of assista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õrvalabi või juhendamise, järelevalve, teenuse ja/või toetuse vajadus</text:p>
          </table:table-cell>
          <table:table-cell office:value-type="string" calcext:value-type="string">
            <text:p>https://sonaveeb.ee/search/unif/dlall/TAI/need%20of%20assistance</text:p>
          </table:table-cell>
        </table:table-row>
        <table:table-row table:style-name="ro1">
          <table:table-cell office:value-type="string" calcext:value-type="string">
            <text:p>needs-based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(abi, toe või toetuse kohta) inimese individuaalseid vajadusi arvestav, neil põhinev</text:p>
          </table:table-cell>
          <table:table-cell office:value-type="string" calcext:value-type="string">
            <text:p>https://sonaveeb.ee/search/unif/dlall/TAI/needs-based</text:p>
          </table:table-cell>
        </table:table-row>
        <table:table-row table:style-name="ro1">
          <table:table-cell office:value-type="string" calcext:value-type="string">
            <text:p>negativity</text:p>
          </table:table-cell>
          <table:table-cell office:value-type="string" calcext:value-type="string">
            <text:p>negatiivs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halvale, halbadele külgedele keskendumine või selline suhtumine</text:p>
          </table:table-cell>
          <table:table-cell office:value-type="string" calcext:value-type="string">
            <text:p>https://sonaveeb.ee/search/unif/dlall/skt/negativity</text:p>
          </table:table-cell>
        </table:table-row>
        <table:table-row table:style-name="ro1">
          <table:table-cell office:value-type="string" calcext:value-type="string">
            <text:p>neonatal death</text:p>
          </table:table-cell>
          <table:table-cell office:value-type="string" calcext:value-type="string">
            <text:p>neonataalsurm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eonataalsurm – imiku surm nelja esimese elunädala jooksul.(7)</text:p>
          </table:table-cell>
          <table:table-cell office:value-type="string" calcext:value-type="string">
            <text:p>https://sonaveeb.ee/search/unif/dlall/TAI/neonatal%20death</text:p>
          </table:table-cell>
        </table:table-row>
        <table:table-row table:style-name="ro1">
          <table:table-cell office:value-type="string" calcext:value-type="string">
            <text:p>neonatal period</text:p>
          </table:table-cell>
          <table:table-cell office:value-type="string" calcext:value-type="string">
            <text:p>neonataalperioo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javahemik alates lapse sünnist kuni 7 päeva täissaamiseni pärast sündi</text:p>
          </table:table-cell>
          <table:table-cell office:value-type="string" calcext:value-type="string">
            <text:p>https://sonaveeb.ee/search/unif/dlall/TAI/neonatal%20period</text:p>
          </table:table-cell>
        </table:table-row>
        <table:table-row table:style-name="ro2">
          <table:table-cell office:value-type="string" calcext:value-type="string">
            <text:p>new case (of disease)</text:p>
          </table:table-cell>
          <table:table-cell office:value-type="string" calcext:value-type="string">
            <text:p>esmane haigusjuh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smakordselt patsiendi elus kinnitatud lõplik diagnoos, v.a ägedad nakkused ja vigastused, mida võib uue juhuna põdeda korduvalt</text:p>
          </table:table-cell>
          <table:table-cell office:value-type="string" calcext:value-type="string">
            <text:p>https://sonaveeb.ee/search/unif/dlall/TAI/new%20case%20%28of%20disease%29</text:p>
          </table:table-cell>
        </table:table-row>
        <table:table-row table:style-name="ro1">
          <table:table-cell office:value-type="string" calcext:value-type="string">
            <text:p>newbor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aps sünnist kuni nelja nädala vanuseni (esimene elukuu)</text:p>
          </table:table-cell>
          <table:table-cell office:value-type="string" calcext:value-type="string">
            <text:p>https://sonaveeb.ee/search/unif/dlall/TAI/newborn</text:p>
          </table:table-cell>
        </table:table-row>
        <table:table-row table:style-name="ro2">
          <table:table-cell office:value-type="string" calcext:value-type="string">
            <text:p>next of kin</text:p>
          </table:table-cell>
          <table:table-cell office:value-type="string" calcext:value-type="string">
            <text:p>lähedane inimen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siku roll; keegi, kes on patsiendi lähim elusolev sugulane või kellega tal on lähedane suhe, person role being either the closest living relative of ...</text:p>
          </table:table-cell>
          <table:table-cell office:value-type="string" calcext:value-type="string">
            <text:p>https://sonaveeb.ee/search/unif/dlall/TAI/next%20of%20kin</text:p>
          </table:table-cell>
        </table:table-row>
        <table:table-row table:style-name="ro1">
          <table:table-cell office:value-type="string" calcext:value-type="string">
            <text:p>non-invasive tumou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kkekohaga piirdunud, ümbritsevasse koesse levimata kasvaja</text:p>
          </table:table-cell>
          <table:table-cell office:value-type="string" calcext:value-type="string">
            <text:p>https://sonaveeb.ee/search/unif/dlall/TAI/non-invasive%20tumour</text:p>
          </table:table-cell>
        </table:table-row>
        <table:table-row table:style-name="ro2">
          <table:table-cell office:value-type="string" calcext:value-type="string">
            <text:p>nonjudgmentally</text:p>
          </table:table-cell>
          <table:table-cell office:value-type="string" calcext:value-type="string">
            <text:p>ilma hinnanguteta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KT teadveloleku kuidas-oskus, hetke ja oma kogemuste tajumine sellistena nagu need on, ilma hinnanguid andmata.</text:p>
          </table:table-cell>
          <table:table-cell office:value-type="string" calcext:value-type="string">
            <text:p>https://sonaveeb.ee/search/unif/dlall/dkt/nonjudgmentally</text:p>
          </table:table-cell>
        </table:table-row>
        <table:table-row table:style-name="ro2">
          <table:table-cell office:value-type="string" calcext:value-type="string">
            <text:p>notification of death</text:p>
          </table:table-cell>
          <table:table-cell office:value-type="string" calcext:value-type="string">
            <text:p>surmateati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teenuse osutaja täidetav dokument surnud isiku, surma aja ja koha ning surma fakti tuvastanud tervishoiuteenuse osutaja andmetega</text:p>
          </table:table-cell>
          <table:table-cell office:value-type="string" calcext:value-type="string">
            <text:p>https://sonaveeb.ee/search/unif/dlall/TAI/notification%20of%20death</text:p>
          </table:table-cell>
        </table:table-row>
        <table:table-row table:style-name="ro2">
          <table:table-cell office:value-type="string" calcext:value-type="string">
            <text:p>objective well-being</text:p>
          </table:table-cell>
          <table:table-cell office:value-type="string" calcext:value-type="string">
            <text:p>objektiivne heaolu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bjektiivselt mõõdetavad inimese heaoluga seostatavad näitajad, Nt tööhõive määr, leibkondade struktuur, sissetulek, keskmine eluiga, kehamassiindeks ...</text:p>
          </table:table-cell>
          <table:table-cell office:value-type="string" calcext:value-type="string">
            <text:p>https://sonaveeb.ee/search/unif/dlall/TAI/objective%20well-being</text:p>
          </table:table-cell>
        </table:table-row>
        <table:table-row table:style-name="ro2">
          <table:table-cell office:value-type="string" calcext:value-type="string">
            <text:p>objectives effectiveness</text:p>
          </table:table-cell>
          <table:table-cell office:value-type="string" calcext:value-type="string">
            <text:p>tõhusus eesmärkide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võimalik eesmärk suhtlemisolukordades: antud olukorras tulemuse või eesmärgi saavutamine</text:p>
          </table:table-cell>
          <table:table-cell office:value-type="string" calcext:value-type="string">
            <text:p>https://sonaveeb.ee/search/unif/dlall/dkt/objectives%20effectiveness</text:p>
          </table:table-cell>
        </table:table-row>
        <table:table-row table:style-name="ro1">
          <table:table-cell office:value-type="string" calcext:value-type="string">
            <text:p>observ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midagi või kedagi (liikuvat) pilguga saates vaatlema, ainiti silmitsedes uurima</text:p>
          </table:table-cell>
          <table:table-cell office:value-type="string" calcext:value-type="string">
            <text:p>https://sonaveeb.ee/search/unif/dlall/dkt/observe</text:p>
          </table:table-cell>
        </table:table-row>
        <table:table-row table:style-name="ro2">
          <table:table-cell office:value-type="string" calcext:value-type="string">
            <text:p>occupational burnou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stressisündroom, mille sisuks on üheaegselt füüsiline, psüühiline ja emotsionaalne kurnatus ning tööga seonduv ebapiisavuse tunne</text:p>
          </table:table-cell>
          <table:table-cell office:value-type="string" calcext:value-type="string">
            <text:p>https://sonaveeb.ee/search/unif/dlall/kriis/occupational%20burnout</text:p>
          </table:table-cell>
        </table:table-row>
        <table:table-row table:style-name="ro2">
          <table:table-cell office:value-type="string" calcext:value-type="string">
            <text:p>one-mindfully</text:p>
          </table:table-cell>
          <table:table-cell office:value-type="string" calcext:value-type="string">
            <text:p>täie tähelepanuga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teadveloleku kuidas-oskus DKT-s, keskendumine ühele tegevusele korraga, selle kaudu täielikult hetkes olemine.</text:p>
          </table:table-cell>
          <table:table-cell office:value-type="string" calcext:value-type="string">
            <text:p>https://sonaveeb.ee/search/unif/dlall/dkt/one-mindfully</text:p>
          </table:table-cell>
        </table:table-row>
        <table:table-row table:style-name="ro2">
          <table:table-cell office:value-type="string" calcext:value-type="string">
            <text:p>open care (service)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nanenud termin sotsiaalteenuse kohta, kus täisealise inimese iseseisev ja turvaline toimetulek tagatakse tema kodus ja oma kogukonnas (hrl vastandus...</text:p>
          </table:table-cell>
          <table:table-cell office:value-type="string" calcext:value-type="string">
            <text:p>https://sonaveeb.ee/search/unif/dlall/TAI/open%20care%20%28service%29</text:p>
          </table:table-cell>
        </table:table-row>
        <table:table-row table:style-name="ro2">
          <table:table-cell office:value-type="string" calcext:value-type="string">
            <text:p>open group</text:p>
          </table:table-cell>
          <table:table-cell office:value-type="string" calcext:value-type="string">
            <text:p>avatud grupp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grupiviisilise oskuste õppe formaat, mille käigus saavad uued liikmed kogu programmi vältel liituda</text:p>
          </table:table-cell>
          <table:table-cell office:value-type="string" calcext:value-type="string">
            <text:p>https://sonaveeb.ee/search/unif/dlall/dkt/open%20group</text:p>
          </table:table-cell>
        </table:table-row>
        <table:table-row table:style-name="ro2">
          <table:table-cell office:value-type="string" calcext:value-type="string">
            <text:p>optimism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julge ja elurõõmus suhtumine elus ettetulevasse, headele külgedele keskendumine, lootusrikkus tuleviku suhtes</text:p>
          </table:table-cell>
          <table:table-cell office:value-type="string" calcext:value-type="string">
            <text:p>https://sonaveeb.ee/search/unif/dlall/skt/optimism</text:p>
          </table:table-cell>
        </table:table-row>
        <table:table-row table:style-name="ro2">
          <table:table-cell office:value-type="string" calcext:value-type="string">
            <text:p>other-directedness</text:p>
          </table:table-cell>
          <table:table-cell office:value-type="string" calcext:value-type="string">
            <text:p>teistele suuna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 valdkond, mille aluseks on äärmuslik teiste soovidele, tunnetele ja reaktsioonidele keskendumine iseenda vajaduste arvelt eesmärgiga saada arma...</text:p>
          </table:table-cell>
          <table:table-cell office:value-type="string" calcext:value-type="string">
            <text:p>https://sonaveeb.ee/search/unif/dlall/skt/other-directedness</text:p>
          </table:table-cell>
        </table:table-row>
        <table:table-row table:style-name="ro2">
          <table:table-cell office:value-type="string" calcext:value-type="string">
            <text:p>output for intervention</text:p>
          </table:table-cell>
          <table:table-cell office:value-type="string" calcext:value-type="string">
            <text:p>ennetustegevuse väljun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tegevuse tulemid, Nt läbi viidud tegevuse maht, koostatud materjalid, meediakajastus, osalenute arv.</text:p>
          </table:table-cell>
          <table:table-cell office:value-type="string" calcext:value-type="string">
            <text:p>https://sonaveeb.ee/search/unif/dlall/TAI/output%20for%20intervention</text:p>
          </table:table-cell>
        </table:table-row>
        <table:table-row table:style-name="ro2">
          <table:table-cell office:value-type="string" calcext:value-type="string">
            <text:p>overanalysing overcontroller mode</text:p>
          </table:table-cell>
          <table:table-cell office:value-type="string" calcext:value-type="string">
            <text:p>üleanalüüsiva ülekontrolli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üsfunktsionaalsetest ülekompenseerivatest toimetulekuolekutest, mida iseloomustab ülekaalukas minevikule ja/või tulevikule keskendunud verbaalne ...</text:p>
          </table:table-cell>
          <table:table-cell office:value-type="string" calcext:value-type="string">
            <text:p>https://sonaveeb.ee/search/unif/dlall/skt/overanalysing%20overcontroller%20mode</text:p>
          </table:table-cell>
        </table:table-row>
        <table:table-row table:style-name="ro2">
          <table:table-cell office:value-type="string" calcext:value-type="string">
            <text:p>overcompensation</text:p>
          </table:table-cell>
          <table:table-cell office:value-type="string" calcext:value-type="string">
            <text:p>ülekompenseeri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ga toime tulemise viis, mis sisaldab katseid toimida vastupidiselt aktiveerunud skeemile, a broad tendency to act in an opposite way to the trig...</text:p>
          </table:table-cell>
          <table:table-cell office:value-type="string" calcext:value-type="string">
            <text:p>https://sonaveeb.ee/search/unif/dlall/skt/overcompensation</text:p>
          </table:table-cell>
        </table:table-row>
        <table:table-row table:style-name="ro2">
          <table:table-cell office:value-type="string" calcext:value-type="string">
            <text:p>overcompensator mode</text:p>
          </table:table-cell>
          <table:table-cell office:value-type="string" calcext:value-type="string">
            <text:p>ülekompenseeri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üsfunktsionaalsetest kaitseolekutest, mis sisaldab aktiveerunud skeemile vastupidiseid käitumisi, The Overcompensator fights back either by mistr...</text:p>
          </table:table-cell>
          <table:table-cell office:value-type="string" calcext:value-type="string">
            <text:p>https://sonaveeb.ee/search/unif/dlall/skt/overcompensator%20mode</text:p>
          </table:table-cell>
        </table:table-row>
        <table:table-row table:style-name="ro2">
          <table:table-cell office:value-type="string" calcext:value-type="string">
            <text:p>overcontroller mode</text:p>
          </table:table-cell>
          <table:table-cell office:value-type="string" calcext:value-type="string">
            <text:p>ülekontrolli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ülekompenseerija olekutest, milles olles kaitstakse end reaalse või tajutud ohu ja haavatavuse eest kõrgendatud tähelepanelikkuse, rumineerimise, ...</text:p>
          </table:table-cell>
          <table:table-cell office:value-type="string" calcext:value-type="string">
            <text:p>https://sonaveeb.ee/search/unif/dlall/skt/overcontroller%20mode</text:p>
          </table:table-cell>
        </table:table-row>
        <table:table-row table:style-name="ro1">
          <table:table-cell office:value-type="string" calcext:value-type="string">
            <text:p>overdue newborn</text:p>
          </table:table-cell>
          <table:table-cell office:value-type="string" calcext:value-type="string">
            <text:p>ülekantud lap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ärast 42. täisrasedusnädalat sündinud laps; vaata ka ajaline laps, enneaegne laps</text:p>
          </table:table-cell>
          <table:table-cell office:value-type="string" calcext:value-type="string">
            <text:p>https://sonaveeb.ee/search/unif/dlall/TAI/overdue%20newborn</text:p>
          </table:table-cell>
        </table:table-row>
        <table:table-row table:style-name="ro2">
          <table:table-cell office:value-type="string" calcext:value-type="string">
            <text:p>overnutri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jadusest kestvalt enam tarbitud toiduenergia või toitainete liiast (sh liigsöömisest) tingitud organismi seisund</text:p>
          </table:table-cell>
          <table:table-cell office:value-type="string" calcext:value-type="string">
            <text:p>https://sonaveeb.ee/search/unif/dlall/TAI/overnutrition</text:p>
          </table:table-cell>
        </table:table-row>
        <table:table-row table:style-name="ro2">
          <table:table-cell office:value-type="string" calcext:value-type="string">
            <text:p>parasuicidal behavior</text:p>
          </table:table-cell>
          <table:table-cell office:value-type="string" calcext:value-type="string">
            <text:p>mittesuitsidaalne enesevigast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ndkahjustavad käitumised, mille eesmärk ei ole suitsiid</text:p>
          </table:table-cell>
          <table:table-cell office:value-type="string" calcext:value-type="string">
            <text:p>https://sonaveeb.ee/search/unif/dlall/dkt/parasuicidal%20behavior</text:p>
          </table:table-cell>
        </table:table-row>
        <table:table-row table:style-name="ro1">
          <table:table-cell office:value-type="string" calcext:value-type="string">
            <text:p>participa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oos teistega mingil üritusel, sündmusel olema, teistega koos midagi tegema</text:p>
          </table:table-cell>
          <table:table-cell office:value-type="string" calcext:value-type="string">
            <text:p>https://sonaveeb.ee/search/unif/dlall/dkt/participate</text:p>
          </table:table-cell>
        </table:table-row>
        <table:table-row table:style-name="ro2">
          <table:table-cell office:value-type="string" calcext:value-type="string">
            <text:p>participation restriction</text:p>
          </table:table-cell>
          <table:table-cell office:value-type="string" calcext:value-type="string">
            <text:p>osaluspiira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akistus, millega inimene elulises olukorras kokku puutub</text:p>
          </table:table-cell>
          <table:table-cell office:value-type="string" calcext:value-type="string">
            <text:p>https://sonaveeb.ee/search/unif/dlall/TAI/participation%20restriction</text:p>
          </table:table-cell>
        </table:table-row>
        <table:table-row table:style-name="ro2">
          <table:table-cell office:value-type="string" calcext:value-type="string">
            <text:p>perfectionistic overcontroller mode</text:p>
          </table:table-cell>
          <table:table-cell office:value-type="string" calcext:value-type="string">
            <text:p>perfektsionistliku ülekontrolli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üsfunktsionaalsetest ülekompenseerivatest toimetulekuolekutest, mida iseloomustab täiusliku soorituse taotlus ja liigne kontroll, et vältida viga...</text:p>
          </table:table-cell>
          <table:table-cell office:value-type="string" calcext:value-type="string">
            <text:p>https://sonaveeb.ee/search/unif/dlall/skt/perfectionistic%20overcontroller%20mode</text:p>
          </table:table-cell>
        </table:table-row>
        <table:table-row table:style-name="ro2">
          <table:table-cell office:value-type="string" calcext:value-type="string">
            <text:p>perinatal mortality rate</text:p>
          </table:table-cell>
          <table:table-cell office:value-type="string" calcext:value-type="string">
            <text:p>perinataalsurem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erinataalperioodis surnute arv kõigi sündide kohta teatud ajavahemikul</text:p>
          </table:table-cell>
          <table:table-cell office:value-type="string" calcext:value-type="string">
            <text:p>https://sonaveeb.ee/search/unif/dlall/TAI/perinatal%20mortality%20rate</text:p>
          </table:table-cell>
        </table:table-row>
        <table:table-row table:style-name="ro2">
          <table:table-cell office:value-type="string" calcext:value-type="string">
            <text:p>perinatal period</text:p>
          </table:table-cell>
          <table:table-cell office:value-type="string" calcext:value-type="string">
            <text:p>perinataalperiood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javahemik, mis algab pärast 22. täisrasedusnädalat (154 päeva) ja lõpeb 7 päeva möödumisel pärast sündi</text:p>
          </table:table-cell>
          <table:table-cell office:value-type="string" calcext:value-type="string">
            <text:p>https://sonaveeb.ee/search/unif/dlall/TAI/perinatal%20period</text:p>
          </table:table-cell>
        </table:table-row>
        <table:table-row table:style-name="ro2">
          <table:table-cell office:value-type="string" calcext:value-type="string">
            <text:p>person in need of assista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ttps://sonaveeb.ee/search/unif/dlall/TAI/person%20in%20need%20of%20assistance</text:p>
          </table:table-cell>
        </table:table-row>
        <table:table-row table:style-name="ro2">
          <table:table-cell office:value-type="string" calcext:value-type="string">
            <text:p>person in need of help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ttps://sonaveeb.ee/search/unif/dlall/TAI/person%20in%20need%20of%20help</text:p>
          </table:table-cell>
        </table:table-row>
        <table:table-row table:style-name="ro2">
          <table:table-cell office:value-type="string" calcext:value-type="string">
            <text:p>person under guardianship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 person, especially a child or incompetent, placed by the court under the care and supervision of a guardian or conservator, isik, kelle suhtes eestk...</text:p>
          </table:table-cell>
          <table:table-cell office:value-type="string" calcext:value-type="string">
            <text:p>https://sonaveeb.ee/search/unif/dlall/TAI/person%20under%20guardianship</text:p>
          </table:table-cell>
        </table:table-row>
        <table:table-row table:style-name="ro3">
          <table:table-cell office:value-type="string" calcext:value-type="string">
            <text:p>person-time (person-year, person-month)</text:p>
          </table:table-cell>
          <table:table-cell office:value-type="string" calcext:value-type="string">
            <text:p>riskile avatud ae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eg (nt inimaasta, inimkuu), mille jooksul kuulub inimene uuringurahvastikku ja on haigusvaba, st ei ole haigestunud käsitletavasse haigusse ja on ava...</text:p>
          </table:table-cell>
          <table:table-cell office:value-type="string" calcext:value-type="string">
            <text:p>https://sonaveeb.ee/search/unif/dlall/TAI/person-time%20%28person-year%2C%20person-month%29</text:p>
          </table:table-cell>
        </table:table-row>
        <table:table-row table:style-name="ro1">
          <table:table-cell office:value-type="string" calcext:value-type="string">
            <text:p>personal assista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füüsiline abistamine ja toetamine mingi tegevuse sooritamisel</text:p>
          </table:table-cell>
          <table:table-cell office:value-type="string" calcext:value-type="string">
            <text:p>https://sonaveeb.ee/search/unif/dlall/TAI/personal%20assistance</text:p>
          </table:table-cell>
        </table:table-row>
        <table:table-row table:style-name="ro2">
          <table:table-cell office:value-type="string" calcext:value-type="string">
            <text:p>phone coaching</text:p>
          </table:table-cell>
          <table:table-cell office:value-type="string" calcext:value-type="string">
            <text:p>telefonikonsultatsioon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komponent, mille raames terapeut toetab kohtumistevaheliste telefonikõnedega kriisiolukordade tõhusat lahendamist, oskus...</text:p>
          </table:table-cell>
          <table:table-cell office:value-type="string" calcext:value-type="string">
            <text:p>https://sonaveeb.ee/search/unif/dlall/dkt/phone%20coaching</text:p>
          </table:table-cell>
        </table:table-row>
        <table:table-row table:style-name="ro1">
          <table:table-cell office:value-type="string" calcext:value-type="string">
            <text:p>place of death</text:p>
          </table:table-cell>
          <table:table-cell office:value-type="string" calcext:value-type="string">
            <text:p>suremispaik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rmateatisel koht, kus surrakse</text:p>
          </table:table-cell>
          <table:table-cell office:value-type="string" calcext:value-type="string">
            <text:p>https://sonaveeb.ee/search/unif/dlall/TAI/place%20of%20death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kav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õte midagi teha, mõttes olev otsus</text:p>
          </table:table-cell>
          <table:table-cell office:value-type="string" calcext:value-type="string">
            <text:p>https://sonaveeb.ee/search/unif/dlall/TAI/plan</text:p>
          </table:table-cell>
        </table:table-row>
        <table:table-row table:style-name="ro2">
          <table:table-cell office:value-type="string" calcext:value-type="string">
            <text:p>population-based cancer registry</text:p>
          </table:table-cell>
          <table:table-cell office:value-type="string" calcext:value-type="string">
            <text:p>rahvastiku vähiregister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iregister, mis kogub andmeid kindlas rahvastikus diagnoositud vähijuhtude kohta ja mille peamine ülesanne on mõõta vähihaigestumust ja -elulemust</text:p>
          </table:table-cell>
          <table:table-cell office:value-type="string" calcext:value-type="string">
            <text:p>https://sonaveeb.ee/search/unif/dlall/TAI/population-based%20cancer%20registry</text:p>
          </table:table-cell>
        </table:table-row>
        <table:table-row table:style-name="ro2">
          <table:table-cell office:value-type="string" calcext:value-type="string">
            <text:p>positive schema</text:p>
          </table:table-cell>
          <table:table-cell office:value-type="string" calcext:value-type="string">
            <text:p>positiivne skeem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i, kõikehõlmav enda ja oma suhete kohta käiv mälestustest, emotsioonidest, kognitsioonidest ja kehalistest aistingutest koosnev muster, mis kujuneb ...</text:p>
          </table:table-cell>
          <table:table-cell office:value-type="string" calcext:value-type="string">
            <text:p>https://sonaveeb.ee/search/unif/dlall/skt/positive%20schema</text:p>
          </table:table-cell>
        </table:table-row>
        <table:table-row table:style-name="ro2">
          <table:table-cell office:value-type="string" calcext:value-type="string">
            <text:p>postula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oluline ja kriisinõustamise kvaliteeti mõjutav alusväide, mis ei vaja täpsemat tõestust</text:p>
          </table:table-cell>
          <table:table-cell office:value-type="string" calcext:value-type="string">
            <text:p>https://sonaveeb.ee/search/unif/dlall/kriis/postulate</text:p>
          </table:table-cell>
        </table:table-row>
        <table:table-row table:style-name="ro1">
          <table:table-cell office:value-type="string" calcext:value-type="string">
            <text:p>preceding condition</text:p>
          </table:table-cell>
          <table:table-cell office:value-type="string" calcext:value-type="string">
            <text:p>varasem surmapõhj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hetule surmapõhjusele eelnev haigus, seisund või vigastus</text:p>
          </table:table-cell>
          <table:table-cell office:value-type="string" calcext:value-type="string">
            <text:p>https://sonaveeb.ee/search/unif/dlall/TAI/preceding%20condition</text:p>
          </table:table-cell>
        </table:table-row>
        <table:table-row table:style-name="ro2">
          <table:table-cell office:value-type="string" calcext:value-type="string">
            <text:p>pregnancy crisis counceling</text:p>
          </table:table-cell>
          <table:table-cell office:value-type="string" calcext:value-type="string">
            <text:p>raseduskriisi nõustamine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psühholoogilise toe ja teabe pakkumine raseduse planeerimisel, raseduse ja sünnitusjärgsel ajal</text:p>
          </table:table-cell>
          <table:table-cell office:value-type="string" calcext:value-type="string">
            <text:p>https://sonaveeb.ee/search/unif/dlall/kriis/pregnancy%20crisis%20counceling</text:p>
          </table:table-cell>
        </table:table-row>
        <table:table-row table:style-name="ro1">
          <table:table-cell office:value-type="string" calcext:value-type="string">
            <text:p>preterm newborn</text:p>
          </table:table-cell>
          <table:table-cell office:value-type="string" calcext:value-type="string">
            <text:p>enneaegne lap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 37. täisrasedusnädalat sündinud laps; vaata ka ajaline laps, ülekantud laps</text:p>
          </table:table-cell>
          <table:table-cell office:value-type="string" calcext:value-type="string">
            <text:p>https://sonaveeb.ee/search/unif/dlall/TAI/preterm%20newborn</text:p>
          </table:table-cell>
        </table:table-row>
        <table:table-row table:style-name="ro2">
          <table:table-cell office:value-type="string" calcext:value-type="string">
            <text:p>pretreatment</text:p>
          </table:table-cell>
          <table:table-cell office:value-type="string" calcext:value-type="string">
            <text:p>eelravi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aktiivsele ravile eelnevad kohtumised individuaalterapeudiga, mille eesmärk on jõuda ühisele arusaamale koostöö jätkamise osas ning selgitada ravisekk...</text:p>
          </table:table-cell>
          <table:table-cell office:value-type="string" calcext:value-type="string">
            <text:p>https://sonaveeb.ee/search/unif/dlall/dkt/pretreatment</text:p>
          </table:table-cell>
        </table:table-row>
        <table:table-row table:style-name="ro2">
          <table:table-cell office:value-type="string" calcext:value-type="string">
            <text:p>prevalent case</text:p>
          </table:table-cell>
          <table:table-cell office:value-type="string" calcext:value-type="string">
            <text:p>leviisik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onkreetsel ajahetkel või -perioodil elus olev inimene, kellel on kunagi elu jooksul diagnoositud pahaloomuline kasvaja</text:p>
          </table:table-cell>
          <table:table-cell office:value-type="string" calcext:value-type="string">
            <text:p>https://sonaveeb.ee/search/unif/dlall/TAI/prevalent%20case</text:p>
          </table:table-cell>
        </table:table-row>
        <table:table-row table:style-name="ro2">
          <table:table-cell office:value-type="string" calcext:value-type="string">
            <text:p>preventable death</text:p>
          </table:table-cell>
          <table:table-cell office:value-type="string" calcext:value-type="string">
            <text:p>ennetatav surmajuh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rmajuht, mida saab vältida tõhusate rahvatervishoiu ja esmase ennetuse meetmetega (nt enne haiguse või vigastuse tekkimist)</text:p>
          </table:table-cell>
          <table:table-cell office:value-type="string" calcext:value-type="string">
            <text:p>https://sonaveeb.ee/search/unif/dlall/TAI/preventable%20death</text:p>
          </table:table-cell>
        </table:table-row>
        <table:table-row table:style-name="ro2">
          <table:table-cell office:value-type="string" calcext:value-type="string">
            <text:p>preven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olicies and actions to eliminate a disease or minimize its effect; to reduce the incidence and/or prevalence of disease, disability, and premature de...</text:p>
          </table:table-cell>
          <table:table-cell office:value-type="string" calcext:value-type="string">
            <text:p>https://sonaveeb.ee/search/unif/dlall/TAI/prevention</text:p>
          </table:table-cell>
        </table:table-row>
        <table:table-row table:style-name="ro2">
          <table:table-cell office:value-type="string" calcext:value-type="string">
            <text:p>prevention programme</text:p>
          </table:table-cell>
          <table:table-cell office:value-type="string" calcext:value-type="string">
            <text:p>ennetusprogramm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jaliselt piiritletud ennetustegevuste tervikkava</text:p>
          </table:table-cell>
          <table:table-cell office:value-type="string" calcext:value-type="string">
            <text:p>https://sonaveeb.ee/search/unif/dlall/TAI/prevention%20programme</text:p>
          </table:table-cell>
        </table:table-row>
        <table:table-row table:style-name="ro1">
          <table:table-cell office:value-type="string" calcext:value-type="string">
            <text:p>primary outcome</text:p>
          </table:table-cell>
          <table:table-cell office:value-type="string" calcext:value-type="string">
            <text:p>esmane tulemusnäit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tegevuse mõju või toime uuringu peamine tulemusnäitaja</text:p>
          </table:table-cell>
          <table:table-cell office:value-type="string" calcext:value-type="string">
            <text:p>https://sonaveeb.ee/search/unif/dlall/TAI/primary%20outcome</text:p>
          </table:table-cell>
        </table:table-row>
        <table:table-row table:style-name="ro3">
          <table:table-cell office:value-type="string" calcext:value-type="string">
            <text:p>primary prevention</text:p>
          </table:table-cell>
          <table:table-cell office:value-type="string" calcext:value-type="string">
            <text:p>esmane ennet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õigile suunatud ennetus probleemi kujunemise ärahoidmiseks või edasilükkamiseks, Nt immuniseerimine nakkushaigustesse haigestumise ennetamiseks, Term...</text:p>
          </table:table-cell>
          <table:table-cell office:value-type="string" calcext:value-type="string">
            <text:p>https://sonaveeb.ee/search/unif/dlall/TAI/primary%20prevention</text:p>
          </table:table-cell>
        </table:table-row>
        <table:table-row table:style-name="ro3">
          <table:table-cell office:value-type="string" calcext:value-type="string">
            <text:p>primary screening method</text:p>
          </table:table-cell>
          <table:table-cell office:value-type="string" calcext:value-type="string">
            <text:p>sõeluuringu esmas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õeluuringus patoloogia avastamiseks tehtav esmane uuring. Näiteks emakakaelavähi sõeluuringu esmasuuring on HPV uuring, jämesoolevähi sõeluuringu esm...</text:p>
          </table:table-cell>
          <table:table-cell office:value-type="string" calcext:value-type="string">
            <text:p>https://sonaveeb.ee/search/unif/dlall/TAI/primary%20screening%20method</text:p>
          </table:table-cell>
        </table:table-row>
        <table:table-row table:style-name="ro3">
          <table:table-cell office:value-type="string" calcext:value-type="string">
            <text:p>primary screening method for breast cancer</text:p>
          </table:table-cell>
          <table:table-cell office:value-type="string" calcext:value-type="string">
            <text:p>rinnavähi sõeluuringu esmas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innavähi sõeluuringus patoloogia avastamiseks tehtav mammograafia</text:p>
          </table:table-cell>
          <table:table-cell office:value-type="string" calcext:value-type="string">
            <text:p>https://sonaveeb.ee/search/unif/dlall/TAI/primary%20screening%20method%20for%20breast%20cancer</text:p>
          </table:table-cell>
        </table:table-row>
        <table:table-row table:style-name="ro3">
          <table:table-cell office:value-type="string" calcext:value-type="string">
            <text:p>primary screening method for cervical cancer</text:p>
          </table:table-cell>
          <table:table-cell office:value-type="string" calcext:value-type="string">
            <text:p>emakakaelavähi sõeluuringu esmas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makakaelavähi sõeluuringus patoloogia avastamiseks tehtav HPV uuring</text:p>
          </table:table-cell>
          <table:table-cell office:value-type="string" calcext:value-type="string">
            <text:p>https://sonaveeb.ee/search/unif/dlall/TAI/primary%20screening%20method%20for%20cervical%20cancer</text:p>
          </table:table-cell>
        </table:table-row>
        <table:table-row table:style-name="ro3">
          <table:table-cell office:value-type="string" calcext:value-type="string">
            <text:p>primary screening method for colorectal cancer</text:p>
          </table:table-cell>
          <table:table-cell office:value-type="string" calcext:value-type="string">
            <text:p>jämesoolevähi sõeluuringu esmasuuring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ämesoolevähi sõeluuringus patoloogia avastamiseks tehtav peitveretest</text:p>
          </table:table-cell>
          <table:table-cell office:value-type="string" calcext:value-type="string">
            <text:p>https://sonaveeb.ee/search/unif/dlall/TAI/primary%20screening%20method%20for%20colorectal%20cancer</text:p>
          </table:table-cell>
        </table:table-row>
        <table:table-row table:style-name="ro1">
          <table:table-cell office:value-type="string" calcext:value-type="string">
            <text:p>primary si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svaja esimene tekkekoht</text:p>
          </table:table-cell>
          <table:table-cell office:value-type="string" calcext:value-type="string">
            <text:p>https://sonaveeb.ee/search/unif/dlall/TAI/primary%20site</text:p>
          </table:table-cell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probleem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idagi takistav, muret tekitav asjaolu või olukord, mis vajab lahendust ja millega tuleb tegelda, keeruline, raske asi</text:p>
          </table:table-cell>
          <table:table-cell office:value-type="string" calcext:value-type="string">
            <text:p>https://sonaveeb.ee/search/unif/dlall/TAI/problem</text:p>
          </table:table-cell>
        </table:table-row>
        <table:table-row table:style-name="ro2">
          <table:table-cell office:value-type="string" calcext:value-type="string">
            <text:p>problem behavior</text:p>
          </table:table-cell>
          <table:table-cell office:value-type="string" calcext:value-type="string">
            <text:p>probleemkäitu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äitumine, mis on kahjulik, funktsioneerimist takistav või vastuolus inimese poolt endale seatud eesmärkidega</text:p>
          </table:table-cell>
          <table:table-cell office:value-type="string" calcext:value-type="string">
            <text:p>https://sonaveeb.ee/search/unif/dlall/dkt/problem%20behavior</text:p>
          </table:table-cell>
        </table:table-row>
        <table:table-row table:style-name="ro2">
          <table:table-cell office:value-type="string" calcext:value-type="string">
            <text:p>problems in living</text:p>
          </table:table-cell>
          <table:table-cell office:value-type="string" calcext:value-type="string">
            <text:p>elukorralduse probleemi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patsiendi elus esinevad probleemid, mis ei avaldu elu ohustaval või elukvaliteeti oluliselt häirival tasemel</text:p>
          </table:table-cell>
          <table:table-cell office:value-type="string" calcext:value-type="string">
            <text:p>https://sonaveeb.ee/search/unif/dlall/dkt/problems%20in%20living</text:p>
          </table:table-cell>
        </table:table-row>
        <table:table-row table:style-name="ro2">
          <table:table-cell office:value-type="string" calcext:value-type="string">
            <text:p>process evaluation</text:p>
          </table:table-cell>
          <table:table-cell office:value-type="string" calcext:value-type="string">
            <text:p>protsessi hindamin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gevus, mille eesmärk on mõõta ennetustegevuse kavakohasust ja jälgida, mis tegevuse ajal ja järel toimub</text:p>
          </table:table-cell>
          <table:table-cell office:value-type="string" calcext:value-type="string">
            <text:p>https://sonaveeb.ee/search/unif/dlall/TAI/process%20evaluation</text:p>
          </table:table-cell>
        </table:table-row>
        <table:table-row table:style-name="ro2">
          <table:table-cell office:value-type="string" calcext:value-type="string">
            <text:p>prompting event</text:p>
          </table:table-cell>
          <table:table-cell office:value-type="string" calcext:value-type="string">
            <text:p>vallandav sündmu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onkreetne väline või sisemine sündmus, mis käivitab probleemkäitumiseni viiva reaktsioonide ahela</text:p>
          </table:table-cell>
          <table:table-cell office:value-type="string" calcext:value-type="string">
            <text:p>https://sonaveeb.ee/search/unif/dlall/dkt/prompting%20event</text:p>
          </table:table-cell>
        </table:table-row>
        <table:table-row table:style-name="ro2">
          <table:table-cell office:value-type="string" calcext:value-type="string">
            <text:p>pros and cons</text:p>
          </table:table-cell>
          <table:table-cell office:value-type="string" calcext:value-type="string">
            <text:p>kasud ja kahju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oskus, mis hõlmab kriisis tekkivate käitumistungide järgi tegutsemise ja mittetegutsemise plusside ning miinuste läbikaalumist. Selleks kirjutatak...</text:p>
          </table:table-cell>
          <table:table-cell office:value-type="string" calcext:value-type="string">
            <text:p>https://sonaveeb.ee/search/unif/dlall/dkt/pros%20and%20cons</text:p>
          </table:table-cell>
        </table:table-row>
        <table:table-row table:style-name="ro1">
          <table:table-cell office:value-type="string" calcext:value-type="string">
            <text:p>protective facto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robleemi kujunemise või süvenemise tõenäosust vähendav tegur</text:p>
          </table:table-cell>
          <table:table-cell office:value-type="string" calcext:value-type="string">
            <text:p>https://sonaveeb.ee/search/unif/dlall/TAI/protective%20factor</text:p>
          </table:table-cell>
        </table:table-row>
        <table:table-row table:style-name="ro2">
          <table:table-cell office:value-type="string" calcext:value-type="string">
            <text:p>psychological first aid</text:p>
          </table:table-cell>
          <table:table-cell office:value-type="string" calcext:value-type="string">
            <text:p>psühholoogiline esmaabi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hooliv juuresolemine pärast füüsilise abi tagamist traumeeriva sündmuse korral, on jõukohane ka igasuguse väljaõppeta inimesele</text:p>
          </table:table-cell>
          <table:table-cell office:value-type="string" calcext:value-type="string">
            <text:p>https://sonaveeb.ee/search/unif/dlall/kriis/psychological%20first%20aid</text:p>
          </table:table-cell>
        </table:table-row>
        <table:table-row table:style-name="ro2">
          <table:table-cell office:value-type="string" calcext:value-type="string">
            <text:p>psychosocial crisis interven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lühiajaline kriisi- ja traumateadlik psühhosotsiaalne tugi ja juhendamine väga häirivat olukorda (näiteks ootamatu kaotus, õnnetus, katastroof, eneset...</text:p>
          </table:table-cell>
          <table:table-cell office:value-type="string" calcext:value-type="string">
            <text:p>https://sonaveeb.ee/search/unif/dlall/kriis/psychosocial%20crisis%20intervention</text:p>
          </table:table-cell>
        </table:table-row>
        <table:table-row table:style-name="ro2">
          <table:table-cell office:value-type="string" calcext:value-type="string">
            <text:p>pulmonary tuberculosi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uberkuloosi vorm, mille puhul on haigusest haaratud kopsu parenhüüm ja/või kõri, bronhid või trahhea</text:p>
          </table:table-cell>
          <table:table-cell office:value-type="string" calcext:value-type="string">
            <text:p>https://sonaveeb.ee/search/unif/dlall/TAI/pulmonary%20tuberculosis</text:p>
          </table:table-cell>
        </table:table-row>
        <table:table-row table:style-name="ro2">
          <table:table-cell office:value-type="string" calcext:value-type="string">
            <text:p>punishmen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asvatus- või mõjutusvahend, mida rakendatakse kuriteo, üleastumise, halva käitumise vms puhul, süüdi oleva isiku suhtes kohtulikult rakendatav sunnia...</text:p>
          </table:table-cell>
          <table:table-cell office:value-type="string" calcext:value-type="string">
            <text:p>https://sonaveeb.ee/search/unif/dlall/dkt/punishment</text:p>
          </table:table-cell>
        </table:table-row>
        <table:table-row table:style-name="ro2">
          <table:table-cell office:value-type="string" calcext:value-type="string">
            <text:p>punitive parent mode</text:p>
          </table:table-cell>
          <table:table-cell office:value-type="string" calcext:value-type="string">
            <text:p>karistava kriitiku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sisemise kriitiku olekutest, milles ollakse enda vastu agressiivne, mitteaktsepteeriv, mitteandestav ning kriitiline vigade tegemise ja piirav/kee...</text:p>
          </table:table-cell>
          <table:table-cell office:value-type="string" calcext:value-type="string">
            <text:p>https://sonaveeb.ee/search/unif/dlall/skt/punitive%20parent%20mode</text:p>
          </table:table-cell>
        </table:table-row>
        <table:table-row table:style-name="ro2">
          <table:table-cell office:value-type="string" calcext:value-type="string">
            <text:p>punitiveness</text:p>
          </table:table-cell>
          <table:table-cell office:value-type="string" calcext:value-type="string">
            <text:p>sallimatu karistav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inimesi, kaasa arvatud iseennast, tuleb eksimuste ja vigade eest karmilt karistada, sisaldades kalduvust olla vihane, sallimatu, kannatamat...</text:p>
          </table:table-cell>
          <table:table-cell office:value-type="string" calcext:value-type="string">
            <text:p>https://sonaveeb.ee/search/unif/dlall/skt/punitiveness</text:p>
          </table:table-cell>
        </table:table-row>
        <table:table-row table:style-name="ro2">
          <table:table-cell office:value-type="string" calcext:value-type="string">
            <text:p>punitiveness towards others</text:p>
          </table:table-cell>
          <table:table-cell office:value-type="string" calcext:value-type="string">
            <text:p>teistele suunatud sallimatu karistav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arane mittekohastumuslik skeem, mida iseloomustavad hõivatus õigluse põhimõttest, vaenulikkus teiste vigade, kannatuse ja ebatäiuslikkuse suhtes ning...</text:p>
          </table:table-cell>
          <table:table-cell office:value-type="string" calcext:value-type="string">
            <text:p>https://sonaveeb.ee/search/unif/dlall/skt/punitiveness%20towards%20others</text:p>
          </table:table-cell>
        </table:table-row>
        <table:table-row table:style-name="ro2">
          <table:table-cell office:value-type="string" calcext:value-type="string">
            <text:p>punitiveness towards self</text:p>
          </table:table-cell>
          <table:table-cell office:value-type="string" calcext:value-type="string">
            <text:p>enesele suunatud sallimatu karistav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arane mittekohastumuslik skeem, mida iseloomustavad vaenulikkus oma vigade, kannatuse ja ebatäiuslikkuse suhtes, enesesüüdistus ning enesele esitatav...</text:p>
          </table:table-cell>
          <table:table-cell office:value-type="string" calcext:value-type="string">
            <text:p>https://sonaveeb.ee/search/unif/dlall/skt/punitiveness%20towards%20self</text:p>
          </table:table-cell>
        </table:table-row>
        <table:table-row table:style-name="ro2">
          <table:table-cell office:value-type="string" calcext:value-type="string">
            <text:p>quality-of-life interfering behavior</text:p>
          </table:table-cell>
          <table:table-cell office:value-type="string" calcext:value-type="string">
            <text:p>elukvaliteeti häiriv käitu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äitumine, mis ajas püsimisel hakkab suure tõenäosusega oluliselt elukvaliteeti vähendama</text:p>
          </table:table-cell>
          <table:table-cell office:value-type="string" calcext:value-type="string">
            <text:p>https://sonaveeb.ee/search/unif/dlall/dkt/quality-of-life%20interfering%20behavior</text:p>
          </table:table-cell>
        </table:table-row>
        <table:table-row table:style-name="ro2">
          <table:table-cell office:value-type="string" calcext:value-type="string">
            <text:p>radical acceptance</text:p>
          </table:table-cell>
          <table:table-cell office:value-type="string" calcext:value-type="string">
            <text:p>radikaalne aktsepteeri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Radikaalne aktsepteerimine on tegelikkuse aktsepteerimise oskus, mis tähendab täielikku avatust reaalsuse faktidele, nii nagu need on, ilma jonnita ja...</text:p>
          </table:table-cell>
          <table:table-cell office:value-type="string" calcext:value-type="string">
            <text:p>https://sonaveeb.ee/search/unif/dlall/dkt/radical%20acceptance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ähtuse vms määr, suurus või hulk</text:p>
          </table:table-cell>
          <table:table-cell office:value-type="string" calcext:value-type="string">
            <text:p>https://sonaveeb.ee/search/unif/dlall/TAI/rate</text:p>
          </table:table-cell>
        </table:table-row>
        <table:table-row table:style-name="ro2">
          <table:table-cell office:value-type="string" calcext:value-type="string">
            <text:p>rational mind</text:p>
          </table:table-cell>
          <table:table-cell office:value-type="string" calcext:value-type="string">
            <text:p>ratsionaalne meel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olmest meeleseisundist DKT-s, kus tegutsetakse ja otsustatakse ratsionaalselt, võttes arvesse vaid fakte ja objektiivseid tõendeid.</text:p>
          </table:table-cell>
          <table:table-cell office:value-type="string" calcext:value-type="string">
            <text:p>https://sonaveeb.ee/search/unif/dlall/dkt/rational%20mind</text:p>
          </table:table-cell>
        </table:table-row>
        <table:table-row table:style-name="ro2">
          <table:table-cell office:value-type="string" calcext:value-type="string">
            <text:p>realistic expectations</text:p>
          </table:table-cell>
          <table:table-cell office:value-type="string" calcext:value-type="string">
            <text:p>realistlikud ootused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rahulolu enda sooritustega vajaduseta olla parim, being content with one's perfomances without having to be the best</text:p>
          </table:table-cell>
          <table:table-cell office:value-type="string" calcext:value-type="string">
            <text:p>https://sonaveeb.ee/search/unif/dlall/skt/realistic%20expectations</text:p>
          </table:table-cell>
        </table:table-row>
        <table:table-row table:style-name="ro2">
          <table:table-cell office:value-type="string" calcext:value-type="string">
            <text:p>realistic limits and self-control</text:p>
          </table:table-cell>
          <table:table-cell office:value-type="string" calcext:value-type="string">
            <text:p>realistlikud piirid ja enesekontroll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aasiline emotsionaalne vajadus turvaliste ja eakohaste piiride järele</text:p>
          </table:table-cell>
          <table:table-cell office:value-type="string" calcext:value-type="string">
            <text:p>https://sonaveeb.ee/search/unif/dlall/skt/realistic%20limits%20and%20self-control</text:p>
          </table:table-cell>
        </table:table-row>
        <table:table-row table:style-name="ro3">
          <table:table-cell office:value-type="string" calcext:value-type="string">
            <text:p>reality acceptance skills</text:p>
          </table:table-cell>
          <table:table-cell office:value-type="string" calcext:value-type="string">
            <text:p>tegelikkuse aktsepteerimise oskus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oskused, mille abil aktsepteerida oma elu sellisena, nagu see hetkel on, eriti kui elad hetkel sellist elu, millist ei tahaks. Need vähendavad kan...</text:p>
          </table:table-cell>
          <table:table-cell office:value-type="string" calcext:value-type="string">
            <text:p>https://sonaveeb.ee/search/unif/dlall/dkt/reality%20acceptance%20skills</text:p>
          </table:table-cell>
        </table:table-row>
        <table:table-row table:style-name="ro2">
          <table:table-cell office:value-type="string" calcext:value-type="string">
            <text:p>reciprocit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eppe osapoolte vaheline suhe, milles mõlemad omavad samu õigusi ja kohustusi teineteise suhtes, relationship between two parties where both have the ...</text:p>
          </table:table-cell>
          <table:table-cell office:value-type="string" calcext:value-type="string">
            <text:p>https://sonaveeb.ee/search/unif/dlall/dkt/reciprocity</text:p>
          </table:table-cell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helter or protection from danger or distress</text:p>
          </table:table-cell>
          <table:table-cell office:value-type="string" calcext:value-type="string">
            <text:p>https://sonaveeb.ee/search/unif/dlall/TAI/refuge</text:p>
          </table:table-cell>
        </table:table-row>
        <table:table-row table:style-name="ro2">
          <table:table-cell office:value-type="string" calcext:value-type="string">
            <text:p>rehab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rocess or action of bringing plant, buildings, or civil engineering works back to acceptable functional conditions, often with improvements, tehase, ...</text:p>
          </table:table-cell>
          <table:table-cell office:value-type="string" calcext:value-type="string">
            <text:p>https://sonaveeb.ee/search/unif/dlall/TAI/rehab</text:p>
          </table:table-cell>
        </table:table-row>
        <table:table-row table:style-name="ro2">
          <table:table-cell office:value-type="string" calcext:value-type="string">
            <text:p>rehabilita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rocess or action of bringing plant, buildings, or civil engineering works back to acceptable functional conditions, often with improvements, tehase, ...</text:p>
          </table:table-cell>
          <table:table-cell office:value-type="string" calcext:value-type="string">
            <text:p>https://sonaveeb.ee/search/unif/dlall/TAI/rehabilitation</text:p>
          </table:table-cell>
        </table:table-row>
        <table:table-row table:style-name="ro2">
          <table:table-cell office:value-type="string" calcext:value-type="string">
            <text:p>reinforcemen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rods, bars, fabric, fibres, wires, and cables added to give additional strength or support to a material or component, vardad, latid, kangas, kiudaine...</text:p>
          </table:table-cell>
          <table:table-cell office:value-type="string" calcext:value-type="string">
            <text:p>https://sonaveeb.ee/search/unif/dlall/dkt/reinforcement</text:p>
          </table:table-cell>
        </table:table-row>
        <table:table-row table:style-name="ro2">
          <table:table-cell office:value-type="string" calcext:value-type="string">
            <text:p>relationship effectiveness</text:p>
          </table:table-cell>
          <table:table-cell office:value-type="string" calcext:value-type="string">
            <text:p>tõhusus suhete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võimalik eesmärk suhtlemisolukordades: suhte hoidmine või parandamine, püüdes samal ajal saavutada oma eesmärki suhtluses</text:p>
          </table:table-cell>
          <table:table-cell office:value-type="string" calcext:value-type="string">
            <text:p>https://sonaveeb.ee/search/unif/dlall/dkt/relationship%20effectiveness</text:p>
          </table:table-cell>
        </table:table-row>
        <table:table-row table:style-name="ro2">
          <table:table-cell office:value-type="string" calcext:value-type="string">
            <text:p>resignation</text:p>
          </table:table-cell>
          <table:table-cell office:value-type="string" calcext:value-type="string">
            <text:p>skeemile järele and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reageerimise viis, mille puhul inimene toimib aktiveerunud skeemi kohaselt, uskudes täielikult selle tähendust, the way of the schema handling where t...</text:p>
          </table:table-cell>
          <table:table-cell office:value-type="string" calcext:value-type="string">
            <text:p>https://sonaveeb.ee/search/unif/dlall/skt/resignation</text:p>
          </table:table-cell>
        </table:table-row>
        <table:table-row table:style-name="ro2">
          <table:table-cell office:value-type="string" calcext:value-type="string">
            <text:p>resilie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ühiskonna, süsteemi vm võime kohaneda, toimida ja taastuda ka rasketes või ootamatutes oludes</text:p>
          </table:table-cell>
          <table:table-cell office:value-type="string" calcext:value-type="string">
            <text:p>https://sonaveeb.ee/search/unif/dlall/TAI/resilience</text:p>
          </table:table-cell>
        </table:table-row>
        <table:table-row table:style-name="ro1">
          <table:table-cell office:value-type="string" calcext:value-type="string">
            <text:p>risk factor</text:p>
          </table:table-cell>
          <table:table-cell office:value-type="string" calcext:value-type="string">
            <text:p>riskitegur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sjaolu, mis suurendab mingi ohu või kahju tõenäosust</text:p>
          </table:table-cell>
          <table:table-cell office:value-type="string" calcext:value-type="string">
            <text:p>https://sonaveeb.ee/search/unif/dlall/TAI/risk%20factor</text:p>
          </table:table-cell>
        </table:table-row>
        <table:table-row table:style-name="ro2">
          <table:table-cell office:value-type="string" calcext:value-type="string">
            <text:p>safe hous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imple facilities for asylum or provisional lodgings to individuals or groups in emergencies, isikutele ajutist ööpäevast abi ja tuge ning kaitset pak...</text:p>
          </table:table-cell>
          <table:table-cell office:value-type="string" calcext:value-type="string">
            <text:p>https://sonaveeb.ee/search/unif/dlall/TAI/safe%20house</text:p>
          </table:table-cell>
        </table:table-row>
        <table:table-row table:style-name="ro2">
          <table:table-cell office:value-type="string" calcext:value-type="string">
            <text:p>safe house service</text:p>
          </table:table-cell>
          <table:table-cell office:value-type="string" calcext:value-type="string">
            <text:p>turvakoduteen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ädaohus ja abivajavale lapsele või täiskasvanule ajutise eluaseme, turvalise keskkonna ja esmase abi tagamine, social service organised by a local au...</text:p>
          </table:table-cell>
          <table:table-cell office:value-type="string" calcext:value-type="string">
            <text:p>https://sonaveeb.ee/search/unif/dlall/TAI/safe%20house%20service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i, kõikehõlmav enda ja oma suhete kohta käiv kogum kognitiivsetest ja emotsionaalsetest mustritest, mis on kujunenud lapsepõlves või hilisemas elus ...</text:p>
          </table:table-cell>
          <table:table-cell office:value-type="string" calcext:value-type="string">
            <text:p>https://sonaveeb.ee/search/unif/dlall/skt/schema</text:p>
          </table:table-cell>
        </table:table-row>
        <table:table-row table:style-name="ro2">
          <table:table-cell office:value-type="string" calcext:value-type="string">
            <text:p>schema attunement</text:p>
          </table:table-cell>
          <table:table-cell office:value-type="string" calcext:value-type="string">
            <text:p>skeemile häälesta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piiritletud vanemlikkuse rakendamine läbi häälestumise (aktiveerunud) skeemiga seotud (varase arengu) emotsionaalsetele vajadustele, terapeudi oskus v...</text:p>
          </table:table-cell>
          <table:table-cell office:value-type="string" calcext:value-type="string">
            <text:p>https://sonaveeb.ee/search/unif/dlall/skt/schema%20attunement</text:p>
          </table:table-cell>
        </table:table-row>
        <table:table-row table:style-name="ro1">
          <table:table-cell office:value-type="string" calcext:value-type="string">
            <text:p>schema chemistry</text:p>
          </table:table-cell>
          <table:table-cell office:value-type="string" calcext:value-type="string">
            <text:p>skeemide keemia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/>
          <table:table-cell office:value-type="string" calcext:value-type="string">
            <text:p>https://sonaveeb.ee/search/unif/dlall/skt/schema%20chemistry</text:p>
          </table:table-cell>
        </table:table-row>
        <table:table-row table:style-name="ro3">
          <table:table-cell office:value-type="string" calcext:value-type="string">
            <text:p>schema coping style</text:p>
          </table:table-cell>
          <table:table-cell office:value-type="string" calcext:value-type="string">
            <text:p>skeemiga toimetuleku stiil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ga toime tulemise kolm üldist viisi - allaandmine, vältimine ja ülekompenseerimine - millest lähtuvad erinevad individuaalsed toimetulekuolekud,...</text:p>
          </table:table-cell>
          <table:table-cell office:value-type="string" calcext:value-type="string">
            <text:p>https://sonaveeb.ee/search/unif/dlall/skt/schema%20coping%20style</text:p>
          </table:table-cell>
        </table:table-row>
        <table:table-row table:style-name="ro2">
          <table:table-cell office:value-type="string" calcext:value-type="string">
            <text:p>schema couples therapy</text:p>
          </table:table-cell>
          <table:table-cell office:value-type="string" calcext:value-type="string">
            <text:p>paariskeemiteraapia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teraapia suund, milles skeemiteraapia teooria ja meetodid on kohandatud tööks paaridega</text:p>
          </table:table-cell>
          <table:table-cell office:value-type="string" calcext:value-type="string">
            <text:p>https://sonaveeb.ee/search/unif/dlall/skt/schema%20couples%20therapy</text:p>
          </table:table-cell>
        </table:table-row>
        <table:table-row table:style-name="ro3">
          <table:table-cell office:value-type="string" calcext:value-type="string">
            <text:p>schema dialogues</text:p>
          </table:table-cell>
          <table:table-cell office:value-type="string" calcext:value-type="string">
            <text:p>skeemi dialoog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töö kogemuslik tehnika patsiendi ja terapeudi dialoogis düsfunktsionaalsete/mitte-kohastumuslike skeemi olekute tundmaõppimise ja korrigeerimise...</text:p>
          </table:table-cell>
          <table:table-cell office:value-type="string" calcext:value-type="string">
            <text:p>https://sonaveeb.ee/search/unif/dlall/skt/schema%20dialogues</text:p>
          </table:table-cell>
        </table:table-row>
        <table:table-row table:style-name="ro3">
          <table:table-cell office:value-type="string" calcext:value-type="string">
            <text:p>schema domain</text:p>
          </table:table-cell>
          <table:table-cell office:value-type="string" calcext:value-type="string">
            <text:p>skeemi valdkond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hte või mitut skeemi hõlmav kategooria, mis vastab spetsiifilistele emotsionaalsetele vajadustele, category of schemas that corresponds to specific e...</text:p>
          </table:table-cell>
          <table:table-cell office:value-type="string" calcext:value-type="string">
            <text:p>https://sonaveeb.ee/search/unif/dlall/skt/schema%20domain</text:p>
          </table:table-cell>
        </table:table-row>
        <table:table-row table:style-name="ro2">
          <table:table-cell office:value-type="string" calcext:value-type="string">
            <text:p>schema healing</text:p>
          </table:table-cell>
          <table:table-cell office:value-type="string" calcext:value-type="string">
            <text:p>skeemi parane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mittekohastumusliku skeemi hääbumise protsess, milles skeem nõrgeneb ning avaldab järjest vähem mõju käitumisele, Because a schema is a set of memorie...</text:p>
          </table:table-cell>
          <table:table-cell office:value-type="string" calcext:value-type="string">
            <text:p>https://sonaveeb.ee/search/unif/dlall/skt/schema%20healing</text:p>
          </table:table-cell>
        </table:table-row>
        <table:table-row table:style-name="ro2">
          <table:table-cell office:value-type="string" calcext:value-type="string">
            <text:p>schema mode</text:p>
          </table:table-cell>
          <table:table-cell office:value-type="string" calcext:value-type="string">
            <text:p>skeemi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äesolev emotsionaalne, kognitiivne ja käitumuslik seisund, milles inimene parasjagu on, kui üks või mitu skeemi on aktiveeritud, the current emotiona...</text:p>
          </table:table-cell>
          <table:table-cell office:value-type="string" calcext:value-type="string">
            <text:p>https://sonaveeb.ee/search/unif/dlall/skt/schema%20mode</text:p>
          </table:table-cell>
        </table:table-row>
        <table:table-row table:style-name="ro2">
          <table:table-cell office:value-type="string" calcext:value-type="string">
            <text:p>schema model</text:p>
          </table:table-cell>
          <table:table-cell office:value-type="string" calcext:value-type="string">
            <text:p>skeemi mudel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probleemide kontseptualiseerimise viis, seostades varaseid mittekohastumuslikke skeeme toimetulekustiilidega, tuues välja nende tekkepõhjused varases ...</text:p>
          </table:table-cell>
          <table:table-cell office:value-type="string" calcext:value-type="string">
            <text:p>https://sonaveeb.ee/search/unif/dlall/skt/schema%20model</text:p>
          </table:table-cell>
        </table:table-row>
        <table:table-row table:style-name="ro2">
          <table:table-cell office:value-type="string" calcext:value-type="string">
            <text:p>schema perpetuation</text:p>
          </table:table-cell>
          <table:table-cell office:value-type="string" calcext:value-type="string">
            <text:p>skeemi põlistu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 säilimise protsess, milles mõtted, tunded ja käitumine kinnistavad olemasolevat skeemi, Refers to everything the patient does (internally and b...</text:p>
          </table:table-cell>
          <table:table-cell office:value-type="string" calcext:value-type="string">
            <text:p>https://sonaveeb.ee/search/unif/dlall/skt/schema%20perpetuation</text:p>
          </table:table-cell>
        </table:table-row>
        <table:table-row table:style-name="ro2">
          <table:table-cell office:value-type="string" calcext:value-type="string">
            <text:p>schema therap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chema therapy is an innovative, integrative therapy developed by Young and colleagues (Young, 1990, 1999) that significantly expands on traditional c...</text:p>
          </table:table-cell>
          <table:table-cell office:value-type="string" calcext:value-type="string">
            <text:p>https://sonaveeb.ee/search/unif/dlall/skt/schema%20therapy</text:p>
          </table:table-cell>
        </table:table-row>
        <table:table-row table:style-name="ro2">
          <table:table-cell office:value-type="string" calcext:value-type="string">
            <text:p>schema trigger</text:p>
          </table:table-cell>
          <table:table-cell office:value-type="string" calcext:value-type="string">
            <text:p>skeemi vallandaja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egur, mis aktiveerib skeemi, Studies on the biology of the brain indicate locations at which schema triggering based on traumatic childhood events su...</text:p>
          </table:table-cell>
          <table:table-cell office:value-type="string" calcext:value-type="string">
            <text:p>https://sonaveeb.ee/search/unif/dlall/skt/schema%20trigger</text:p>
          </table:table-cell>
        </table:table-row>
        <table:table-row table:style-name="ro2">
          <table:table-cell office:value-type="string" calcext:value-type="string">
            <text:p>screening colonoscopy</text:p>
          </table:table-cell>
          <table:table-cell office:value-type="string" calcext:value-type="string">
            <text:p>sõelkoloskoopi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ämesoolevähi sõeluuringul tehtav koloskoopia</text:p>
          </table:table-cell>
          <table:table-cell office:value-type="string" calcext:value-type="string">
            <text:p>https://sonaveeb.ee/search/unif/dlall/TAI/screening%20colonoscopy</text:p>
          </table:table-cell>
        </table:table-row>
        <table:table-row table:style-name="ro3">
          <table:table-cell office:value-type="string" calcext:value-type="string">
            <text:p>secondary intervention</text:p>
          </table:table-cell>
          <table:table-cell office:value-type="string" calcext:value-type="string">
            <text:p>teisene ennet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rases staadiumis probleemiga inimestele suunatud ennetus probleemi (edasi)arenemise ja kordumise ärahoidmiseks, Nt inimeste kontorilaudade ja toolid...</text:p>
          </table:table-cell>
          <table:table-cell office:value-type="string" calcext:value-type="string">
            <text:p>https://sonaveeb.ee/search/unif/dlall/TAI/secondary%20intervention</text:p>
          </table:table-cell>
        </table:table-row>
        <table:table-row table:style-name="ro2">
          <table:table-cell office:value-type="string" calcext:value-type="string">
            <text:p>secondary outcome</text:p>
          </table:table-cell>
          <table:table-cell office:value-type="string" calcext:value-type="string">
            <text:p>teisene tulemusnäit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tegevuse mõju või toime uuringu muu tulemusnäitaja, mille vastu huvi tuntakse, Nt kui ennetustegevuse eesmärk oli kehamassi muutus, siis on tei...</text:p>
          </table:table-cell>
          <table:table-cell office:value-type="string" calcext:value-type="string">
            <text:p>https://sonaveeb.ee/search/unif/dlall/TAI/secondary%20outcome</text:p>
          </table:table-cell>
        </table:table-row>
        <table:table-row table:style-name="ro2">
          <table:table-cell office:value-type="string" calcext:value-type="string">
            <text:p>secure attachment</text:p>
          </table:table-cell>
          <table:table-cell office:value-type="string" calcext:value-type="string">
            <text:p>turvaline seo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aasiline emotsionaalne vajadus olla turvalises suhtes, mis sisaldab võimalust olla hoitud, märgatud, armastatud, mõistetud, aksepteeritud, tunnustatu...</text:p>
          </table:table-cell>
          <table:table-cell office:value-type="string" calcext:value-type="string">
            <text:p>https://sonaveeb.ee/search/unif/dlall/skt/secure%20attachment</text:p>
          </table:table-cell>
        </table:table-row>
        <table:table-row table:style-name="ro2">
          <table:table-cell office:value-type="string" calcext:value-type="string">
            <text:p>selective prevention</text:p>
          </table:table-cell>
          <table:table-cell office:value-type="string" calcext:value-type="string">
            <text:p>valikuline ennet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, mis on suunatud inimrühmale, kel on suurem risk probleemi kujunemiseks, Nt sünnieelsed ja -järgsed kodukülastused vanemlike oskuste arendamis...</text:p>
          </table:table-cell>
          <table:table-cell office:value-type="string" calcext:value-type="string">
            <text:p>https://sonaveeb.ee/search/unif/dlall/TAI/selective%20prevention</text:p>
          </table:table-cell>
        </table:table-row>
        <table:table-row table:style-name="ro2">
          <table:table-cell office:value-type="string" calcext:value-type="string">
            <text:p>self-aggrandizer mode</text:p>
          </table:table-cell>
          <table:table-cell office:value-type="string" calcext:value-type="string">
            <text:p>suurustaja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düsfunktsionaalsetest kaitseolekutest, mida iseloomustavad arrogantne enese üle- ja teiste alahindamine, The Self-Aggrandizer mode is an overcompe...</text:p>
          </table:table-cell>
          <table:table-cell office:value-type="string" calcext:value-type="string">
            <text:p>https://sonaveeb.ee/search/unif/dlall/skt/self-aggrandizer%20mode</text:p>
          </table:table-cell>
        </table:table-row>
        <table:table-row table:style-name="ro2">
          <table:table-cell office:value-type="string" calcext:value-type="string">
            <text:p>self-ca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ctivities or tasks done routinely to maintain the client’s health and well-being, considering the environment and social factors., isikliku tervise j...</text:p>
          </table:table-cell>
          <table:table-cell office:value-type="string" calcext:value-type="string">
            <text:p>https://sonaveeb.ee/search/unif/dlall/TAI/self-care</text:p>
          </table:table-cell>
        </table:table-row>
        <table:table-row table:style-name="ro1">
          <table:table-cell office:value-type="string" calcext:value-type="string">
            <text:p>self-compassion</text:p>
          </table:table-cell>
          <table:table-cell office:value-type="string" calcext:value-type="string">
            <text:p>enesekaastun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oma eksimuste suhtes andestav olemine, forgiving oneself for mistakes</text:p>
          </table:table-cell>
          <table:table-cell office:value-type="string" calcext:value-type="string">
            <text:p>https://sonaveeb.ee/search/unif/dlall/skt/self-compassion</text:p>
          </table:table-cell>
        </table:table-row>
        <table:table-row table:style-name="ro2">
          <table:table-cell office:value-type="string" calcext:value-type="string">
            <text:p>self-directedness</text:p>
          </table:table-cell>
          <table:table-cell office:value-type="string" calcext:value-type="string">
            <text:p>eluterve endast lähtu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iseendale olulised väärtused on tähtsad vajaduseta teistelt heakskiitu pälvida, valuing what matters to oneself without the need of having ...</text:p>
          </table:table-cell>
          <table:table-cell office:value-type="string" calcext:value-type="string">
            <text:p>https://sonaveeb.ee/search/unif/dlall/skt/self-directedness</text:p>
          </table:table-cell>
        </table:table-row>
        <table:table-row table:style-name="ro2">
          <table:table-cell office:value-type="string" calcext:value-type="string">
            <text:p>self-invalidation</text:p>
          </table:table-cell>
          <table:table-cell office:value-type="string" calcext:value-type="string">
            <text:p>enese invalideeri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reageerimine iseenda kogemusele viisil, mis annab inimesele tagasiside, et tema kogemus ei ole loogiline, mõistetav ega oluline</text:p>
          </table:table-cell>
          <table:table-cell office:value-type="string" calcext:value-type="string">
            <text:p>https://sonaveeb.ee/search/unif/dlall/dkt/self-invalidation</text:p>
          </table:table-cell>
        </table:table-row>
        <table:table-row table:style-name="ro3">
          <table:table-cell office:value-type="string" calcext:value-type="string">
            <text:p>self-respect effectiveness</text:p>
          </table:table-cell>
          <table:table-cell office:value-type="string" calcext:value-type="string">
            <text:p>tõhusus eneseväärikuse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võimalik eesmärk suhtlemisolukordades: eneseaustuse säilitaminevõi parandamine ning oma väärtuste ja tõekspidamiste järgimine, püüdes samal ajal s...</text:p>
          </table:table-cell>
          <table:table-cell office:value-type="string" calcext:value-type="string">
            <text:p>https://sonaveeb.ee/search/unif/dlall/dkt/self-respect%20effectiveness</text:p>
          </table:table-cell>
        </table:table-row>
        <table:table-row table:style-name="ro2">
          <table:table-cell office:value-type="string" calcext:value-type="string">
            <text:p>self-sacrifi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teiste vajaduste rahuldamisele on oluline keskenduda kasvõi iseenda vajaduste rahuldamise arvelt vältimaks teistele valu või kannatuste põh...</text:p>
          </table:table-cell>
          <table:table-cell office:value-type="string" calcext:value-type="string">
            <text:p>https://sonaveeb.ee/search/unif/dlall/skt/self-sacrifice</text:p>
          </table:table-cell>
        </table:table-row>
        <table:table-row table:style-name="ro2">
          <table:table-cell office:value-type="string" calcext:value-type="string">
            <text:p>self-soothing through the senses</text:p>
          </table:table-cell>
          <table:table-cell office:value-type="string" calcext:value-type="string">
            <text:p>enese rahustamine viie meelega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nese rahustamine on DKT oskus, mille sisuks on enda suhtes toetav, hoidev, rahutegev, õrn ja teadlikult lahke käitumine. Ennast rahustavad tegevused ...</text:p>
          </table:table-cell>
          <table:table-cell office:value-type="string" calcext:value-type="string">
            <text:p>https://sonaveeb.ee/search/unif/dlall/dkt/self-soothing%20through%20the%20senses</text:p>
          </table:table-cell>
        </table:table-row>
        <table:table-row table:style-name="ro2">
          <table:table-cell office:value-type="string" calcext:value-type="string">
            <text:p>sense of identity</text:p>
          </table:table-cell>
          <table:table-cell office:value-type="string" calcext:value-type="string">
            <text:p>identiteeditun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aasiline emotsionaalne vajadus autonoomia, kompetentsus- ja identiteeditunde järele, mis sisaldab võimalust sooritada iseseisvalt eakohaseid ülesande...</text:p>
          </table:table-cell>
          <table:table-cell office:value-type="string" calcext:value-type="string">
            <text:p>https://sonaveeb.ee/search/unif/dlall/skt/sense%20of%20identity</text:p>
          </table:table-cell>
        </table:table-row>
        <table:table-row table:style-name="ro2">
          <table:table-cell office:value-type="string" calcext:value-type="string">
            <text:p>service user</text:p>
          </table:table-cell>
          <table:table-cell office:value-type="string" calcext:value-type="string">
            <text:p>teenuse sa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 osapool isiku rollis; keegi, kes tahab saada, saab või on saanud tervishoiusüsteemis teenust, healthcare actor with a person role; who seek...</text:p>
          </table:table-cell>
          <table:table-cell office:value-type="string" calcext:value-type="string">
            <text:p>https://sonaveeb.ee/search/unif/dlall/TAI/service%20user</text:p>
          </table:table-cell>
        </table:table-row>
        <table:table-row table:style-name="ro2">
          <table:table-cell office:value-type="string" calcext:value-type="string">
            <text:p>shame</text:p>
          </table:table-cell>
          <table:table-cell office:value-type="string" calcext:value-type="string">
            <text:p>häbi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hingepiin, kahetsus või piinlikkus, mille on tinginud sobimatu käitumine, ebaväärikas tegu, alandav olukord vms</text:p>
          </table:table-cell>
          <table:table-cell office:value-type="string" calcext:value-type="string">
            <text:p>https://sonaveeb.ee/search/unif/dlall/skt/shame</text:p>
          </table:table-cell>
        </table:table-row>
        <table:table-row table:style-name="ro2">
          <table:table-cell office:value-type="string" calcext:value-type="string">
            <text:p>shap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producing flat surfaces using single-point tools; the work is held in a vice or fixture or is clamped directly to the table; the ram supporting the to...</text:p>
          </table:table-cell>
          <table:table-cell office:value-type="string" calcext:value-type="string">
            <text:p>https://sonaveeb.ee/search/unif/dlall/dkt/shaping</text:p>
          </table:table-cell>
        </table:table-row>
        <table:table-row table:style-name="ro1">
          <table:table-cell office:value-type="string" calcext:value-type="string">
            <text:p>shelt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oht või ehitis, mis sobib öömajaks, kaitseb vihma, tuule vms eest</text:p>
          </table:table-cell>
          <table:table-cell office:value-type="string" calcext:value-type="string">
            <text:p>https://sonaveeb.ee/search/unif/dlall/TAI/shelter</text:p>
          </table:table-cell>
        </table:table-row>
        <table:table-row table:style-name="ro2">
          <table:table-cell office:value-type="string" calcext:value-type="string">
            <text:p>shelter service</text:p>
          </table:table-cell>
          <table:table-cell office:value-type="string" calcext:value-type="string">
            <text:p>varjupaigateen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otsiaalteenuse raames ajutise turvalise ööbimiskoha pakkumine inimesele, kes pole ise võimeline ööbimiskohta leidma</text:p>
          </table:table-cell>
          <table:table-cell office:value-type="string" calcext:value-type="string">
            <text:p>https://sonaveeb.ee/search/unif/dlall/TAI/shelter%20service</text:p>
          </table:table-cell>
        </table:table-row>
        <table:table-row table:style-name="ro2">
          <table:table-cell office:value-type="string" calcext:value-type="string">
            <text:p>short-term effect</text:p>
          </table:table-cell>
          <table:table-cell office:value-type="string" calcext:value-type="string">
            <text:p>lühiajaline mõju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õju, mis kestab lühikest aega, Nt lühikest aega kestev kampaania mõju tervisekäitumisele</text:p>
          </table:table-cell>
          <table:table-cell office:value-type="string" calcext:value-type="string">
            <text:p>https://sonaveeb.ee/search/unif/dlall/TAI/short-term%20effect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innisasi või loodusobjekt, millel on arheoloogiline väärtus</text:p>
          </table:table-cell>
          <table:table-cell office:value-type="string" calcext:value-type="string">
            <text:p>https://sonaveeb.ee/search/unif/dlall/TAI/site</text:p>
          </table:table-cell>
        </table:table-row>
        <table:table-row table:style-name="ro2">
          <table:table-cell office:value-type="string" calcext:value-type="string">
            <text:p>site-specific cancer registry</text:p>
          </table:table-cell>
          <table:table-cell office:value-type="string" calcext:value-type="string">
            <text:p>paikmepõhine vähiregister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iregistri eritüüp, mis peab arvestust konkreetse kasvaja esinemise ja ravi üle ning mille põhieesmärk on mõõta diagnostika ja ravi kvaliteeti ning ...</text:p>
          </table:table-cell>
          <table:table-cell office:value-type="string" calcext:value-type="string">
            <text:p>https://sonaveeb.ee/search/unif/dlall/TAI/site-specific%20cancer%20registry</text:p>
          </table:table-cell>
        </table:table-row>
        <table:table-row table:style-name="ro2">
          <table:table-cell office:value-type="string" calcext:value-type="string">
            <text:p>skill</text:p>
          </table:table-cell>
          <table:table-cell office:value-type="string" calcext:value-type="string">
            <text:p>oskus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õppimise ja harjutamise teel omandatud asjatundlikkus milleski, võime, osavus millekski, mingil alal</text:p>
          </table:table-cell>
          <table:table-cell office:value-type="string" calcext:value-type="string">
            <text:p>https://sonaveeb.ee/search/unif/dlall/dkt/skill</text:p>
          </table:table-cell>
        </table:table-row>
        <table:table-row table:style-name="ro2">
          <table:table-cell office:value-type="string" calcext:value-type="string">
            <text:p>skillful mean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udismis, eriti mahajaanas, bodhisattvaid iseloomustav võime, mis tähendab ka tarkust v vilumust vahendite valdamisel, oskust vahendeid valida</text:p>
          </table:table-cell>
          <table:table-cell office:value-type="string" calcext:value-type="string">
            <text:p>https://sonaveeb.ee/search/unif/dlall/dkt/skillful%20means</text:p>
          </table:table-cell>
        </table:table-row>
        <table:table-row table:style-name="ro2">
          <table:table-cell office:value-type="string" calcext:value-type="string">
            <text:p>skills traine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ahest grupiviisilise oskuste õppe läbiviijatest, kelle ülesanne on juhtida kohtumiste alustamise, koduse harjutamise ülevaatamise ning uute oskus...</text:p>
          </table:table-cell>
          <table:table-cell office:value-type="string" calcext:value-type="string">
            <text:p>https://sonaveeb.ee/search/unif/dlall/dkt/skills%20trainer</text:p>
          </table:table-cell>
        </table:table-row>
        <table:table-row table:style-name="ro2">
          <table:table-cell office:value-type="string" calcext:value-type="string">
            <text:p>skills training</text:p>
          </table:table-cell>
          <table:table-cell office:value-type="string" calcext:value-type="string">
            <text:p>oskuste treening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komponent, struktureeritud psühhohariduslik sekkumine, mille käigus õpitakse teadveloleku, emotsiooniregulatsiooni, stre...</text:p>
          </table:table-cell>
          <table:table-cell office:value-type="string" calcext:value-type="string">
            <text:p>https://sonaveeb.ee/search/unif/dlall/dkt/skills%20training</text:p>
          </table:table-cell>
        </table:table-row>
        <table:table-row table:style-name="ro1">
          <table:table-cell office:value-type="string" calcext:value-type="string">
            <text:p>social assistan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jaduspõhine abi või tugi raskes sotsiaalses või majanduslikus olukorras inimesele</text:p>
          </table:table-cell>
          <table:table-cell office:value-type="string" calcext:value-type="string">
            <text:p>https://sonaveeb.ee/search/unif/dlall/TAI/social%20assistance</text:p>
          </table:table-cell>
        </table:table-row>
        <table:table-row table:style-name="ro2">
          <table:table-cell office:value-type="string" calcext:value-type="string">
            <text:p>social belonging</text:p>
          </table:table-cell>
          <table:table-cell office:value-type="string" calcext:value-type="string">
            <text:p>sotsiaalne kokkukuuluv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ollakse teistega seotud ja nende poolt aktsepteeritud, feeling of acceptance by and connection to others</text:p>
          </table:table-cell>
          <table:table-cell office:value-type="string" calcext:value-type="string">
            <text:p>https://sonaveeb.ee/search/unif/dlall/skt/social%20belonging</text:p>
          </table:table-cell>
        </table:table-row>
        <table:table-row table:style-name="ro2">
          <table:table-cell office:value-type="string" calcext:value-type="string">
            <text:p>social exclus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isund, milles inimene tajub end ühiskonnast väljaarvatuna. Haakub näiteks kihistumisega</text:p>
          </table:table-cell>
          <table:table-cell office:value-type="string" calcext:value-type="string">
            <text:p>https://sonaveeb.ee/search/unif/dlall/TAI/social%20exclusion</text:p>
          </table:table-cell>
        </table:table-row>
        <table:table-row table:style-name="ro2">
          <table:table-cell office:value-type="string" calcext:value-type="string">
            <text:p>social inclus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 the EU context, a framework for national strategy development, as well as for policy coordination between the Member States, on issues relating to ...</text:p>
          </table:table-cell>
          <table:table-cell office:value-type="string" calcext:value-type="string">
            <text:p>https://sonaveeb.ee/search/unif/dlall/TAI/social%20inclusion</text:p>
          </table:table-cell>
        </table:table-row>
        <table:table-row table:style-name="ro2">
          <table:table-cell office:value-type="string" calcext:value-type="string">
            <text:p>social Isolation</text:p>
          </table:table-cell>
          <table:table-cell office:value-type="string" calcext:value-type="string">
            <text:p>sotsiaalne isoleeri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ollakse muust maailmast isoleeritud, teistest erinev sel määral, et ei kuuluta ühtegi gruppi või kogukonda, the feeling that one is isolate...</text:p>
          </table:table-cell>
          <table:table-cell office:value-type="string" calcext:value-type="string">
            <text:p>https://sonaveeb.ee/search/unif/dlall/skt/social%20Isolation</text:p>
          </table:table-cell>
        </table:table-row>
        <table:table-row table:style-name="ro1">
          <table:table-cell office:value-type="string" calcext:value-type="string">
            <text:p>social servic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siku või perekonna toimetulekut soodustav mitterahaline toetus</text:p>
          </table:table-cell>
          <table:table-cell office:value-type="string" calcext:value-type="string">
            <text:p>https://sonaveeb.ee/search/unif/dlall/TAI/social%20service</text:p>
          </table:table-cell>
        </table:table-row>
        <table:table-row table:style-name="ro2">
          <table:table-cell office:value-type="string" calcext:value-type="string">
            <text:p>social services</text:p>
          </table:table-cell>
          <table:table-cell office:value-type="string" calcext:value-type="string">
            <text:p>hoolekandeteen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või perekonna toimetuleku soodustamiseks antav mitterahaline abi, nt tugiisikuteenus, koduteenus, sotsiaalnõustamine jm</text:p>
          </table:table-cell>
          <table:table-cell office:value-type="string" calcext:value-type="string">
            <text:p>https://sonaveeb.ee/search/unif/dlall/TAI/social%20services</text:p>
          </table:table-cell>
        </table:table-row>
        <table:table-row table:style-name="ro1">
          <table:table-cell office:value-type="string" calcext:value-type="string">
            <text:p>solid tumour</text:p>
          </table:table-cell>
          <table:table-cell office:value-type="string" calcext:value-type="string">
            <text:p>soliidkasv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onkreetsest elundist alguse saanud kasvaja</text:p>
          </table:table-cell>
          <table:table-cell office:value-type="string" calcext:value-type="string">
            <text:p>https://sonaveeb.ee/search/unif/dlall/TAI/solid%20tumour</text:p>
          </table:table-cell>
        </table:table-row>
        <table:table-row table:style-name="ro2">
          <table:table-cell office:value-type="string" calcext:value-type="string">
            <text:p>special care</text:p>
          </table:table-cell>
          <table:table-cell office:value-type="string" calcext:value-type="string">
            <text:p>erihoolekanne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otsiaalhoolekande valdkond, kus toetatakse täisealise psüühilise erivajadusega inimese täisväärtuslikku ja võimalikult iseseisvat võimetekohast ühisk...</text:p>
          </table:table-cell>
          <table:table-cell office:value-type="string" calcext:value-type="string">
            <text:p>https://sonaveeb.ee/search/unif/dlall/TAI/special%20care</text:p>
          </table:table-cell>
        </table:table-row>
        <table:table-row table:style-name="ro2">
          <table:table-cell office:value-type="string" calcext:value-type="string">
            <text:p>special care foster famil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olduspere, kus kasvatatakse erivajadusega last</text:p>
          </table:table-cell>
          <table:table-cell office:value-type="string" calcext:value-type="string">
            <text:p>https://sonaveeb.ee/search/unif/dlall/TAI/special%20care%20foster%20family</text:p>
          </table:table-cell>
        </table:table-row>
        <table:table-row table:style-name="ro2">
          <table:table-cell office:value-type="string" calcext:value-type="string">
            <text:p>special care service</text:p>
          </table:table-cell>
          <table:table-cell office:value-type="string" calcext:value-type="string">
            <text:p>erihoolekandeteen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süühilise erivajadusega täiskasvanu toetamine ja abistamine, et ta saaks ühiskonnaelus võimalikult iseseisvalt ja täisväärtuslikult osaleda</text:p>
          </table:table-cell>
          <table:table-cell office:value-type="string" calcext:value-type="string">
            <text:p>https://sonaveeb.ee/search/unif/dlall/TAI/special%20care%20service</text:p>
          </table:table-cell>
        </table:table-row>
        <table:table-row table:style-name="ro2">
          <table:table-cell office:value-type="string" calcext:value-type="string">
            <text:p>special need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võimetest, terviseseisundist, keele- ja kultuuritaustast ning teda ümbritseva keskkonna ja ühiskonna koosmõjust tingitud spetsiifiline vajadus...</text:p>
          </table:table-cell>
          <table:table-cell office:value-type="string" calcext:value-type="string">
            <text:p>https://sonaveeb.ee/search/unif/dlall/TAI/special%20needs</text:p>
          </table:table-cell>
        </table:table-row>
        <table:table-row table:style-name="ro2">
          <table:table-cell office:value-type="string" calcext:value-type="string">
            <text:p>special needs foster famil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olduspere, kus kasvatatakse erivajadusega last</text:p>
          </table:table-cell>
          <table:table-cell office:value-type="string" calcext:value-type="string">
            <text:p>https://sonaveeb.ee/search/unif/dlall/TAI/special%20needs%20foster%20family</text:p>
          </table:table-cell>
        </table:table-row>
        <table:table-row table:style-name="ro2">
          <table:table-cell office:value-type="string" calcext:value-type="string">
            <text:p>specific birth ra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asta jooksul elusalt sündinud laste arv fertiilses eas naiste aastakeskmise arvu kohta</text:p>
          </table:table-cell>
          <table:table-cell office:value-type="string" calcext:value-type="string">
            <text:p>https://sonaveeb.ee/search/unif/dlall/TAI/specific%20birth%20rate</text:p>
          </table:table-cell>
        </table:table-row>
        <table:table-row table:style-name="ro2">
          <table:table-cell office:value-type="string" calcext:value-type="string">
            <text:p>spiritual perspective</text:p>
          </table:table-cell>
          <table:table-cell office:value-type="string" calcext:value-type="string">
            <text:p>spirituaalne vaad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lu ja kogemuste sügavam tähenduslik või vaimne tõlgendus, mis võib sisaldada religioosseid või filosoofilisi tõekspidamisi või praktikaid.</text:p>
          </table:table-cell>
          <table:table-cell office:value-type="string" calcext:value-type="string">
            <text:p>https://sonaveeb.ee/search/unif/dlall/dkt/spiritual%20perspective</text:p>
          </table:table-cell>
        </table:table-row>
        <table:table-row table:style-name="ro2">
          <table:table-cell office:value-type="string" calcext:value-type="string">
            <text:p>Spontaneity and play</text:p>
          </table:table-cell>
          <table:table-cell office:value-type="string" calcext:value-type="string">
            <text:p>spontaansus ja mäng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baasiline emotsionaalne vajadus olla spontaanne ja mängida, Having the opportunity to learn through play and enjoyable activities</text:p>
          </table:table-cell>
          <table:table-cell office:value-type="string" calcext:value-type="string">
            <text:p>https://sonaveeb.ee/search/unif/dlall/skt/Spontaneity%20and%20play</text:p>
          </table:table-cell>
        </table:table-row>
        <table:table-row table:style-name="ro2">
          <table:table-cell office:value-type="string" calcext:value-type="string">
            <text:p>spontaneous abor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seeneslik raseduse katkemine enne 22. rasedusnädalat</text:p>
          </table:table-cell>
          <table:table-cell office:value-type="string" calcext:value-type="string">
            <text:p>https://sonaveeb.ee/search/unif/dlall/TAI/spontaneous%20abortion</text:p>
          </table:table-cell>
        </table:table-row>
        <table:table-row table:style-name="ro2">
          <table:table-cell office:value-type="string" calcext:value-type="string">
            <text:p>stable attachment</text:p>
          </table:table-cell>
          <table:table-cell office:value-type="string" calcext:value-type="string">
            <text:p>kindel kiindumussuh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õime usaldada teisi ja kindlus (lähi)suhete püsivuse suhtes, confidence that (close) relationships will maintain and ability to trust others</text:p>
          </table:table-cell>
          <table:table-cell office:value-type="string" calcext:value-type="string">
            <text:p>https://sonaveeb.ee/search/unif/dlall/skt/stable%20attachment</text:p>
          </table:table-cell>
        </table:table-row>
        <table:table-row table:style-name="ro2">
          <table:table-cell office:value-type="string" calcext:value-type="string">
            <text:p>stag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aheaste või järk teatava protsessi, sündmuse arengus, suhteliselt iseseisev, piiritletud osa sarjast, kursusest, tsüklist vm</text:p>
          </table:table-cell>
          <table:table-cell office:value-type="string" calcext:value-type="string">
            <text:p>https://sonaveeb.ee/search/unif/dlall/dkt/stage</text:p>
          </table:table-cell>
        </table:table-row>
        <table:table-row table:style-name="ro2">
          <table:table-cell office:value-type="string" calcext:value-type="string">
            <text:p>stand-alone skills training</text:p>
          </table:table-cell>
          <table:table-cell office:value-type="string" calcext:value-type="string">
            <text:p>eraldiseisev oskuste treening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selline vorm, mille käigus pakutakse osalejale üksnes oskuste treeningus osalemist</text:p>
          </table:table-cell>
          <table:table-cell office:value-type="string" calcext:value-type="string">
            <text:p>https://sonaveeb.ee/search/unif/dlall/dkt/stand-alone%20skills%20training</text:p>
          </table:table-cell>
        </table:table-row>
        <table:table-row table:style-name="ro1">
          <table:table-cell office:value-type="string" calcext:value-type="string">
            <text:p>standardiz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tud standardile kohandama, nt vanuse, soo järgi</text:p>
          </table:table-cell>
          <table:table-cell office:value-type="string" calcext:value-type="string">
            <text:p>https://sonaveeb.ee/search/unif/dlall/TAI/standardize</text:p>
          </table:table-cell>
        </table:table-row>
        <table:table-row table:style-name="ro2">
          <table:table-cell office:value-type="string" calcext:value-type="string">
            <text:p>standardized mortality rat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tandarditud suremuskordaja – rahvastiku suremuse võrdlemiseks kasutatav suhtarv, mis kõrvaldab rahvastiku soo-vanuskoosseisu erinevuse mõju. Arvutatu...</text:p>
          </table:table-cell>
          <table:table-cell office:value-type="string" calcext:value-type="string">
            <text:p>https://sonaveeb.ee/search/unif/dlall/TAI/standardized%20mortality%20rate</text:p>
          </table:table-cell>
        </table:table-row>
        <table:table-row table:style-name="ro2">
          <table:table-cell office:value-type="string" calcext:value-type="string">
            <text:p>states of mind</text:p>
          </table:table-cell>
          <table:table-cell office:value-type="string" calcext:value-type="string">
            <text:p>meeleseisundi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olm erinevat meeleseisundit DKT-s: emotsionaalne meel, ratsionaalne meel ja tark meel.</text:p>
          </table:table-cell>
          <table:table-cell office:value-type="string" calcext:value-type="string">
            <text:p>https://sonaveeb.ee/search/unif/dlall/dkt/states%20of%20mind</text:p>
          </table:table-cell>
        </table:table-row>
        <table:table-row table:style-name="ro2">
          <table:table-cell office:value-type="string" calcext:value-type="string">
            <text:p>stillbirth rate</text:p>
          </table:table-cell>
          <table:table-cell office:value-type="string" calcext:value-type="string">
            <text:p>surnultsündimuskordaj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ates 22. täisrasedusnädalast surnult sündinud laste arv kõikide sündide kohta teatud ajavahemikul</text:p>
          </table:table-cell>
          <table:table-cell office:value-type="string" calcext:value-type="string">
            <text:p>https://sonaveeb.ee/search/unif/dlall/TAI/stillbirth%20rate</text:p>
          </table:table-cell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oskus STOP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kriisis ellujäämise oskus, mis aitab säilitada kontrolli olukorras, kus emotsionaalne meel kipub üle võtma ja reaktsioonid impulsiivseks muutuma. ...</text:p>
          </table:table-cell>
          <table:table-cell office:value-type="string" calcext:value-type="string">
            <text:p>https://sonaveeb.ee/search/unif/dlall/dkt/STOP</text:p>
          </table:table-cell>
        </table:table-row>
        <table:table-row table:style-name="ro2">
          <table:table-cell office:value-type="string" calcext:value-type="string">
            <text:p>subject of ca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 osapool isiku rollis; keegi, kes tahab saada, saab või on saanud tervishoiusüsteemis teenust, healthcare actor with a person role; who seek...</text:p>
          </table:table-cell>
          <table:table-cell office:value-type="string" calcext:value-type="string">
            <text:p>https://sonaveeb.ee/search/unif/dlall/TAI/subject%20of%20care</text:p>
          </table:table-cell>
        </table:table-row>
        <table:table-row table:style-name="ro2">
          <table:table-cell office:value-type="string" calcext:value-type="string">
            <text:p>subject of healthca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vishoiu osapool isiku rollis; keegi, kes tahab saada, saab või on saanud tervishoiusüsteemis teenust, healthcare actor with a person role; who seek...</text:p>
          </table:table-cell>
          <table:table-cell office:value-type="string" calcext:value-type="string">
            <text:p>https://sonaveeb.ee/search/unif/dlall/TAI/subject%20of%20healthcare</text:p>
          </table:table-cell>
        </table:table-row>
        <table:table-row table:style-name="ro2">
          <table:table-cell office:value-type="string" calcext:value-type="string">
            <text:p>subjective well-being</text:p>
          </table:table-cell>
          <table:table-cell office:value-type="string" calcext:value-type="string">
            <text:p>subjektiivne heaolu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imese hinnang oma heaolu või selle eri aspektide kohta, Nt hinnang turvatundele, eluga rahulolule, tervisele ja suhetele lähedastega</text:p>
          </table:table-cell>
          <table:table-cell office:value-type="string" calcext:value-type="string">
            <text:p>https://sonaveeb.ee/search/unif/dlall/TAI/subjective%20well-being</text:p>
          </table:table-cell>
        </table:table-row>
        <table:table-row table:style-name="ro2">
          <table:table-cell office:value-type="string" calcext:value-type="string">
            <text:p>subjugation</text:p>
          </table:table-cell>
          <table:table-cell office:value-type="string" calcext:value-type="string">
            <text:p>allutat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iseenda soovid, arvamused ja tunded ei ole teiste silmis õigustatud või olulised ning sellest tulenevalt allutatakse end teistele vältimaks...</text:p>
          </table:table-cell>
          <table:table-cell office:value-type="string" calcext:value-type="string">
            <text:p>https://sonaveeb.ee/search/unif/dlall/skt/subjugation</text:p>
          </table:table-cell>
        </table:table-row>
        <table:table-row table:style-name="ro2">
          <table:table-cell office:value-type="string" calcext:value-type="string">
            <text:p>substitute car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otsiaalhoolekande valdkond, kus tegeldakse lapse eest hoolitsemisega väljaspool tema sünniperekonda. Asendushoolduse vormid on lapsendamine, eestkost...</text:p>
          </table:table-cell>
          <table:table-cell office:value-type="string" calcext:value-type="string">
            <text:p>https://sonaveeb.ee/search/unif/dlall/TAI/substitute%20care</text:p>
          </table:table-cell>
        </table:table-row>
        <table:table-row table:style-name="ro2">
          <table:table-cell office:value-type="string" calcext:value-type="string">
            <text:p>substitute home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apse elukoht, kus tema eest hoolitsevad vahetustega tööl käivad kasvatajad, asendushooldusteenuse pakkumise viis</text:p>
          </table:table-cell>
          <table:table-cell office:value-type="string" calcext:value-type="string">
            <text:p>https://sonaveeb.ee/search/unif/dlall/TAI/substitute%20home</text:p>
          </table:table-cell>
        </table:table-row>
        <table:table-row table:style-name="ro2">
          <table:table-cell office:value-type="string" calcext:value-type="string">
            <text:p>succes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olukord, kui miski õnnestub, hästi läheb või edeneb, hrl soovitud, loodetud tulemuste poolest, sellega kaasnev menu, tunnustus</text:p>
          </table:table-cell>
          <table:table-cell office:value-type="string" calcext:value-type="string">
            <text:p>https://sonaveeb.ee/search/unif/dlall/skt/success</text:p>
          </table:table-cell>
        </table:table-row>
        <table:table-row table:style-name="ro2">
          <table:table-cell office:value-type="string" calcext:value-type="string">
            <text:p>surrender</text:p>
          </table:table-cell>
          <table:table-cell office:value-type="string" calcext:value-type="string">
            <text:p>alistumine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keemiga toime tulemise viis, mis sisaldab aktiveerunud skeemile passiivset ja abitut allumist, a broad tendency to give in to the triggered schema or...</text:p>
          </table:table-cell>
          <table:table-cell office:value-type="string" calcext:value-type="string">
            <text:p>https://sonaveeb.ee/search/unif/dlall/skt/surrender</text:p>
          </table:table-cell>
        </table:table-row>
        <table:table-row table:style-name="ro2">
          <table:table-cell office:value-type="string" calcext:value-type="string">
            <text:p>surrogac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lukord, kus asendusema kannab rasedust ja sünnitab lapse paarile, kus naine ei ole võimeline sünnitama kaasasündinud emakaanomaalia, omandatud emakaa...</text:p>
          </table:table-cell>
          <table:table-cell office:value-type="string" calcext:value-type="string">
            <text:p>https://sonaveeb.ee/search/unif/dlall/TAI/surrogacy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ravieesmärk; käitumine, mida vähendada või käitumine, mille esinemise sagedust suurendada</text:p>
          </table:table-cell>
          <table:table-cell office:value-type="string" calcext:value-type="string">
            <text:p>https://sonaveeb.ee/search/unif/dlall/dkt/target</text:p>
          </table:table-cell>
        </table:table-row>
        <table:table-row table:style-name="ro2">
          <table:table-cell office:value-type="string" calcext:value-type="string">
            <text:p>target group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ii individuaalsed kui ka rühmas muuseumikülastajad, kes kasutavad muuseumi teenuseid, muuseumi määratletud potentsiaalne publik</text:p>
          </table:table-cell>
          <table:table-cell office:value-type="string" calcext:value-type="string">
            <text:p>https://sonaveeb.ee/search/unif/dlall/TAI/target%20group</text:p>
          </table:table-cell>
        </table:table-row>
        <table:table-row table:style-name="ro2">
          <table:table-cell office:value-type="string" calcext:value-type="string">
            <text:p>technical aid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oode, mis aitab parandada inimese funktsioneerimisvõimet, kompenseerida funktsioonihäiret ja saavutada või säilitada igapäevaeluga võimalikult isesei...</text:p>
          </table:table-cell>
          <table:table-cell office:value-type="string" calcext:value-type="string">
            <text:p>https://sonaveeb.ee/search/unif/dlall/TAI/technical%20aid</text:p>
          </table:table-cell>
        </table:table-row>
        <table:table-row table:style-name="ro2">
          <table:table-cell office:value-type="string" calcext:value-type="string">
            <text:p>tertiary prevention</text:p>
          </table:table-cell>
          <table:table-cell office:value-type="string" calcext:value-type="string">
            <text:p>kolmandane ennet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ljakujunenud probleemiga inimestele suunatud ennetus probleemi edasise süvenemise ja muude probleemide tekke vältimiseks, Nt diskrimineerimise äraho...</text:p>
          </table:table-cell>
          <table:table-cell office:value-type="string" calcext:value-type="string">
            <text:p>https://sonaveeb.ee/search/unif/dlall/TAI/tertiary%20prevention</text:p>
          </table:table-cell>
        </table:table-row>
        <table:table-row table:style-name="ro2">
          <table:table-cell office:value-type="string" calcext:value-type="string">
            <text:p>therapeutic abortion</text:p>
          </table:table-cell>
          <table:table-cell office:value-type="string" calcext:value-type="string">
            <text:p>terapeutiline abort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em kui 22 nädalat kestnud raseduse katkestamine emast või lootest tingitud meditsiinilisel põhjusel</text:p>
          </table:table-cell>
          <table:table-cell office:value-type="string" calcext:value-type="string">
            <text:p>https://sonaveeb.ee/search/unif/dlall/TAI/therapeutic%20abortion</text:p>
          </table:table-cell>
        </table:table-row>
        <table:table-row table:style-name="ro3">
          <table:table-cell office:value-type="string" calcext:value-type="string">
            <text:p>therapeutic termination of pregnanc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ähem kui 22 nädalat kestnud raseduse katkestamine emast või lootest tingitud meditsiinilisel põhjusel</text:p>
          </table:table-cell>
          <table:table-cell office:value-type="string" calcext:value-type="string">
            <text:p>https://sonaveeb.ee/search/unif/dlall/TAI/therapeutic%20termination%20of%20pregnancy</text:p>
          </table:table-cell>
        </table:table-row>
        <table:table-row table:style-name="ro2">
          <table:table-cell office:value-type="string" calcext:value-type="string">
            <text:p>therapy-interfering behavior</text:p>
          </table:table-cell>
          <table:table-cell office:value-type="string" calcext:value-type="string">
            <text:p>teraapiat takistav käitu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patsiendi ja/või terapeudi käitumine, mis vähendab teraapiaprotsessi efektiivsust</text:p>
          </table:table-cell>
          <table:table-cell office:value-type="string" calcext:value-type="string">
            <text:p>https://sonaveeb.ee/search/unif/dlall/dkt/therapy-interfering%20behavior</text:p>
          </table:table-cell>
        </table:table-row>
        <table:table-row table:style-name="ro2">
          <table:table-cell office:value-type="string" calcext:value-type="string">
            <text:p>THINK</text:p>
          </table:table-cell>
          <table:table-cell office:value-type="string" calcext:value-type="string">
            <text:p>teise mõistmise oskus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suhtetõhususe oskuste kogumik, mis on Crick' ja Dodge'i sotsiaalse info töötlemise mudelist (1994) tulenev lisandus DKT-le: aitab harjutada teise inim...</text:p>
          </table:table-cell>
          <table:table-cell office:value-type="string" calcext:value-type="string">
            <text:p>https://sonaveeb.ee/search/unif/dlall/dkt/THINK</text:p>
          </table:table-cell>
        </table:table-row>
        <table:table-row table:style-name="ro2">
          <table:table-cell office:value-type="string" calcext:value-type="string">
            <text:p>TIP skill</text:p>
          </table:table-cell>
          <table:table-cell office:value-type="string" calcext:value-type="string">
            <text:p>kehakeemia muutmine TIKK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Kehakeemia muutmine (TIKK: Temperatuuri langetamine, Intensiivne trenn, Kontrollitud hingamine; Kombineeritud lihaslõdvestus) on DKT kriisis ellujäämi...</text:p>
          </table:table-cell>
          <table:table-cell office:value-type="string" calcext:value-type="string">
            <text:p>https://sonaveeb.ee/search/unif/dlall/dkt/TIP%20skill</text:p>
          </table:table-cell>
        </table:table-row>
        <table:table-row table:style-name="ro2">
          <table:table-cell office:value-type="string" calcext:value-type="string">
            <text:p>TNM stage</text:p>
          </table:table-cell>
          <table:table-cell office:value-type="string" calcext:value-type="string">
            <text:p>TNMi staadium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ahaloomulise kasvaja leviku ulatust määrav rühmitamise viis TNMi klassifikatsiooni järgi, kus T (tumor) märgib kasvaja algkolde suurust ja lokaalse l...</text:p>
          </table:table-cell>
          <table:table-cell office:value-type="string" calcext:value-type="string">
            <text:p>https://sonaveeb.ee/search/unif/dlall/TAI/TNM%20stage</text:p>
          </table:table-cell>
        </table:table-row>
        <table:table-row table:style-name="ro2">
          <table:table-cell office:value-type="string" calcext:value-type="string">
            <text:p>TNM staging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ahaloomulise kasvaja leviku ulatust määrav rühmitamise viis TNMi klassifikatsiooni järgi, kus T (tumor) märgib kasvaja algkolde suurust ja lokaalse l...</text:p>
          </table:table-cell>
          <table:table-cell office:value-type="string" calcext:value-type="string">
            <text:p>https://sonaveeb.ee/search/unif/dlall/TAI/TNM%20staging</text:p>
          </table:table-cell>
        </table:table-row>
        <table:table-row table:style-name="ro2">
          <table:table-cell office:value-type="string" calcext:value-type="string">
            <text:p>topography of tumour</text:p>
          </table:table-cell>
          <table:table-cell office:value-type="string" calcext:value-type="string">
            <text:p>kasvaja topograafia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asvajalise koe paiknemine, sama mis paige, algkolle</text:p>
          </table:table-cell>
          <table:table-cell office:value-type="string" calcext:value-type="string">
            <text:p>https://sonaveeb.ee/search/unif/dlall/TAI/topography%20of%20tumour</text:p>
          </table:table-cell>
        </table:table-row>
        <table:table-row table:style-name="ro2">
          <table:table-cell office:value-type="string" calcext:value-type="string">
            <text:p>transitional objects</text:p>
          </table:table-cell>
          <table:table-cell office:value-type="string" calcext:value-type="string">
            <text:p>üleminekuobjekt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semed, tegevused jm, mida kasutatakse teraapia protsessis, et märgistada ja võimaldada seotuse, hoituse ja olulisuse tunnete (taas)kogemist haavatava...</text:p>
          </table:table-cell>
          <table:table-cell office:value-type="string" calcext:value-type="string">
            <text:p>https://sonaveeb.ee/search/unif/dlall/skt/transitional%20objects</text:p>
          </table:table-cell>
        </table:table-row>
        <table:table-row table:style-name="ro2">
          <table:table-cell office:value-type="string" calcext:value-type="string">
            <text:p>treatable death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rmajuht, mida saaks vältida teisese ennetuse meetmete (st pärast haiguse algust) ja raviga</text:p>
          </table:table-cell>
          <table:table-cell office:value-type="string" calcext:value-type="string">
            <text:p>https://sonaveeb.ee/search/unif/dlall/TAI/treatable%20death</text:p>
          </table:table-cell>
        </table:table-row>
        <table:table-row table:style-name="ro2">
          <table:table-cell office:value-type="string" calcext:value-type="string">
            <text:p>treatment mode</text:p>
          </table:table-cell>
          <table:table-cell office:value-type="string" calcext:value-type="string">
            <text:p>ravi komponent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ialektilise käitumisteraapia programmi osad: individuaalne psühhoteraapia, grupiviisiline oskuste treening, telefonikonsultatsioon ja konsultatsioon ...</text:p>
          </table:table-cell>
          <table:table-cell office:value-type="string" calcext:value-type="string">
            <text:p>https://sonaveeb.ee/search/unif/dlall/dkt/treatment%20mode</text:p>
          </table:table-cell>
        </table:table-row>
        <table:table-row table:style-name="ro1">
          <table:table-cell office:value-type="string" calcext:value-type="string">
            <text:p>tumour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aigusliku nähtusena tekkinud rakuline vohand</text:p>
          </table:table-cell>
          <table:table-cell office:value-type="string" calcext:value-type="string">
            <text:p>https://sonaveeb.ee/search/unif/dlall/TAI/tumour</text:p>
          </table:table-cell>
        </table:table-row>
        <table:table-row table:style-name="ro2">
          <table:table-cell office:value-type="string" calcext:value-type="string">
            <text:p>tumour with local spread</text:p>
          </table:table-cell>
          <table:table-cell office:value-type="string" calcext:value-type="string">
            <text:p>lokaalselt levinud vähk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oondmõiste naaberkudedesse levinud vähi ja piirkondlikesse lümfisõlmedesse metastaseerunud vähi kohta</text:p>
          </table:table-cell>
          <table:table-cell office:value-type="string" calcext:value-type="string">
            <text:p>https://sonaveeb.ee/search/unif/dlall/TAI/tumour%20with%20local%20spread</text:p>
          </table:table-cell>
        </table:table-row>
        <table:table-row table:style-name="ro2">
          <table:table-cell office:value-type="string" calcext:value-type="string">
            <text:p>tumour with regional spread</text:p>
          </table:table-cell>
          <table:table-cell office:value-type="string" calcext:value-type="string">
            <text:p>regionaalselt levinud vähk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iirkondlikesse lümfisõlmedesse leinud vähk</text:p>
          </table:table-cell>
          <table:table-cell office:value-type="string" calcext:value-type="string">
            <text:p>https://sonaveeb.ee/search/unif/dlall/TAI/tumour%20with%20regional%20spread</text:p>
          </table:table-cell>
        </table:table-row>
        <table:table-row table:style-name="ro1">
          <table:table-cell office:value-type="string" calcext:value-type="string">
            <text:p>turning the mind</text:p>
          </table:table-cell>
          <table:table-cell office:value-type="string" calcext:value-type="string">
            <text:p>meele suun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Meele suunamine on teadliku valiku tegemine tegelikkuse aktsepteerimise kasuks.</text:p>
          </table:table-cell>
          <table:table-cell office:value-type="string" calcext:value-type="string">
            <text:p>https://sonaveeb.ee/search/unif/dlall/dkt/turning%20the%20mind</text:p>
          </table:table-cell>
        </table:table-row>
        <table:table-row table:style-name="ro2">
          <table:table-cell office:value-type="string" calcext:value-type="string">
            <text:p>underlying cause of death</text:p>
          </table:table-cell>
          <table:table-cell office:value-type="string" calcext:value-type="string">
            <text:p>surma algpõhj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seseisev haigus, tüsistus või vigastus, mis käivitas surmani viinud sündmuste ahela</text:p>
          </table:table-cell>
          <table:table-cell office:value-type="string" calcext:value-type="string">
            <text:p>https://sonaveeb.ee/search/unif/dlall/TAI/underlying%20cause%20of%20death</text:p>
          </table:table-cell>
        </table:table-row>
        <table:table-row table:style-name="ro2">
          <table:table-cell office:value-type="string" calcext:value-type="string">
            <text:p>undernutri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oiduenergia või toitainete puudusest tingitud seisund, mille tagajärjeks on kehamassi langus või funktsioonide halvenemine ning vähenenud kehaline võ...</text:p>
          </table:table-cell>
          <table:table-cell office:value-type="string" calcext:value-type="string">
            <text:p>https://sonaveeb.ee/search/unif/dlall/TAI/undernutrition</text:p>
          </table:table-cell>
        </table:table-row>
        <table:table-row table:style-name="ro2">
          <table:table-cell office:value-type="string" calcext:value-type="string">
            <text:p>underweigh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ehamass, mille juures kehamassiindeks (KMI) on kokkulepitud näitajast madalam, Täiskasvanut loetakse alakaaluliseks, kui tema KMI jääb alla 18,5, van...</text:p>
          </table:table-cell>
          <table:table-cell office:value-type="string" calcext:value-type="string">
            <text:p>https://sonaveeb.ee/search/unif/dlall/TAI/underweight</text:p>
          </table:table-cell>
        </table:table-row>
        <table:table-row table:style-name="ro2">
          <table:table-cell office:value-type="string" calcext:value-type="string">
            <text:p>undeveloped self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lemäärane emotsionaalne seotus ja lähedus ühe või enama olulise lähedasega (sageli vanematega) ootuspärase sotsiaalse arengu või täieliku iseseisvumi...</text:p>
          </table:table-cell>
          <table:table-cell office:value-type="string" calcext:value-type="string">
            <text:p>https://sonaveeb.ee/search/unif/dlall/skt/undeveloped%20self</text:p>
          </table:table-cell>
        </table:table-row>
        <table:table-row table:style-name="ro2">
          <table:table-cell office:value-type="string" calcext:value-type="string">
            <text:p>undisciplined child mode</text:p>
          </table:table-cell>
          <table:table-cell office:value-type="string" calcext:value-type="string">
            <text:p>distsiplineerimata lapse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pse olek, milles ei suudeta taluda frustratsiooni ega sundida end lõpetama rutiinseid või igavaid ülesandeid ning selles olekus ei taluta rahulolema...</text:p>
          </table:table-cell>
          <table:table-cell office:value-type="string" calcext:value-type="string">
            <text:p>https://sonaveeb.ee/search/unif/dlall/skt/undisciplined%20child%20mode</text:p>
          </table:table-cell>
        </table:table-row>
        <table:table-row table:style-name="ro2">
          <table:table-cell office:value-type="string" calcext:value-type="string">
            <text:p>unfairness</text:p>
          </table:table-cell>
          <table:table-cell office:value-type="string" calcext:value-type="string">
            <text:p>tajutud ebaõiglu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arane mittekohastumuslik skeem, mida iseloomustab maailma ja teiste tajumine moraalitu ja ebaõiglasena, vääritut, moraalselt ebaõiget ja -õiglast käi...</text:p>
          </table:table-cell>
          <table:table-cell office:value-type="string" calcext:value-type="string">
            <text:p>https://sonaveeb.ee/search/unif/dlall/skt/unfairness</text:p>
          </table:table-cell>
        </table:table-row>
        <table:table-row table:style-name="ro2">
          <table:table-cell office:value-type="string" calcext:value-type="string">
            <text:p>unintended effect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itteootuspärane mõju, Nt laste liikumisaktiivsuse suurendamine võib suurendada enesehinnangulist üksteisega arvestamist, kuid võib kaasa tuua ka last...</text:p>
          </table:table-cell>
          <table:table-cell office:value-type="string" calcext:value-type="string">
            <text:p>https://sonaveeb.ee/search/unif/dlall/TAI/unintended%20effect</text:p>
          </table:table-cell>
        </table:table-row>
        <table:table-row table:style-name="ro2">
          <table:table-cell office:value-type="string" calcext:value-type="string">
            <text:p>universal prevention</text:p>
          </table:table-cell>
          <table:table-cell office:value-type="string" calcext:value-type="string">
            <text:p>universaalne ennetus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netus, mis on suunatud kõigile ega sõltu konkreetse probleemi kujunemise riskist, Nt laste sotsiaalse pädevuse arendamine, mis aitab vältida uimasti...</text:p>
          </table:table-cell>
          <table:table-cell office:value-type="string" calcext:value-type="string">
            <text:p>https://sonaveeb.ee/search/unif/dlall/TAI/universal%20prevention</text:p>
          </table:table-cell>
        </table:table-row>
        <table:table-row table:style-name="ro2">
          <table:table-cell office:value-type="string" calcext:value-type="string">
            <text:p>unrelenting crisis</text:p>
          </table:table-cell>
          <table:table-cell office:value-type="string" calcext:value-type="string">
            <text:p>pidevad kriisi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sükkel, kus probleemolukordadega toimetulekuks mittetõhusate toimetulekuviiside kasutamine soodustab järgnevate probleemolukordade, inteniivsete emot...</text:p>
          </table:table-cell>
          <table:table-cell office:value-type="string" calcext:value-type="string">
            <text:p>https://sonaveeb.ee/search/unif/dlall/dkt/unrelenting%20crisis</text:p>
          </table:table-cell>
        </table:table-row>
        <table:table-row table:style-name="ro2">
          <table:table-cell office:value-type="string" calcext:value-type="string">
            <text:p>unrelenting standard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peab vastama väga kõrgetele internaliseerunud sisemistele käitumise ja sooritusega seotud standarditele vältimaks (võimaliku) kriitika osal...</text:p>
          </table:table-cell>
          <table:table-cell office:value-type="string" calcext:value-type="string">
            <text:p>https://sonaveeb.ee/search/unif/dlall/skt/unrelenting%20standards</text:p>
          </table:table-cell>
        </table:table-row>
        <table:table-row table:style-name="ro2">
          <table:table-cell office:value-type="string" calcext:value-type="string">
            <text:p>urge surfing</text:p>
          </table:table-cell>
          <table:table-cell office:value-type="string" calcext:value-type="string">
            <text:p>tungil surfamine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kriisis ellujäämise oskus, alkoholi- ja uimastisõltuvuse tagasilanguste ennetamise strateegia, mis hõlmab tungi teadvelolevat vaatlemist ja kirjel...</text:p>
          </table:table-cell>
          <table:table-cell office:value-type="string" calcext:value-type="string">
            <text:p>https://sonaveeb.ee/search/unif/dlall/dkt/urge%20surfing</text:p>
          </table:table-cell>
        </table:table-row>
        <table:table-row table:style-name="ro2">
          <table:table-cell office:value-type="string" calcext:value-type="string">
            <text:p>validation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the confirmation of the capabilities and performance of organizations, individuals, materiel or systems to meet defined standards or criteria, through...</text:p>
          </table:table-cell>
          <table:table-cell office:value-type="string" calcext:value-type="string">
            <text:p>https://sonaveeb.ee/search/unif/dlall/dkt/validation</text:p>
          </table:table-cell>
        </table:table-row>
        <table:table-row table:style-name="ro2">
          <table:table-cell office:value-type="string" calcext:value-type="string">
            <text:p>victim support service</text:p>
          </table:table-cell>
          <table:table-cell office:value-type="string" calcext:value-type="string">
            <text:p>ohvriabiteenus</text:p>
          </table:table-cell>
          <table:table-cell office:value-type="string" calcext:value-type="string">
            <text:p>eki_kriis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riiklikult koordineeritud psühhosotsiaalne abi ohvrile - kuriteo, vägivalla või kriisijuhtumi tõttu kahjustada saanud isikule või isikutele</text:p>
          </table:table-cell>
          <table:table-cell office:value-type="string" calcext:value-type="string">
            <text:p>https://sonaveeb.ee/search/unif/dlall/kriis/victim%20support%20service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Näitab põhjaveekihi reostustundlikkust reostuse suhtes.</text:p>
          </table:table-cell>
          <table:table-cell office:value-type="string" calcext:value-type="string">
            <text:p>https://sonaveeb.ee/search/unif/dlall/dkt/vulnerability</text:p>
          </table:table-cell>
        </table:table-row>
        <table:table-row table:style-name="ro2">
          <table:table-cell office:value-type="string" calcext:value-type="string">
            <text:p>vulnerability to harm or illness</text:p>
          </table:table-cell>
          <table:table-cell office:value-type="string" calcext:value-type="string">
            <text:p>haavatavus ohu või haigestumise suhtes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eeldus, et enda või lähedasega on juhtumas katastroof, mille toimumist ei ole võimalik ära hoida, exaggerated fear that imminent catastrophe will stri...</text:p>
          </table:table-cell>
          <table:table-cell office:value-type="string" calcext:value-type="string">
            <text:p>https://sonaveeb.ee/search/unif/dlall/skt/vulnerability%20to%20harm%20or%20illness</text:p>
          </table:table-cell>
        </table:table-row>
        <table:table-row table:style-name="ro2">
          <table:table-cell office:value-type="string" calcext:value-type="string">
            <text:p>vulnerable child mode</text:p>
          </table:table-cell>
          <table:table-cell office:value-type="string" calcext:value-type="string">
            <text:p>haavatava lapse olek</text:p>
          </table:table-cell>
          <table:table-cell office:value-type="string" calcext:value-type="string">
            <text:p>eki_s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lapse olek, milles kogetakse düsfoorilisi ja ärevaid tundeid, eelkõige hirmu, kurbust ja abitust vastusena ühe või mitme varase mittekohastumusliku sk...</text:p>
          </table:table-cell>
          <table:table-cell office:value-type="string" calcext:value-type="string">
            <text:p>https://sonaveeb.ee/search/unif/dlall/skt/vulnerable%20child%20mode</text:p>
          </table:table-cell>
        </table:table-row>
        <table:table-row table:style-name="ro2">
          <table:table-cell office:value-type="string" calcext:value-type="string">
            <text:p>walking the middle path skills</text:p>
          </table:table-cell>
          <table:table-cell office:value-type="string" calcext:value-type="string">
            <text:p>kesktee oskus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noorukitele kohandatud dialektilise käitumisteraapia programmi oskuste treeningu moodul, mis keskendub sellele, milliseid dilemmasid tuleb ette peresu...</text:p>
          </table:table-cell>
          <table:table-cell office:value-type="string" calcext:value-type="string">
            <text:p>https://sonaveeb.ee/search/unif/dlall/dkt/walking%20the%20middle%20path%20skills</text:p>
          </table:table-cell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ellegi hoole, juhatuse või eestkoste all olija</text:p>
          </table:table-cell>
          <table:table-cell office:value-type="string" calcext:value-type="string">
            <text:p>https://sonaveeb.ee/search/unif/dlall/TAI/ward</text:p>
          </table:table-cell>
        </table:table-row>
        <table:table-row table:style-name="ro1">
          <table:table-cell office:value-type="string" calcext:value-type="string">
            <text:p>well-being</text:p>
          </table:table-cell>
          <table:table-cell office:value-type="string" calcext:value-type="string">
            <text:p>heaolu</text:p>
          </table:table-cell>
          <table:table-cell office:value-type="string" calcext:value-type="string">
            <text:p>eki_TAI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õukus, (aineline) kindlustatus, vajaduste rahuldatus, hea olukord või seisund</text:p>
          </table:table-cell>
          <table:table-cell office:value-type="string" calcext:value-type="string">
            <text:p>https://sonaveeb.ee/search/unif/dlall/TAI/well-being</text:p>
          </table:table-cell>
        </table:table-row>
        <table:table-row table:style-name="ro2">
          <table:table-cell office:value-type="string" calcext:value-type="string">
            <text:p>willfulnes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reaalsuse faktide, probleemide ning nende lahendamiseks tõhusate strateegiate vältimine</text:p>
          </table:table-cell>
          <table:table-cell office:value-type="string" calcext:value-type="string">
            <text:p>https://sonaveeb.ee/search/unif/dlall/dkt/willfulness</text:p>
          </table:table-cell>
        </table:table-row>
        <table:table-row table:style-name="ro2">
          <table:table-cell office:value-type="string" calcext:value-type="string">
            <text:p>willing hands</text:p>
          </table:table-cell>
          <table:table-cell office:value-type="string" calcext:value-type="string">
            <text:p>avatud käed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Avatud käed on füüsiline hoiak, kus käed on rusikast lahti, peopesad ülespoole suunatud ning sõrmed lõdvestunud, väljendades kehaga tegelikkuse aktsep...</text:p>
          </table:table-cell>
          <table:table-cell office:value-type="string" calcext:value-type="string">
            <text:p>https://sonaveeb.ee/search/unif/dlall/dkt/willing%20hands</text:p>
          </table:table-cell>
        </table:table-row>
        <table:table-row table:style-name="ro2">
          <table:table-cell office:value-type="string" calcext:value-type="string">
            <text:p>willingness</text:p>
          </table:table-cell>
          <table:table-cell office:value-type="string" calcext:value-type="string">
            <text:p>(no ET term)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Valmisolek on valmidus reageerida eluolukordadele targalt, vajaduspõhiselt, vabatahtlikult ja vimma pidamata.</text:p>
          </table:table-cell>
          <table:table-cell office:value-type="string" calcext:value-type="string">
            <text:p>https://sonaveeb.ee/search/unif/dlall/dkt/willingness</text:p>
          </table:table-cell>
        </table:table-row>
        <table:table-row table:style-name="ro2">
          <table:table-cell office:value-type="string" calcext:value-type="string">
            <text:p>wise mind</text:p>
          </table:table-cell>
          <table:table-cell office:value-type="string" calcext:value-type="string">
            <text:p>tark meel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Üks kolmest meeleseisundist DKT-s, ratsionaalse ja emotsionaalse meele süntees, mis võimaldab teha tasakaalukaid otsuseid, mis arvestavad nii fakte ku...</text:p>
          </table:table-cell>
          <table:table-cell office:value-type="string" calcext:value-type="string">
            <text:p>https://sonaveeb.ee/search/unif/dlall/dkt/wise%20mind</text:p>
          </table:table-cell>
        </table:table-row>
        <table:table-row table:style-name="ro2">
          <table:table-cell office:value-type="string" calcext:value-type="string">
            <text:p>wise mind ACCEPTS</text:p>
          </table:table-cell>
          <table:table-cell office:value-type="string" calcext:value-type="string">
            <text:p>tark meel peab TOETAMA</text:p>
          </table:table-cell>
          <table:table-cell office:value-type="string" calcext:value-type="string">
            <text:p>eki_dkt</text:p>
          </table:table-cell>
          <table:table-cell office:value-type="string" calcext:value-type="string">
            <text:p>psychology/therapy</text:p>
          </table:table-cell>
          <table:table-cell office:value-type="string" calcext:value-type="string">
            <text:p>DKT kriisis ellujäämise oskus, mis seisneb tähelepanu eemalejuhtimises valusalt emotsioonilt või stressisündmuselt, et vältida ohtlikke käitumisi ja v...</text:p>
          </table:table-cell>
          <table:table-cell office:value-type="string" calcext:value-type="string">
            <text:p>https://sonaveeb.ee/search/unif/dlall/dkt/wise%20mind%20ACCEP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0:50:21.423573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6T10:50:33.998173373</dc:date>
    <meta:editing-duration>PT1H22M8S</meta:editing-duration>
    <meta:editing-cycles>2</meta:editing-cycles>
    <meta:generator>LibreOffice/25.2.6.2$Linux_X86_64 LibreOffice_project/520$Build-2</meta:generator>
    <meta:document-statistic meta:table-count="1" meta:cell-count="3387" meta:object-count="0"/>
  </office:meta>
</office:document-meta>
</file>